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50/settings.xml"/>
  <manifest:file-entry manifest:media-type="text/xml" manifest:full-path="Object 150/content.xml"/>
  <manifest:file-entry manifest:media-type="application/vnd.oasis.opendocument.formula" manifest:version="1.2" manifest:full-path="Object 150/"/>
  <manifest:file-entry manifest:media-type="text/xml" manifest:full-path="Object 151/settings.xml"/>
  <manifest:file-entry manifest:media-type="text/xml" manifest:full-path="Object 151/content.xml"/>
  <manifest:file-entry manifest:media-type="" manifest:full-path="Object 151/Configurations2/accelerator/current.xml"/>
  <manifest:file-entry manifest:media-type="application/vnd.sun.xml.ui.configuration" manifest:full-path="Object 151/Configurations2/"/>
  <manifest:file-entry manifest:media-type="application/vnd.oasis.opendocument.formula" manifest:version="1.2" manifest:full-path="Object 151/"/>
  <manifest:file-entry manifest:media-type="text/xml" manifest:full-path="Object 152/settings.xml"/>
  <manifest:file-entry manifest:media-type="text/xml" manifest:full-path="Object 152/content.xml"/>
  <manifest:file-entry manifest:media-type="application/vnd.oasis.opendocument.formula" manifest:version="1.2" manifest:full-path="Object 152/"/>
  <manifest:file-entry manifest:media-type="text/xml" manifest:full-path="Object 153/settings.xml"/>
  <manifest:file-entry manifest:media-type="text/xml" manifest:full-path="Object 153/content.xml"/>
  <manifest:file-entry manifest:media-type="application/vnd.oasis.opendocument.formula" manifest:version="1.2" manifest:full-path="Object 153/"/>
  <manifest:file-entry manifest:media-type="text/xml" manifest:full-path="content.xml"/>
  <manifest:file-entry manifest:media-type="text/xml" manifest:full-path="Object 154/settings.xml"/>
  <manifest:file-entry manifest:media-type="text/xml" manifest:full-path="Object 154/content.xml"/>
  <manifest:file-entry manifest:media-type="application/vnd.oasis.opendocument.formula" manifest:version="1.2" manifest:full-path="Object 154/"/>
  <manifest:file-entry manifest:media-type="text/xml" manifest:full-path="settings.xml"/>
  <manifest:file-entry manifest:media-type="text/xml" manifest:full-path="Object 155/settings.xml"/>
  <manifest:file-entry manifest:media-type="text/xml" manifest:full-path="Object 155/content.xml"/>
  <manifest:file-entry manifest:media-type="application/vnd.oasis.opendocument.formula" manifest:version="1.2" manifest:full-path="Object 155/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156/settings.xml"/>
  <manifest:file-entry manifest:media-type="text/xml" manifest:full-path="Object 156/content.xml"/>
  <manifest:file-entry manifest:media-type="application/vnd.oasis.opendocument.formula" manifest:version="1.2" manifest:full-path="Object 156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157/settings.xml"/>
  <manifest:file-entry manifest:media-type="text/xml" manifest:full-path="Object 157/content.xml"/>
  <manifest:file-entry manifest:media-type="application/vnd.oasis.opendocument.formula" manifest:version="1.2" manifest:full-path="Object 157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158/settings.xml"/>
  <manifest:file-entry manifest:media-type="text/xml" manifest:full-path="Object 158/content.xml"/>
  <manifest:file-entry manifest:media-type="application/vnd.oasis.opendocument.formula" manifest:version="1.2" manifest:full-path="Object 158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meta.xml"/>
  <manifest:file-entry manifest:media-type="text/xml" manifest:full-path="Object 159/settings.xml"/>
  <manifest:file-entry manifest:media-type="text/xml" manifest:full-path="Object 159/content.xml"/>
  <manifest:file-entry manifest:media-type="application/vnd.oasis.opendocument.formula" manifest:version="1.2" manifest:full-path="Object 159/"/>
  <manifest:file-entry manifest:media-type="text/xml" manifest:full-path="Object 54/settings.xml"/>
  <manifest:file-entry manifest:media-type="text/xml" manifest:full-path="Object 54/content.xml"/>
  <manifest:file-entry manifest:media-type="application/vnd.sun.xml.ui.configuration" manifest:full-path="Object 54/Configurations2/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text/xml" manifest:full-path="Object 160/settings.xml"/>
  <manifest:file-entry manifest:media-type="text/xml" manifest:full-path="Object 160/content.xml"/>
  <manifest:file-entry manifest:media-type="application/vnd.oasis.opendocument.formula" manifest:version="1.2" manifest:full-path="Object 160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162/settings.xml"/>
  <manifest:file-entry manifest:media-type="text/xml" manifest:full-path="Object 162/content.xml"/>
  <manifest:file-entry manifest:media-type="application/vnd.oasis.opendocument.formula" manifest:version="1.2" manifest:full-path="Object 162/"/>
  <manifest:file-entry manifest:media-type="text/xml" manifest:full-path="Object 163/settings.xml"/>
  <manifest:file-entry manifest:media-type="text/xml" manifest:full-path="Object 163/content.xml"/>
  <manifest:file-entry manifest:media-type="application/vnd.oasis.opendocument.formula" manifest:version="1.2" manifest:full-path="Object 163/"/>
  <manifest:file-entry manifest:media-type="text/xml" manifest:full-path="Object 164/settings.xml"/>
  <manifest:file-entry manifest:media-type="text/xml" manifest:full-path="Object 164/content.xml"/>
  <manifest:file-entry manifest:media-type="application/vnd.oasis.opendocument.formula" manifest:version="1.2" manifest:full-path="Object 164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165/settings.xml"/>
  <manifest:file-entry manifest:media-type="text/xml" manifest:full-path="Object 165/content.xml"/>
  <manifest:file-entry manifest:media-type="application/vnd.oasis.opendocument.formula" manifest:version="1.2" manifest:full-path="Object 165/"/>
  <manifest:file-entry manifest:media-type="text/xml" manifest:full-path="Object 166/settings.xml"/>
  <manifest:file-entry manifest:media-type="text/xml" manifest:full-path="Object 166/content.xml"/>
  <manifest:file-entry manifest:media-type="application/vnd.sun.xml.ui.configuration" manifest:full-path="Object 166/Configurations2/"/>
  <manifest:file-entry manifest:media-type="application/vnd.oasis.opendocument.formula" manifest:version="1.2" manifest:full-path="Object 166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167/settings.xml"/>
  <manifest:file-entry manifest:media-type="text/xml" manifest:full-path="Object 167/content.xml"/>
  <manifest:file-entry manifest:media-type="" manifest:full-path="Object 167/Configurations2/accelerator/current.xml"/>
  <manifest:file-entry manifest:media-type="application/vnd.sun.xml.ui.configuration" manifest:full-path="Object 167/Configurations2/"/>
  <manifest:file-entry manifest:media-type="application/vnd.oasis.opendocument.formula" manifest:version="1.2" manifest:full-path="Object 167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168/settings.xml"/>
  <manifest:file-entry manifest:media-type="text/xml" manifest:full-path="Object 168/content.xml"/>
  <manifest:file-entry manifest:media-type="application/vnd.oasis.opendocument.formula" manifest:version="1.2" manifest:full-path="Object 168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sun.xml.ui.configuration" manifest:full-path="Object 69/Configurations2/"/>
  <manifest:file-entry manifest:media-type="application/vnd.oasis.opendocument.formula" manifest:version="1.2" manifest:full-path="Object 69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sun.xml.ui.configuration" manifest:full-path="Object 102/Configurations2/"/>
  <manifest:file-entry manifest:media-type="application/vnd.oasis.opendocument.formula" manifest:version="1.2" manifest:full-path="Object 102/"/>
  <manifest:file-entry manifest:media-type="text/xml" manifest:full-path="Object 170/settings.xml"/>
  <manifest:file-entry manifest:media-type="text/xml" manifest:full-path="Object 170/content.xml"/>
  <manifest:file-entry manifest:media-type="application/vnd.oasis.opendocument.formula" manifest:version="1.2" manifest:full-path="Object 170/"/>
  <manifest:file-entry manifest:media-type="text/xml" manifest:full-path="Object 103/settings.xml"/>
  <manifest:file-entry manifest:media-type="text/xml" manifest:full-path="Object 103/cont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text/xml" manifest:full-path="Object 171/settings.xml"/>
  <manifest:file-entry manifest:media-type="text/xml" manifest:full-path="Object 171/content.xml"/>
  <manifest:file-entry manifest:media-type="application/vnd.oasis.opendocument.formula" manifest:version="1.2" manifest:full-path="Object 171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172/settings.xml"/>
  <manifest:file-entry manifest:media-type="text/xml" manifest:full-path="Object 172/content.xml"/>
  <manifest:file-entry manifest:media-type="application/vnd.oasis.opendocument.formula" manifest:version="1.2" manifest:full-path="Object 172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173/settings.xml"/>
  <manifest:file-entry manifest:media-type="text/xml" manifest:full-path="Object 173/content.xml"/>
  <manifest:file-entry manifest:media-type="application/vnd.oasis.opendocument.formula" manifest:version="1.2" manifest:full-path="Object 17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74/settings.xml"/>
  <manifest:file-entry manifest:media-type="text/xml" manifest:full-path="Object 174/content.xml"/>
  <manifest:file-entry manifest:media-type="application/vnd.oasis.opendocument.formula" manifest:version="1.2" manifest:full-path="Object 174/"/>
  <manifest:file-entry manifest:media-type="text/xml" manifest:full-path="Object 107/settings.xml"/>
  <manifest:file-entry manifest:media-type="text/xml" manifest:full-path="Object 107/content.xml"/>
  <manifest:file-entry manifest:media-type="application/vnd.oasis.opendocument.formula" manifest:version="1.2" manifest:full-path="Object 107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70/settings.xml"/>
  <manifest:file-entry manifest:media-type="text/xml" manifest:full-path="Object 70/content.xml"/>
  <manifest:file-entry manifest:media-type="application/vnd.sun.xml.ui.configuration" manifest:full-path="Object 70/Configurations2/"/>
  <manifest:file-entry manifest:media-type="application/vnd.oasis.opendocument.formula" manifest:version="1.2" manifest:full-path="Object 70/"/>
  <manifest:file-entry manifest:media-type="text/xml" manifest:full-path="Object 108/settings.xml"/>
  <manifest:file-entry manifest:media-type="text/xml" manifest:full-path="Object 108/content.xml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application/vnd.oasis.opendocument.formula" manifest:version="1.2" manifest:full-path="Object 108/"/>
  <manifest:file-entry manifest:media-type="text/xml" manifest:full-path="Object 176/settings.xml"/>
  <manifest:file-entry manifest:media-type="text/xml" manifest:full-path="Object 176/content.xml"/>
  <manifest:file-entry manifest:media-type="application/vnd.oasis.opendocument.formula" manifest:version="1.2" manifest:full-path="Object 176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text/xml" manifest:full-path="Object 109/settings.xml"/>
  <manifest:file-entry manifest:media-type="text/xml" manifest:full-path="Object 109/content.xml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application/vnd.oasis.opendocument.formula" manifest:version="1.2" manifest:full-path="Object 109/"/>
  <manifest:file-entry manifest:media-type="text/xml" manifest:full-path="Object 177/settings.xml"/>
  <manifest:file-entry manifest:media-type="text/xml" manifest:full-path="Object 177/content.xml"/>
  <manifest:file-entry manifest:media-type="application/vnd.oasis.opendocument.formula" manifest:version="1.2" manifest:full-path="Object 177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178/settings.xml"/>
  <manifest:file-entry manifest:media-type="text/xml" manifest:full-path="Object 178/content.xml"/>
  <manifest:file-entry manifest:media-type="application/vnd.oasis.opendocument.formula" manifest:version="1.2" manifest:full-path="Object 178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179/settings.xml"/>
  <manifest:file-entry manifest:media-type="text/xml" manifest:full-path="Object 179/content.xml"/>
  <manifest:file-entry manifest:media-type="application/vnd.oasis.opendocument.formula" manifest:version="1.2" manifest:full-path="Object 179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sun.xml.ui.configuration" manifest:full-path="Object 78/Configurations2/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application/vnd.sun.xml.ui.configuration" manifest:full-path="Object 111/Configurations2/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text/xml" manifest:full-path="Object 112/content.xml"/>
  <manifest:file-entry manifest:media-type="application/vnd.sun.xml.ui.configuration" manifest:full-path="Object 112/Configurations2/"/>
  <manifest:file-entry manifest:media-type="application/vnd.oasis.opendocument.formula" manifest:version="1.2" manifest:full-path="Object 112/"/>
  <manifest:file-entry manifest:media-type="text/xml" manifest:full-path="Object 180/settings.xml"/>
  <manifest:file-entry manifest:media-type="text/xml" manifest:full-path="Object 180/content.xml"/>
  <manifest:file-entry manifest:media-type="application/vnd.oasis.opendocument.formula" manifest:version="1.2" manifest:full-path="Object 180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81/settings.xml"/>
  <manifest:file-entry manifest:media-type="text/xml" manifest:full-path="Object 181/content.xml"/>
  <manifest:file-entry manifest:media-type="application/vnd.oasis.opendocument.formula" manifest:version="1.2" manifest:full-path="Object 181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182/settings.xml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text/xml" manifest:full-path="Object 115/settings.xml"/>
  <manifest:file-entry manifest:media-type="text/xml" manifest:full-path="Object 115/content.xml"/>
  <manifest:file-entry manifest:media-type="application/vnd.oasis.opendocument.formula" manifest:version="1.2" manifest:full-path="Object 115/"/>
  <manifest:file-entry manifest:media-type="text/xml" manifest:full-path="Object 183/settings.xml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6/settings.xml"/>
  <manifest:file-entry manifest:media-type="text/xml" manifest:full-path="Object 116/content.xml"/>
  <manifest:file-entry manifest:media-type="application/vnd.oasis.opendocument.formula" manifest:version="1.2" manifest:full-path="Object 116/"/>
  <manifest:file-entry manifest:media-type="text/xml" manifest:full-path="Object 184/settings.xml"/>
  <manifest:file-entry manifest:media-type="text/xml" manifest:full-path="Object 184/content.xml"/>
  <manifest:file-entry manifest:media-type="application/vnd.sun.xml.ui.configuration" manifest:full-path="Object 184/Configurations2/"/>
  <manifest:file-entry manifest:media-type="application/vnd.oasis.opendocument.formula" manifest:version="1.2" manifest:full-path="Object 184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185/settings.xml"/>
  <manifest:file-entry manifest:media-type="text/xml" manifest:full-path="Object 185/content.xml"/>
  <manifest:file-entry manifest:media-type="application/vnd.oasis.opendocument.formula" manifest:version="1.2" manifest:full-path="Object 185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186/settings.xml"/>
  <manifest:file-entry manifest:media-type="text/xml" manifest:full-path="Object 186/content.xml"/>
  <manifest:file-entry manifest:media-type="application/vnd.oasis.opendocument.formula" manifest:version="1.2" manifest:full-path="Object 186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119/settings.xml"/>
  <manifest:file-entry manifest:media-type="text/xml" manifest:full-path="Object 119/content.xml"/>
  <manifest:file-entry manifest:media-type="application/vnd.oasis.opendocument.formula" manifest:version="1.2" manifest:full-path="Object 119/"/>
  <manifest:file-entry manifest:media-type="text/xml" manifest:full-path="Object 187/settings.xml"/>
  <manifest:file-entry manifest:media-type="text/xml" manifest:full-path="Object 187/content.xml"/>
  <manifest:file-entry manifest:media-type="application/vnd.sun.xml.ui.configuration" manifest:full-path="Object 187/Configurations2/"/>
  <manifest:file-entry manifest:media-type="application/vnd.oasis.opendocument.formula" manifest:version="1.2" manifest:full-path="Object 187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" manifest:full-path="Pictures/20000007000039E200005A2017148597.svm"/>
  <manifest:file-entry manifest:media-type="" manifest:full-path="Pictures/2000000700005D290000471CF7583BF5.svm"/>
  <manifest:file-entry manifest:media-type="" manifest:full-path="Pictures/2000000700005B8200003FAB0AD3BAEB.svm"/>
  <manifest:file-entry manifest:media-type="" manifest:full-path="Pictures/20000007000058C00000471C8A6FB3C8.svm"/>
  <manifest:file-entry manifest:media-type="" manifest:full-path="Pictures/2000000700002CA70000426DED03133D.svm"/>
  <manifest:file-entry manifest:media-type="" manifest:full-path="Pictures/2000000700003CA3000032B7605DE7B3.svm"/>
  <manifest:file-entry manifest:media-type="" manifest:full-path="Pictures/2000000700002B8D00003B42FAB6AD74.svm"/>
  <manifest:file-entry manifest:media-type="" manifest:full-path="Pictures/2000000700003A28000031106FB2740B.svm"/>
  <manifest:file-entry manifest:media-type="" manifest:full-path="Pictures/20000007000084D9000071D4CDA8D146.svm"/>
  <manifest:file-entry manifest:media-type="" manifest:full-path="Pictures/2000000700002FAF0000327120DBDC94.svm"/>
  <manifest:file-entry manifest:media-type="" manifest:full-path="Pictures/2000000700003A2800002E4E5F181B70.svm"/>
  <manifest:file-entry manifest:media-type="text/xml" manifest:full-path="Object 189/settings.xml"/>
  <manifest:file-entry manifest:media-type="text/xml" manifest:full-path="Object 189/content.xml"/>
  <manifest:file-entry manifest:media-type="application/vnd.oasis.opendocument.formula" manifest:version="1.2" manifest:full-path="Object 189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87/settings.xml"/>
  <manifest:file-entry manifest:media-type="text/xml" manifest:full-path="Object 87/content.xml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20/settings.xml"/>
  <manifest:file-entry manifest:media-type="text/xml" manifest:full-path="Object 120/content.xml"/>
  <manifest:file-entry manifest:media-type="application/vnd.oasis.opendocument.formula" manifest:version="1.2" manifest:full-path="Object 120/"/>
  <manifest:file-entry manifest:media-type="text/xml" manifest:full-path="Object 121/settings.xml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90/settings.xml"/>
  <manifest:file-entry manifest:media-type="text/xml" manifest:full-path="Object 190/content.xml"/>
  <manifest:file-entry manifest:media-type="application/vnd.oasis.opendocument.formula" manifest:version="1.2" manifest:full-path="Object 190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191/settings.xml"/>
  <manifest:file-entry manifest:media-type="text/xml" manifest:full-path="Object 191/content.xml"/>
  <manifest:file-entry manifest:media-type="application/vnd.oasis.opendocument.formula" manifest:version="1.2" manifest:full-path="Object 191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25/settings.xml"/>
  <manifest:file-entry manifest:media-type="text/xml" manifest:full-path="Object 125/content.xml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126/settings.xml"/>
  <manifest:file-entry manifest:media-type="text/xml" manifest:full-path="Object 126/content.xml"/>
  <manifest:file-entry manifest:media-type="application/vnd.oasis.opendocument.formula" manifest:version="1.2" manifest:full-path="Object 126/"/>
  <manifest:file-entry manifest:media-type="text/xml" manifest:full-path="Object 194/settings.xml"/>
  <manifest:file-entry manifest:media-type="text/xml" manifest:full-path="Object 194/content.xml"/>
  <manifest:file-entry manifest:media-type="application/vnd.oasis.opendocument.formula" manifest:version="1.2" manifest:full-path="Object 194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127/settings.xml"/>
  <manifest:file-entry manifest:media-type="text/xml" manifest:full-path="Object 127/content.xml"/>
  <manifest:file-entry manifest:media-type="application/vnd.oasis.opendocument.formula" manifest:version="1.2" manifest:full-path="Object 127/"/>
  <manifest:file-entry manifest:media-type="text/xml" manifest:full-path="Object 195/settings.xml"/>
  <manifest:file-entry manifest:media-type="text/xml" manifest:full-path="Object 195/content.xml"/>
  <manifest:file-entry manifest:media-type="application/vnd.oasis.opendocument.formula" manifest:version="1.2" manifest:full-path="Object 195/"/>
  <manifest:file-entry manifest:media-type="text/xml" manifest:full-path="Object 128/settings.xml"/>
  <manifest:file-entry manifest:media-type="text/xml" manifest:full-path="Object 128/content.xml"/>
  <manifest:file-entry manifest:media-type="application/vnd.oasis.opendocument.formula" manifest:version="1.2" manifest:full-path="Object 12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196/settings.xml"/>
  <manifest:file-entry manifest:media-type="text/xml" manifest:full-path="Object 196/content.xml"/>
  <manifest:file-entry manifest:media-type="application/vnd.sun.xml.ui.configuration" manifest:full-path="Object 196/Configurations2/"/>
  <manifest:file-entry manifest:media-type="application/vnd.oasis.opendocument.formula" manifest:version="1.2" manifest:full-path="Object 196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Object 92/settings.xml"/>
  <manifest:file-entry manifest:media-type="text/xml" manifest:full-path="Object 92/content.xml"/>
  <manifest:file-entry manifest:media-type="application/vnd.oasis.opendocument.formula" manifest:version="1.2" manifest:full-path="Object 92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197/settings.xml"/>
  <manifest:file-entry manifest:media-type="text/xml" manifest:full-path="Object 197/content.xml"/>
  <manifest:file-entry manifest:media-type="application/vnd.oasis.opendocument.formula" manifest:version="1.2" manifest:full-path="Object 197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198/settings.xml"/>
  <manifest:file-entry manifest:media-type="text/xml" manifest:full-path="Object 198/content.xml"/>
  <manifest:file-entry manifest:media-type="application/vnd.sun.xml.ui.configuration" manifest:full-path="Object 198/Configurations2/"/>
  <manifest:file-entry manifest:media-type="application/vnd.oasis.opendocument.formula" manifest:version="1.2" manifest:full-path="Object 198/"/>
  <manifest:file-entry manifest:media-type="text/xml" manifest:full-path="Object 200/settings.xml"/>
  <manifest:file-entry manifest:media-type="text/xml" manifest:full-path="Object 200/content.xml"/>
  <manifest:file-entry manifest:media-type="application/vnd.oasis.opendocument.formula" manifest:version="1.2" manifest:full-path="Object 200/"/>
  <manifest:file-entry manifest:media-type="text/xml" manifest:full-path="styles.xml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199/settings.xml"/>
  <manifest:file-entry manifest:media-type="text/xml" manifest:full-path="Object 199/content.xml"/>
  <manifest:file-entry manifest:media-type="application/vnd.sun.xml.ui.configuration" manifest:full-path="Object 199/Configurations2/"/>
  <manifest:file-entry manifest:media-type="application/vnd.oasis.opendocument.formula" manifest:version="1.2" manifest:full-path="Object 199/"/>
  <manifest:file-entry manifest:media-type="text/xml" manifest:full-path="Object 201/settings.xml"/>
  <manifest:file-entry manifest:media-type="text/xml" manifest:full-path="Object 201/content.xml"/>
  <manifest:file-entry manifest:media-type="application/vnd.oasis.opendocument.formula" manifest:version="1.2" manifest:full-path="Object 201/"/>
  <manifest:file-entry manifest:media-type="text/xml" manifest:full-path="Object 95/settings.xml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02/settings.xml"/>
  <manifest:file-entry manifest:media-type="text/xml" manifest:full-path="Object 202/content.xml"/>
  <manifest:file-entry manifest:media-type="application/vnd.oasis.opendocument.formula" manifest:version="1.2" manifest:full-path="Object 202/"/>
  <manifest:file-entry manifest:media-type="text/xml" manifest:full-path="Object 96/settings.xml"/>
  <manifest:file-entry manifest:media-type="text/xml" manifest:full-path="Object 96/content.xml"/>
  <manifest:file-entry manifest:media-type="application/vnd.oasis.opendocument.formula" manifest:version="1.2" manifest:full-path="Object 96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text/xml" manifest:full-path="Object 97/settings.xml"/>
  <manifest:file-entry manifest:media-type="text/xml" manifest:full-path="Object 97/content.xml"/>
  <manifest:file-entry manifest:media-type="application/vnd.oasis.opendocument.formula" manifest:version="1.2" manifest:full-path="Object 97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Object 204/settings.xml"/>
  <manifest:file-entry manifest:media-type="text/xml" manifest:full-path="Object 204/content.xml"/>
  <manifest:file-entry manifest:media-type="application/vnd.oasis.opendocument.formula" manifest:version="1.2" manifest:full-path="Object 204/"/>
  <manifest:file-entry manifest:media-type="text/xml" manifest:full-path="Object 98/settings.xml"/>
  <manifest:file-entry manifest:media-type="text/xml" manifest:full-path="Object 98/content.xml"/>
  <manifest:file-entry manifest:media-type="application/vnd.sun.xml.ui.configuration" manifest:full-path="Object 98/Configurations2/"/>
  <manifest:file-entry manifest:media-type="application/vnd.oasis.opendocument.formula" manifest:version="1.2" manifest:full-path="Object 98/"/>
  <manifest:file-entry manifest:media-type="text/xml" manifest:full-path="Object 205/settings.xml"/>
  <manifest:file-entry manifest:media-type="text/xml" manifest:full-path="Object 205/content.xml"/>
  <manifest:file-entry manifest:media-type="application/vnd.oasis.opendocument.formula" manifest:version="1.2" manifest:full-path="Object 205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207/settings.xml"/>
  <manifest:file-entry manifest:media-type="text/xml" manifest:full-path="Object 207/content.xml"/>
  <manifest:file-entry manifest:media-type="application/vnd.sun.xml.ui.configuration" manifest:full-path="Object 207/Configurations2/"/>
  <manifest:file-entry manifest:media-type="application/vnd.oasis.opendocument.formula" manifest:version="1.2" manifest:full-path="Object 207/"/>
  <manifest:file-entry manifest:media-type="text/xml" manifest:full-path="Object 208/settings.xml"/>
  <manifest:file-entry manifest:media-type="text/xml" manifest:full-path="Object 208/content.xml"/>
  <manifest:file-entry manifest:media-type="application/vnd.oasis.opendocument.formula" manifest:version="1.2" manifest:full-path="Object 208/"/>
  <manifest:file-entry manifest:media-type="text/xml" manifest:full-path="Object 209/settings.xml"/>
  <manifest:file-entry manifest:media-type="text/xml" manifest:full-path="Object 209/content.xml"/>
  <manifest:file-entry manifest:media-type="application/vnd.oasis.opendocument.formula" manifest:version="1.2" manifest:full-path="Object 209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text/xml" manifest:full-path="Object 132/content.xml"/>
  <manifest:file-entry manifest:media-type="application/vnd.oasis.opendocument.formula" manifest:version="1.2" manifest:full-path="Object 132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134/settings.xml"/>
  <manifest:file-entry manifest:media-type="text/xml" manifest:full-path="Object 134/content.xml"/>
  <manifest:file-entry manifest:media-type="application/vnd.oasis.opendocument.formula" manifest:version="1.2" manifest:full-path="Object 134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35/settings.xml"/>
  <manifest:file-entry manifest:media-type="text/xml" manifest:full-path="Object 135/content.xml"/>
  <manifest:file-entry manifest:media-type="application/vnd.oasis.opendocument.formula" manifest:version="1.2" manifest:full-path="Object 135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136/settings.xml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137/settings.xml"/>
  <manifest:file-entry manifest:media-type="text/xml" manifest:full-path="Object 137/content.xml"/>
  <manifest:file-entry manifest:media-type="application/vnd.oasis.opendocument.formula" manifest:version="1.2" manifest:full-path="Object 137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210/settings.xml"/>
  <manifest:file-entry manifest:media-type="text/xml" manifest:full-path="Object 210/content.xml"/>
  <manifest:file-entry manifest:media-type="" manifest:full-path="Object 210/Configurations2/accelerator/current.xml"/>
  <manifest:file-entry manifest:media-type="application/vnd.sun.xml.ui.configuration" manifest:full-path="Object 210/Configurations2/"/>
  <manifest:file-entry manifest:media-type="application/vnd.oasis.opendocument.formula" manifest:version="1.2" manifest:full-path="Object 210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211/settings.xml"/>
  <manifest:file-entry manifest:media-type="text/xml" manifest:full-path="Object 211/content.xml"/>
  <manifest:file-entry manifest:media-type="application/vnd.oasis.opendocument.formula" manifest:version="1.2" manifest:full-path="Object 2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212/settings.xml"/>
  <manifest:file-entry manifest:media-type="text/xml" manifest:full-path="Object 212/content.xml"/>
  <manifest:file-entry manifest:media-type="application/vnd.oasis.opendocument.formula" manifest:version="1.2" manifest:full-path="Object 212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213/settings.xml"/>
  <manifest:file-entry manifest:media-type="text/xml" manifest:full-path="Object 213/content.xml"/>
  <manifest:file-entry manifest:media-type="application/vnd.oasis.opendocument.formula" manifest:version="1.2" manifest:full-path="Object 213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214/settings.xml"/>
  <manifest:file-entry manifest:media-type="text/xml" manifest:full-path="Object 214/content.xml"/>
  <manifest:file-entry manifest:media-type="application/vnd.oasis.opendocument.formula" manifest:version="1.2" manifest:full-path="Object 214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0/settings.xml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text/xml" manifest:full-path="Object 141/settings.xml"/>
  <manifest:file-entry manifest:media-type="text/xml" manifest:full-path="Object 141/content.xml"/>
  <manifest:file-entry manifest:media-type="application/vnd.oasis.opendocument.formula" manifest:version="1.2" manifest:full-path="Object 141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143/settings.xml"/>
  <manifest:file-entry manifest:media-type="text/xml" manifest:full-path="Object 143/content.xml"/>
  <manifest:file-entry manifest:media-type="" manifest:full-path="Object 143/Configurations2/accelerator/current.xml"/>
  <manifest:file-entry manifest:media-type="application/vnd.sun.xml.ui.configuration" manifest:full-path="Object 143/Configurations2/"/>
  <manifest:file-entry manifest:media-type="application/vnd.oasis.opendocument.formula" manifest:version="1.2" manifest:full-path="Object 143/"/>
  <manifest:file-entry manifest:media-type="text/xml" manifest:full-path="Object 144/settings.xml"/>
  <manifest:file-entry manifest:media-type="text/xml" manifest:full-path="Object 144/content.xml"/>
  <manifest:file-entry manifest:media-type="application/vnd.oasis.opendocument.formula" manifest:version="1.2" manifest:full-path="Object 144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text/xml" manifest:full-path="Object 41/settings.xml"/>
  <manifest:file-entry manifest:media-type="text/xml" manifest:full-path="Object 41/cont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text/xml" manifest:full-path="Object 146/settings.xml"/>
  <manifest:file-entry manifest:media-type="text/xml" manifest:full-path="Object 146/content.xml"/>
  <manifest:file-entry manifest:media-type="application/vnd.oasis.opendocument.formula" manifest:version="1.2" manifest:full-path="Object 146/"/>
  <manifest:file-entry manifest:media-type="text/xml" manifest:full-path="Object 42/settings.xml"/>
  <manifest:file-entry manifest:media-type="text/xml" manifest:full-path="Object 42/cont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147/settings.xml"/>
  <manifest:file-entry manifest:media-type="text/xml" manifest:full-path="Object 147/content.xml"/>
  <manifest:file-entry manifest:media-type="application/vnd.oasis.opendocument.formula" manifest:version="1.2" manifest:full-path="Object 147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148/settings.xml"/>
  <manifest:file-entry manifest:media-type="text/xml" manifest:full-path="Object 148/content.xml"/>
  <manifest:file-entry manifest:media-type="" manifest:full-path="Object 148/Configurations2/accelerator/current.xml"/>
  <manifest:file-entry manifest:media-type="application/vnd.sun.xml.ui.configuration" manifest:full-path="Object 148/Configurations2/"/>
  <manifest:file-entry manifest:media-type="application/vnd.oasis.opendocument.formula" manifest:version="1.2" manifest:full-path="Object 148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149/settings.xml"/>
  <manifest:file-entry manifest:media-type="text/xml" manifest:full-path="Object 149/content.xml"/>
  <manifest:file-entry manifest:media-type="" manifest:full-path="Object 149/Configurations2/accelerator/current.xml"/>
  <manifest:file-entry manifest:media-type="application/vnd.sun.xml.ui.configuration" manifest:full-path="Object 149/Configurations2/"/>
  <manifest:file-entry manifest:media-type="application/vnd.oasis.opendocument.formula" manifest:version="1.2" manifest:full-path="Object 149/"/>
  <manifest:file-entry manifest:media-type="text/xml" manifest:full-path="Object 45/settings.xml"/>
  <manifest:file-entry manifest:media-type="text/xml" manifest:full-path="Object 45/cont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123cm" style:rel-column-width="31289*"/>
    </style:style>
    <style:style style:name="Tableau2.B" style:family="table-column">
      <style:table-column-properties style:column-width="8.89cm" style:rel-column-width="34246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14" style:family="table">
      <style:table-properties style:width="16.96cm" table:align="left"/>
    </style:style>
    <style:style style:name="Tableau14.A" style:family="table-column">
      <style:table-column-properties style:column-width="5.666cm"/>
    </style:style>
    <style:style style:name="Tableau14.B" style:family="table-column">
      <style:table-column-properties style:column-width="5.667cm"/>
    </style:style>
    <style:style style:name="Tableau14.C" style:family="table-column">
      <style:table-column-properties style:column-width="5.627cm"/>
    </style:style>
    <style:style style:name="Tableau1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B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2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4.C2" style:family="table-cell">
      <style:table-cell-properties style:vertical-align="middle" fo:padding="0.097cm" fo:border="0.05pt solid #000000"/>
    </style:style>
    <style:style style:name="Tableau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11.377cm" style:rel-column-width="43825*"/>
    </style:style>
    <style:style style:name="Tableau5.B" style:family="table-column">
      <style:table-column-properties style:column-width="5.636cm" style:rel-column-width="21710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e6e6e6" fo:padding="0.097cm" fo:border="none">
        <style:background-image/>
      </style:table-cell-properties>
    </style:style>
    <style:style style:name="Tableau7" style:family="table">
      <style:table-properties style:width="7.011cm" table:align="left" style:may-break-between-rows="false"/>
    </style:style>
    <style:style style:name="Tableau7.A" style:family="table-column">
      <style:table-column-properties style:column-width="1.057cm"/>
    </style:style>
    <style:style style:name="Tableau7.B" style:family="table-column">
      <style:table-column-properties style:column-width="0.42cm"/>
    </style:style>
    <style:style style:name="Tableau7.C" style:family="table-column">
      <style:table-column-properties style:column-width="1.566cm"/>
    </style:style>
    <style:style style:name="Tableau7.D" style:family="table-column">
      <style:table-column-properties style:column-width="1.64cm"/>
    </style:style>
    <style:style style:name="Tableau7.E" style:family="table-column">
      <style:table-column-properties style:column-width="1.773cm"/>
    </style:style>
    <style:style style:name="Tableau7.F" style:family="table-column">
      <style:table-column-properties style:column-width="0.556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7.E1" style:family="table-cell">
      <style:table-cell-properties fo:padding="0.097cm" fo:border-left="none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F2" style:family="table-cell">
      <style:table-cell-properties fo:padding="0.097cm" fo:border-left="none" fo:border-right="0.05pt solid #000000" fo:border-top="none" fo:border-bottom="0.05pt solid #000000"/>
    </style:style>
    <style:style style:name="Tableau7.3" style:family="table-row">
      <style:table-row-properties style:row-height="1.6cm"/>
    </style:style>
    <style:style style:name="Tableau7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7.D3" style:family="table-cell">
      <style:table-cell-properties style:vertical-align="top" fo:padding="0.097cm" fo:border-left="none" fo:border-right="none" fo:border-top="none" fo:border-bottom="0.05pt solid #000000"/>
    </style:style>
    <style:style style:name="Tableau7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8" style:family="table">
      <style:table-properties style:width="7.011cm" table:align="left" style:may-break-between-rows="false"/>
    </style:style>
    <style:style style:name="Tableau8.A" style:family="table-column">
      <style:table-column-properties style:column-width="1.057cm"/>
    </style:style>
    <style:style style:name="Tableau8.B" style:family="table-column">
      <style:table-column-properties style:column-width="0.42cm"/>
    </style:style>
    <style:style style:name="Tableau8.C" style:family="table-column">
      <style:table-column-properties style:column-width="1.566cm"/>
    </style:style>
    <style:style style:name="Tableau8.D" style:family="table-column">
      <style:table-column-properties style:column-width="1.64cm"/>
    </style:style>
    <style:style style:name="Tableau8.E" style:family="table-column">
      <style:table-column-properties style:column-width="1.799cm"/>
    </style:style>
    <style:style style:name="Tableau8.F" style:family="table-column">
      <style:table-column-properties style:column-width="0.529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none" fo:border-right="none" fo:border-top="0.05pt solid #000000" fo:border-bottom="0.05pt solid #000000"/>
    </style:style>
    <style:style style:name="Tableau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8.E1" style:family="table-cell">
      <style:table-cell-properties fo:padding="0.097cm" fo:border-left="none" fo:border-right="none" fo:border-top="0.05pt solid #000000" fo:border-bottom="0.05pt solid #000000"/>
    </style:style>
    <style:style style:name="Tableau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F2" style:family="table-cell">
      <style:table-cell-properties fo:padding="0.097cm" fo:border-left="none" fo:border-right="0.05pt solid #000000" fo:border-top="none" fo:border-bottom="0.05pt solid #000000"/>
    </style:style>
    <style:style style:name="Tableau8.3" style:family="table-row">
      <style:table-row-properties style:row-height="1.6cm"/>
    </style:style>
    <style:style style:name="Tableau8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8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8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-left="none" fo:border-right="0.05pt solid #000000" fo:border-top="none" fo:border-bottom="none"/>
    </style:style>
    <style:style style:name="Tableau9.B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12.621cm" style:rel-column-width="48616*"/>
    </style:style>
    <style:style style:name="Tableau10.B" style:family="table-column">
      <style:table-column-properties style:column-width="4.392cm" style:rel-column-width="16919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style:vertical-align="bottom" fo:padding="0.097cm" fo:border="none"/>
    </style:style>
    <style:style style:name="Tableau12.B1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paragraph-properties fo:text-align="start" style:justify-single-word="false"/>
      <style:text-properties style:font-name="Times"/>
    </style:style>
    <style:style style:name="P5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" fo:font-style="italic" style:font-style-asian="italic" style:font-style-complex="italic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font-style="italic" style:text-underline-style="none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position="0% 100%" fo:font-style="normal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OpenSymbol1"/>
    </style:style>
    <style:style style:name="P18" style:family="paragraph" style:parent-style-name="Standard">
      <style:text-properties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8" style:family="paragraph" style:parent-style-name="Table_20_Contents">
      <style:text-properties fo:font-size="3pt" style:font-size-asian="2.59999990463257pt" style:font-size-complex="3pt"/>
    </style:style>
    <style:style style:name="P29" style:family="paragraph" style:parent-style-name="Table_20_Contents">
      <style:paragraph-properties fo:background-color="#e6e6e6">
        <style:background-image/>
      </style:paragraph-properties>
    </style:style>
    <style:style style:name="P30" style:family="paragraph" style:parent-style-name="Table_20_Contents">
      <style:paragraph-properties fo:background-color="#e6e6e6">
        <style:background-image/>
      </style:paragraph-properties>
      <style:text-properties style:font-name="Times"/>
    </style:style>
    <style:style style:name="P31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tyle="italic"/>
    </style:style>
    <style:style style:name="P32" style:family="paragraph" style:parent-style-name="Table_20_Contents">
      <style:paragraph-properties fo:text-align="center" style:justify-single-word="false" fo:background-color="#e6e6e6">
        <style:background-image/>
      </style:paragraph-properties>
    </style:style>
    <style:style style:name="P33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background-color="#e6e6e6">
        <style:background-image/>
      </style:paragraph-properties>
    </style:style>
    <style:style style:name="P35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39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40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style:paragraph-properties fo:text-align="start" style:justify-single-word="false" fo:background-color="#e6e6e6">
        <style:background-image/>
      </style:paragraph-properties>
    </style:style>
    <style:style style:name="P42" style:family="paragraph" style:parent-style-name="Table_20_Heading">
      <style:paragraph-properties fo:background-color="#e6e6e6">
        <style:background-image/>
      </style:paragraph-properties>
    </style:style>
    <style:style style:name="P43" style:family="paragraph" style:parent-style-name="Table_20_Heading">
      <style:paragraph-properties fo:text-align="center" style:justify-single-word="false" fo:background-color="#e6e6e6">
        <style:background-image/>
      </style:paragraph-properties>
      <style:text-properties fo:font-style="italic" fo:font-weight="normal"/>
    </style:style>
    <style:style style:name="P44" style:family="paragraph" style:parent-style-name="Table_20_Heading">
      <style:paragraph-properties fo:text-align="center" style:justify-single-word="false" fo:background-color="#e6e6e6">
        <style:background-image/>
      </style:paragraph-properties>
      <style:text-properties fo:font-style="normal" fo:font-weight="normal"/>
    </style:style>
    <style:style style:name="P45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style:font-name="Times" fo:font-size="18pt" fo:font-weight="bold" style:font-size-asian="18pt" style:font-weight-asian="bold" style:font-size-complex="18pt" style:font-weight-complex="bold"/>
    </style:style>
    <style:style style:name="P46" style:family="paragraph" style:parent-style-name="Standard">
      <style:paragraph-properties fo:background-color="transparent">
        <style:background-image/>
      </style:paragraph-properties>
    </style:style>
    <style:style style:name="P4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 New Roman" fo:font-style="normal" style:font-style-asian="normal" style:font-style-complex="normal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imes New Roman"/>
    </style:style>
    <style:style style:name="P56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position="0% 100%" style:font-name="OpenSymbol2" fo:font-style="normal" style:font-style-asian="normal" style:font-style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 style:list-style-name="L4"/>
    <style:style style:name="P61" style:family="paragraph" style:parent-style-name="Standard" style:list-style-name="L4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2" style:family="paragraph" style:parent-style-name="Standard" style:list-style-name="L9"/>
    <style:style style:name="P63" style:family="paragraph" style:parent-style-name="Standard" style:list-style-name="L9">
      <style:text-properties style:font-name="Times"/>
    </style:style>
    <style:style style:name="P64" style:family="paragraph" style:parent-style-name="Standard" style:list-style-name="L9">
      <style:paragraph-properties fo:text-align="center" style:justify-single-word="false"/>
    </style:style>
    <style:style style:name="P65" style:family="paragraph" style:parent-style-name="Standard" style:list-style-name="L14">
      <style:paragraph-properties fo:text-align="center" style:justify-single-word="false"/>
    </style:style>
    <style:style style:name="P66" style:family="paragraph" style:parent-style-name="Standard" style:list-style-name="L13">
      <style:paragraph-properties fo:text-align="start" style:justify-single-word="false"/>
    </style:style>
    <style:style style:name="P67" style:family="paragraph" style:parent-style-name="Standard" style:list-style-name="L14">
      <style:paragraph-properties fo:text-align="start" style:justify-single-word="false"/>
    </style:style>
    <style:style style:name="P68" style:family="paragraph" style:parent-style-name="Standard" style:list-style-name="L15">
      <style:paragraph-properties fo:text-align="start" style:justify-single-word="false"/>
    </style:style>
    <style:style style:name="P69" style:family="paragraph" style:parent-style-name="Standard" style:list-style-name="L1">
      <style:paragraph-properties fo:background-color="#e6e6e6">
        <style:background-image/>
      </style:paragraph-properties>
    </style:style>
    <style:style style:name="P70" style:family="paragraph" style:parent-style-name="Standard" style:list-style-name="L3">
      <style:paragraph-properties fo:background-color="#e6e6e6">
        <style:background-image/>
      </style:paragraph-properties>
    </style:style>
    <style:style style:name="P71" style:family="paragraph" style:parent-style-name="Standard" style:list-style-name="L5">
      <style:paragraph-properties fo:background-color="#e6e6e6">
        <style:background-image/>
      </style:paragraph-properties>
    </style:style>
    <style:style style:name="P72" style:family="paragraph" style:parent-style-name="Standard" style:list-style-name="L6">
      <style:paragraph-properties fo:background-color="#e6e6e6">
        <style:background-image/>
      </style:paragraph-properties>
    </style:style>
    <style:style style:name="P73" style:family="paragraph" style:parent-style-name="Standard" style:list-style-name="L7">
      <style:paragraph-properties fo:background-color="#e6e6e6">
        <style:background-image/>
      </style:paragraph-properties>
      <style:text-properties style:font-name="Times"/>
    </style:style>
    <style:style style:name="P74" style:family="paragraph" style:parent-style-name="Standard" style:list-style-name="L8">
      <style:paragraph-properties fo:background-color="#e6e6e6">
        <style:background-image/>
      </style:paragraph-properties>
    </style:style>
    <style:style style:name="P75" style:family="paragraph" style:parent-style-name="Standard" style:list-style-name="L10">
      <style:paragraph-properties fo:background-color="#e6e6e6">
        <style:background-image/>
      </style:paragraph-properties>
    </style:style>
    <style:style style:name="P76" style:family="paragraph" style:parent-style-name="Standard" style:list-style-name="L11">
      <style:paragraph-properties fo:background-color="#e6e6e6">
        <style:background-image/>
      </style:paragraph-properties>
    </style:style>
    <style:style style:name="P77" style:family="paragraph" style:parent-style-name="Standard" style:list-style-name="L11">
      <style:paragraph-properties fo:text-align="center" style:justify-single-word="false" fo:background-color="#e6e6e6">
        <style:background-image/>
      </style:paragraph-properties>
    </style:style>
    <style:style style:name="P78" style:family="paragraph" style:parent-style-name="Standard" style:list-style-name="L12">
      <style:paragraph-properties fo:text-align="start" style:justify-single-word="false" fo:background-color="#e6e6e6">
        <style:background-image/>
      </style:paragraph-properties>
    </style:style>
    <style:style style:name="P79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</style:style>
    <style:style style:name="P80" style:family="paragraph" style:parent-style-name="Heading_20_1">
      <style:text-properties style:text-underline-style="solid" style:text-underline-width="auto" style:text-underline-color="font-color"/>
    </style:style>
    <style:style style:name="P8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82" style:family="paragraph" style:parent-style-name="Heading_20_2">
      <style:text-properties style:text-underline-style="solid" style:text-underline-width="auto" style:text-underline-color="font-color"/>
    </style:style>
    <style:style style:name="P83" style:family="paragraph" style:parent-style-name="Heading_20_2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4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85" style:family="paragraph" style:parent-style-name="Heading_20_3">
      <style:text-properties style:text-underline-style="solid" style:text-underline-width="auto" style:text-underline-color="font-color"/>
    </style:style>
    <style:style style:name="P86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87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88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Times New Roman1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style:font-name="Atalante" fo:font-style="normal" style:font-style-asian="normal" style:font-style-complex="normal"/>
    </style:style>
    <style:style style:name="T9" style:family="text">
      <style:text-properties style:text-position="0% 100%" fo:font-style="italic" style:font-style-asian="normal" style:font-style-complex="normal"/>
    </style:style>
    <style:style style:name="T10" style:family="text">
      <style:text-properties style:text-position="0% 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font-name="Atalante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Times"/>
    </style:style>
    <style:style style:name="T20" style:family="text">
      <style:text-properties style:font-name="Times" fo:font-style="normal" style:font-style-asian="normal" style:font-style-complex="normal"/>
    </style:style>
    <style:style style:name="T21" style:family="text">
      <style:text-properties style:font-name="Times" fo:font-style="italic"/>
    </style:style>
    <style:style style:name="T22" style:family="text">
      <style:text-properties style:font-name="Times" fo:font-style="italic" style:font-style-asian="normal" style:font-style-complex="normal"/>
    </style:style>
    <style:style style:name="T23" style:family="text">
      <style:text-properties style:font-name="Times" fo:font-style="italic" style:font-style-asian="italic" style:font-style-complex="itali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OpenSymbol1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OpenSymbol1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-color="#000000"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1">Chapitre 3</text:p>
            <text:p text:style-name="P58">Sens de variation d'une fonction</text:p>
          </table:table-cell>
        </table:table-row>
      </table:table>
      <text:p text:style-name="P2"/>
      <text:h text:style-name="P80" text:outline-level="1">Par opérations</text:h>
      <text:h text:style-name="P82" text:outline-level="2">Somme de fonctions</text:h>
      <text:p text:style-name="P35">Propriétés :</text:p>
      <text:p text:style-name="P34">Soit <text:span text:style-name="T2">u</text:span> et <text:span text:style-name="T6">v</text:span> deux fonctions définies sur le même intervalle I.</text:p>
      <text:list xml:id="list36507215" text:style-name="L1">
        <text:list-item>
          <text:p text:style-name="P69">Si <text:span text:style-name="T2">u</text:span> et <text:span text:style-name="T6">v</text:span> sont <text:span text:style-name="T11">croissantes</text:span> sur I, alors la somme <draw:frame draw:style-name="fr5" draw:name="Objet1" text:anchor-type="as-char" svg:width="0.99cm" svg:height="0.467cm" draw:z-index="0"><draw:object xlink:href="./Object 1" xlink:type="simple" xlink:show="embed" xlink:actuate="onLoad"/><draw:image xlink:href="./ObjectReplacements/Object 1" xlink:type="simple" xlink:show="embed" xlink:actuate="onLoad"/></draw:frame> est <text:span text:style-name="T11">croissante</text:span> sur I.</text:p>
        </text:list-item>
        <text:list-item>
          <text:p text:style-name="P69">Si <text:span text:style-name="T2">u</text:span> et <text:span text:style-name="T6">v</text:span> sont <text:span text:style-name="T11">décroissantes</text:span> sur I, alors la somme <draw:frame draw:style-name="fr5" draw:name="Objet2" text:anchor-type="as-char" svg:width="0.99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 est <text:span text:style-name="T11">décroissante</text:span> sur I.</text:p>
        </text:list-item>
      </text:list>
      <text:p text:style-name="P4"><text:tab/></text:p>
      <text:p text:style-name="P50">Démonstration :</text:p>
      <text:p text:style-name="P46">Supposons que <text:span text:style-name="T2">u</text:span> et <text:span text:style-name="T2">v</text:span> sont croissantes sur I.</text:p>
      <text:p text:style-name="P46">Pour tous réels <text:span text:style-name="T2">a</text:span> et <text:span text:style-name="T2">b</text:span> de I, si <draw:frame draw:style-name="fr5" draw:name="Objet204" text:anchor-type="as-char" svg:width="1.01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alors <draw:frame draw:style-name="fr5" draw:name="Objet205" text:anchor-type="as-char" svg:width="2.175cm" svg:height="0.48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 et <draw:frame draw:style-name="fr5" draw:name="Objet208" text:anchor-type="as-char" svg:width="2.147cm" svg:height="0.48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46">Donc <draw:frame draw:style-name="fr5" draw:name="Objet206" text:anchor-type="as-char" svg:width="6.757cm" svg:height="0.48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soit <draw:frame draw:style-name="fr5" draw:name="Objet207" text:anchor-type="as-char" svg:width="3.921cm" svg:height="0.483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47">Ainsi, <draw:frame draw:style-name="fr5" draw:name="Objet3" text:anchor-type="as-char" svg:width="0.99cm" svg:height="0.467cm" draw:z-index="7"><draw:object xlink:href="./Object 8" xlink:type="simple" xlink:show="embed" xlink:actuate="onLoad"/><draw:image xlink:href="./ObjectReplacements/Object 8" xlink:type="simple" xlink:show="embed" xlink:actuate="onLoad"/></draw:frame> est croissante sur I.</text:p>
      <text:p text:style-name="P54">On procède de la même manière pour l'autre cas.</text:p>
      <text:p text:style-name="P47"/>
      <text:p text:style-name="P48">Remarques :</text:p>
      <text:list xml:id="list36504977" text:style-name="L2">
        <text:list-item>
          <text:p text:style-name="P79"><text:span text:style-name="T19">Les fonctions </text:span><text:span text:style-name="T23">u</text:span> et <draw:frame draw:style-name="fr5" draw:name="Objet5" text:anchor-type="as-char" svg:width="0.995cm" svg:height="0.467cm" draw:z-index="73"><draw:object xlink:href="./Object 9" xlink:type="simple" xlink:show="embed" xlink:actuate="onLoad"/><draw:image xlink:href="./ObjectReplacements/Object 9" xlink:type="simple" xlink:show="embed" xlink:actuate="onLoad"/></draw:frame> (<text:span text:style-name="T2">k</text:span> est un réel) ont même sens de variation sur I.</text:p>
        </text:list-item>
        <text:list-item>
          <text:p text:style-name="P79">Si <text:span text:style-name="T2">u</text:span> et <text:span text:style-name="T6">v</text:span> n'ont pas même sens de variation, on ne peut pas conclure directement pour le sens de variation de <draw:frame draw:style-name="fr5" draw:name="Objet6" text:anchor-type="as-char" svg:width="0.99cm" svg:height="0.467cm" draw:z-index="74"><draw:object xlink:href="./Object 11" xlink:type="simple" xlink:show="embed" xlink:actuate="onLoad"/><draw:image xlink:href="./ObjectReplacements/Object 11" xlink:type="simple" xlink:show="embed" xlink:actuate="onLoad"/></draw:frame>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36511708" text:continue-numbering="true" text:style-name="L2">
              <text:list-item>
                <text:p text:style-name="P79">Construction graphique :</text:p>
              </text:list-item>
            </text:list>
            <text:p text:style-name="P55"/>
            <text:p text:style-name="P47"><text:span text:style-name="T15">Pour obtenir la courbe</text:span> <text:span text:style-name="T14">c</text:span><text:span text:style-name="T13">u</text:span><text:span text:style-name="T12">+</text:span><text:span text:style-name="T13">v</text:span><text:span text:style-name="T2"> </text:span><text:span text:style-name="T18">:</text:span></text:p>
            <text:p text:style-name="P51"><text:span text:style-name="T20">on regarde chaque abscisse </text:span><text:span text:style-name="T22">x</text:span> de l'intervalle I, et on ajoute les ordonnées des points des courbes <text:span text:style-name="T14">c</text:span><text:span text:style-name="T12">u</text:span> et <text:span text:style-name="T14">c</text:span><text:span text:style-name="T12">v</text:span> de même abscisse <text:span text:style-name="T1">x </text:span>:</text:p>
            <text:p text:style-name="P49"><draw:frame draw:style-name="fr5" draw:name="Objet4" text:anchor-type="as-char" svg:width="2.314cm" svg:height="0.531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2.A1" office:value-type="string">
            <text:p text:style-name="P22"><draw:frame draw:style-name="fr1" draw:name="images1" text:anchor-type="paragraph" svg:width="8.696cm" svg:height="6.966cm" draw:z-index="9"><draw:image xlink:href="Pictures/20000007000058C00000471C8A6FB3C8.svm" xlink:type="simple" xlink:show="embed" xlink:actuate="onLoad"/></draw:frame></text:p>
          </table:table-cell>
        </table:table-row>
      </table:table>
      <text:p text:style-name="P53">Exemple :</text:p>
      <text:p text:style-name="P51"><text:span text:style-name="T2">u</text:span> et <text:span text:style-name="T6">v</text:span> sont définies sur <draw:frame draw:style-name="fr5" draw:name="Objet7" text:anchor-type="as-char" svg:width="1.579cm" svg:height="0.482cm" draw:z-index="75"><draw:object xlink:href="./Object 17" xlink:type="simple" xlink:show="embed" xlink:actuate="onLoad"/><draw:image xlink:href="./ObjectReplacements/Object 17" xlink:type="simple" xlink:show="embed" xlink:actuate="onLoad"/></draw:frame> par <draw:frame draw:style-name="fr5" draw:name="Objet8" text:anchor-type="as-char" svg:width="1.593cm" svg:height="0.483cm" draw:z-index="76"><draw:object xlink:href="./Object 18" xlink:type="simple" xlink:show="embed" xlink:actuate="onLoad"/><draw:image xlink:href="./ObjectReplacements/Object 18" xlink:type="simple" xlink:show="embed" xlink:actuate="onLoad"/></draw:frame> et <draw:frame draw:style-name="fr5" draw:name="Objet9" text:anchor-type="as-char" svg:width="1.73cm" svg:height="0.543cm" draw:z-index="81"><draw:object xlink:href="./Object 19" xlink:type="simple" xlink:show="embed" xlink:actuate="onLoad"/><draw:image xlink:href="./ObjectReplacements/Object 19" xlink:type="simple" xlink:show="embed" xlink:actuate="onLoad"/></draw:frame>. <text:span text:style-name="T2">u</text:span> et <text:span text:style-name="T6">v</text:span> sont croissantes sur <draw:frame draw:style-name="fr5" draw:name="Objet10" text:anchor-type="as-char" svg:width="1.579cm" svg:height="0.482cm" draw:z-index="82"><draw:object xlink:href="./Object 20" xlink:type="simple" xlink:show="embed" xlink:actuate="onLoad"/><draw:image xlink:href="./ObjectReplacements/Object 20" xlink:type="simple" xlink:show="embed" xlink:actuate="onLoad"/><svg:desc>formule</svg:desc></draw:frame>, donc <draw:frame draw:style-name="fr5" draw:name="Objet11" text:anchor-type="as-char" svg:width="1.66cm" svg:height="0.467cm" draw:z-index="83"><draw:object xlink:href="./Object 21" xlink:type="simple" xlink:show="embed" xlink:actuate="onLoad"/><draw:image xlink:href="./ObjectReplacements/Object 21" xlink:type="simple" xlink:show="embed" xlink:actuate="onLoad"/></draw:frame>, définie sur <text:span text:style-name="T25">ℝ</text:span> par <draw:frame draw:style-name="fr5" draw:name="Objet12" text:anchor-type="as-char" svg:width="2.422cm" svg:height="0.543cm" draw:z-index="84"><draw:object xlink:href="./Object 22" xlink:type="simple" xlink:show="embed" xlink:actuate="onLoad"/><draw:image xlink:href="./ObjectReplacements/Object 22" xlink:type="simple" xlink:show="embed" xlink:actuate="onLoad"/></draw:frame> est croissante sur <draw:frame draw:style-name="fr5" draw:name="Objet13" text:anchor-type="as-char" svg:width="1.579cm" svg:height="0.482cm" draw:z-index="85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<text:h text:style-name="P84" text:outline-level="2">Produit d'une fonction par un nombre</text:h>
      <text:p text:style-name="P35">Propriété :</text:p>
      <text:p text:style-name="P34">Soit <text:span text:style-name="T2">k</text:span> un réel non nul et <text:span text:style-name="T2">u</text:span> une fonction définie sur un intervalle I.</text:p>
      <text:list xml:id="list36509585" text:style-name="L3">
        <text:list-item>
          <text:p text:style-name="P70">Si <text:span text:style-name="T2">k</text:span> est strictement <text:span text:style-name="T11">positif</text:span>, les fonctions <text:span text:style-name="T2">u</text:span> et <text:span text:style-name="T2">ku</text:span> ont <text:span text:style-name="T11">même</text:span> sens de variation.</text:p>
        </text:list-item>
        <text:list-item>
          <text:p text:style-name="P70">Si <text:span text:style-name="T2">k</text:span> est strictement <text:span text:style-name="T11">négatif</text:span>, la fonction <text:span text:style-name="T2">ku</text:span> <text:span text:style-name="T24">est de </text:span>sens de variation <text:span text:style-name="T11">contraire</text:span> à celui de <text:span text:style-name="T2">u</text:span>.</text:p>
        </text:list-item>
      </text:list>
      <text:p text:style-name="P50"/>
      <text:p text:style-name="P50">Démonstration :</text:p>
      <text:p text:style-name="P46">Supposons que <text:span text:style-name="T2">u</text:span> est croissante sur I et <draw:frame draw:style-name="fr5" draw:name="Objet149" text:anchor-type="as-char" svg:width="1.02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46">Pour tous réels <text:span text:style-name="T2">a</text:span> et <text:span text:style-name="T2">b</text:span> de I, si <draw:frame draw:style-name="fr5" draw:name="Objet135" text:anchor-type="as-char" svg:width="1.012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 alors <draw:frame draw:style-name="fr5" draw:name="Objet144" text:anchor-type="as-char" svg:width="2.175cm" svg:height="0.483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<text:p text:style-name="P46">Donc <draw:frame draw:style-name="fr5" draw:name="Objet147" text:anchor-type="as-char" svg:width="2.566cm" svg:height="0.483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, soit <draw:frame draw:style-name="fr5" draw:name="Objet148" text:anchor-type="as-char" svg:width="3.166cm" svg:height="0.483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51"><text:span text:style-name="T16">Ainsi, </text:span><text:span text:style-name="T17">ku</text:span><text:span text:style-name="T16"> est croissante sur I.</text:span></text:p>
      <text:p text:style-name="P54">On procède de la même manière pour les autres cas.</text:p>
      <text:p text:style-name="P3"><text:tab/></text:p>
      <text:p text:style-name="P5">Remarques :</text:p>
      <text:list xml:id="list36508364" text:style-name="L4">
        <text:list-item>
          <text:p text:style-name="P60"><text:span text:style-name="T19">L'opposé </text:span><text:span text:style-name="T19"><draw:frame draw:style-name="fr5" draw:name="Objet14" text:anchor-type="as-char" svg:width="0.75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9"> a le sens de variation contraire de </text:span><text:span text:style-name="T23">u</text:span>. La courbe <text:span text:style-name="T14">c</text:span><text:span text:style-name="T13">-u</text:span><text:span text:style-name="T7"> est symétrique de </text:span><text:span text:style-name="T8">c</text:span><text:span text:style-name="T13">u</text:span><text:span text:style-name="T7"> par rapport à l'axe des abscisses.</text:span>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36519225" text:continue-numbering="true" text:style-name="L4">
              <text:list-item>
                <text:p text:style-name="P61">Construction graphique :</text:p>
                <text:p text:style-name="P61"/>
              </text:list-item>
            </text:list>
            <text:p text:style-name="Standard"><text:span text:style-name="T7">Pour obtenir la courbe </text:span><text:span text:style-name="T8">c</text:span><text:span text:style-name="T13">ku</text:span><text:span text:style-name="T7">, on regarde chaque abscisse </text:span><text:span text:style-name="T9">x</text:span> de l'intervalle I, on multiplie par <text:span text:style-name="T3">k</text:span> l'ordonnée du point de la courbe <text:span text:style-name="T14">c</text:span><text:span text:style-name="T13">u</text:span><text:span text:style-name="T7">.</text:span></text:p>
          </table:table-cell>
          <table:table-cell table:style-name="Tableau3.A1" office:value-type="string">
            <text:p text:style-name="Table_20_Contents"><draw:frame draw:style-name="fr2" draw:name="images2" text:anchor-type="paragraph" svg:width="7.994cm" svg:height="6.101cm" draw:z-index="10"><draw:image xlink:href="Pictures/2000000700005D290000471CF7583BF5.svm" xlink:type="simple" xlink:show="embed" xlink:actuate="onLoad"/></draw:frame></text:p>
          </table:table-cell>
        </table:table-row>
      </table:table>
      <text:p text:style-name="P15">Exemple :</text:p>
      <text:p text:style-name="Standard"><text:span text:style-name="T7">On sait que la fonction </text:span><text:span text:style-name="T9">x</text:span><text:span text:style-name="T7"> </text:span><text:span text:style-name="T7"><draw:g text:anchor-type="as-char" svg:y="-0.21cm" draw:z-index="16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7"> </text:span><text:span text:style-name="T7"><draw:frame draw:style-name="fr5" draw:name="Objet15" text:anchor-type="as-char" svg:width="0.579cm" svg:height="0.527cm" draw:z-index="27"><draw:object xlink:href="./Object 25" xlink:type="simple" xlink:show="embed" xlink:actuate="onLoad"/><draw:image xlink:href="./ObjectReplacements/Object 25" xlink:type="simple" xlink:show="embed" xlink:actuate="onLoad"/></draw:frame></text:span><text:span text:style-name="T7"> est croissante sur </text:span><text:span text:style-name="T7"><draw:frame draw:style-name="fr5" draw:name="Objet16" text:anchor-type="as-char" svg:width="1.579cm" svg:height="0.482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">. Donc la fonction </text:span><text:span text:style-name="T9">x</text:span><text:span text:style-name="T7"> </text:span><text:span text:style-name="T7"><draw:g text:anchor-type="as-char" svg:y="-0.21cm" draw:z-index="17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7"> </text:span><text:span text:style-name="T7"><draw:frame draw:style-name="fr5" draw:name="Objet17" text:anchor-type="as-char" svg:width="0.848cm" svg:height="0.527cm" draw:z-index="3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"> est croissante sur </text:span><text:span text:style-name="T7"><draw:frame draw:style-name="fr5" draw:name="Objet18" text:anchor-type="as-char" svg:width="1.579cm" svg:height="0.482cm" draw:z-index="31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7"> et la fonction </text:span><text:span text:style-name="T9">x</text:span><text:span text:style-name="T7"> </text:span><text:span text:style-name="T7"><draw:g text:anchor-type="as-char" svg:y="-0.21cm" draw:z-index="18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7"> </text:span><text:span text:style-name="T7"><draw:frame draw:style-name="fr5" draw:name="Objet19" text:anchor-type="as-char" svg:width="1.168cm" svg:height="0.527cm" draw:z-index="3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 est décroissante sur </text:span><text:span text:style-name="T7"><draw:frame draw:style-name="fr5" draw:name="Objet20" text:anchor-type="as-char" svg:width="1.579cm" svg:height="0.482cm" draw:z-index="34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">.</text:span></text:p>
      <text:p text:style-name="P16"/>
      <text:h text:style-name="P83" text:outline-level="2"><text:span text:style-name="T5">Fonction composée </text:span><text:span text:style-name="T5"><draw:frame draw:style-name="fr5" draw:name="Objet21" text:anchor-type="as-char" svg:width="1.081cm" svg:height="0.552cm" draw:z-index="35"><draw:object xlink:href="./Object 32" xlink:type="simple" xlink:show="embed" xlink:actuate="onLoad"/><draw:image xlink:href="./ObjectReplacements/Object 32" xlink:type="simple" xlink:show="embed" xlink:actuate="onLoad"/></draw:frame></text:span></text:h>
      <text:p text:style-name="P35">Propriétés :</text:p>
      <text:p text:style-name="P34">Soit <text:span text:style-name="T2">u</text:span> et <text:span text:style-name="T2">g</text:span> deux fonctions telles que <draw:frame draw:style-name="fr5" draw:name="Objet22" text:anchor-type="as-char" svg:width="0.945cm" svg:height="0.467cm" draw:z-index="36"><draw:object xlink:href="./Object 31" xlink:type="simple" xlink:show="embed" xlink:actuate="onLoad"/><draw:image xlink:href="./ObjectReplacements/Object 31" xlink:type="simple" xlink:show="embed" xlink:actuate="onLoad"/></draw:frame> est définie sur l’intervalle I.</text:p>
      <text:list xml:id="list36504815" text:style-name="L5">
        <text:list-item>
          <text:p text:style-name="P71">Si <text:span text:style-name="T2">u</text:span> et <text:span text:style-name="T2">g</text:span> ont <text:span text:style-name="T11">même sens</text:span> de variation, alors leur composée <draw:frame draw:style-name="fr5" draw:name="Objet23" text:anchor-type="as-char" svg:width="0.945cm" svg:height="0.467cm" draw:z-index="37"><draw:object xlink:href="./Object 33" xlink:type="simple" xlink:show="embed" xlink:actuate="onLoad"/><draw:image xlink:href="./ObjectReplacements/Object 33" xlink:type="simple" xlink:show="embed" xlink:actuate="onLoad"/><svg:desc>formule</svg:desc></draw:frame> est <text:span text:style-name="T11">croissante</text:span> sur I.</text:p>
        </text:list-item>
        <text:list-item>
          <text:p text:style-name="P71">Si <text:span text:style-name="T2">u</text:span> et <text:span text:style-name="T2">g</text:span> ont des<text:span text:style-name="T11"> sens</text:span> de variation <text:span text:style-name="T11">contraires</text:span>, alors leur composée <draw:frame draw:style-name="fr5" draw:name="Objet24" text:anchor-type="as-char" svg:width="0.945cm" svg:height="0.467cm" draw:z-index="38"><draw:object xlink:href="./Object 34" xlink:type="simple" xlink:show="embed" xlink:actuate="onLoad"/><draw:image xlink:href="./ObjectReplacements/Object 34" xlink:type="simple" xlink:show="embed" xlink:actuate="onLoad"/><svg:desc>formule</svg:desc></draw:frame> est <text:span text:style-name="T11">décroissante</text:span> sur I.</text:p>
        </text:list-item>
      </text:list>
      <text:p text:style-name="Standard"/>
      <text:p text:style-name="P50">Démonstration :</text:p>
      <text:p text:style-name="P46">Supposons que <text:span text:style-name="T2">u</text:span> et <text:span text:style-name="T2">g</text:span> sont croissantes sur I.</text:p>
      <text:p text:style-name="Standard">Pour tous réels <text:span text:style-name="T2">a</text:span> et <text:span text:style-name="T2">b</text:span> de I, si <draw:frame draw:style-name="fr5" draw:name="Objet25" text:anchor-type="as-char" svg:width="1.012cm" svg:height="0.467cm" draw:z-index="39"><draw:object xlink:href="./Object 35" xlink:type="simple" xlink:show="embed" xlink:actuate="onLoad"/><draw:image xlink:href="./ObjectReplacements/Object 35" xlink:type="simple" xlink:show="embed" xlink:actuate="onLoad"/><svg:desc>formule</svg:desc></draw:frame> alors <draw:frame draw:style-name="fr5" draw:name="Objet26" text:anchor-type="as-char" svg:width="2.175cm" svg:height="0.483cm" draw:z-index="40"><draw:object xlink:href="./Object 36" xlink:type="simple" xlink:show="embed" xlink:actuate="onLoad"/><draw:image xlink:href="./ObjectReplacements/Object 36" xlink:type="simple" xlink:show="embed" xlink:actuate="onLoad"/><svg:desc>formule</svg:desc></draw:frame>. Or, <text:span text:style-name="T2">g</text:span> étant croissante <draw:frame draw:style-name="fr5" draw:name="Objet27" text:anchor-type="as-char" svg:width="3.431cm" svg:height="0.483cm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46">Donc <draw:frame draw:style-name="fr5" draw:name="Objet28" text:anchor-type="as-char" svg:width="3.821cm" svg:height="0.483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7">Ainsi, <draw:frame draw:style-name="fr5" draw:name="Objet29" text:anchor-type="as-char" svg:width="0.945cm" svg:height="0.467cm" draw:z-index="43"><draw:object xlink:href="./Object 39" xlink:type="simple" xlink:show="embed" xlink:actuate="onLoad"/><draw:image xlink:href="./ObjectReplacements/Object 39" xlink:type="simple" xlink:show="embed" xlink:actuate="onLoad"/></draw:frame> est croissante sur I.</text:p>
      <text:p text:style-name="P54">On procède de la même manière pour les autres cas.</text:p>
      <text:p text:style-name="P7"><text:soft-page-break/>Exemple :</text:p>
      <text:p text:style-name="Standard"><text:span text:style-name="T7">La fonction </text:span><text:span text:style-name="T7"><draw:frame draw:style-name="fr5" draw:name="Objet32" text:anchor-type="as-char" svg:width="0.863cm" svg:height="0.467cm" draw:z-index="180"><draw:object xlink:href="./Object 43" xlink:type="simple" xlink:show="embed" xlink:actuate="onLoad"/><draw:image xlink:href="./ObjectReplacements/Object 43" xlink:type="simple" xlink:show="embed" xlink:actuate="onLoad"/></draw:frame></text:span><text:span text:style-name="T7"> </text:span><text:span text:style-name="T7"><draw:g text:anchor-type="as-char" svg:y="-0.21cm" draw:z-index="20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7"> </text:span><text:span text:style-name="T7"><draw:frame draw:style-name="fr5" draw:name="Objet34" text:anchor-type="as-char" svg:width="1.147cm" svg:height="0.527cm" draw:z-index="18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"> est croissante sur </text:span><text:span text:style-name="T7"><draw:frame draw:style-name="fr5" draw:name="Objet35" text:anchor-type="as-char" svg:width="1.57cm" svg:height="0.482cm" draw:z-index="186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7"> (somme de deux fonctions croissantes) et l</text:span>a fonction <draw:frame draw:style-name="fr5" draw:name="Objet33" text:anchor-type="as-char" svg:width="0.984cm" svg:height="0.467cm" draw:z-index="192"><draw:object xlink:href="./Object 46" xlink:type="simple" xlink:show="embed" xlink:actuate="onLoad"/><draw:image xlink:href="./ObjectReplacements/Object 46" xlink:type="simple" xlink:show="embed" xlink:actuate="onLoad"/></draw:frame><text:span text:style-name="T7"> </text:span><text:span text:style-name="T7"><draw:g text:anchor-type="as-char" svg:y="-0.21cm" draw:z-index="19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7"> </text:span><text:span text:style-name="T7"><draw:frame draw:style-name="fr5" draw:name="Objet30" text:anchor-type="as-char" svg:width="0.67cm" svg:height="0.998cm" draw:z-index="71"><draw:object xlink:href="./Object 40" xlink:type="simple" xlink:show="embed" xlink:actuate="onLoad"/><draw:image xlink:href="./ObjectReplacements/Object 40" xlink:type="simple" xlink:show="embed" xlink:actuate="onLoad"/></draw:frame></text:span><text:span text:style-name="T7"> est décroissante sur </text:span><text:span text:style-name="T7"><draw:frame draw:style-name="fr5" draw:name="Objet31" text:anchor-type="as-char" svg:width="1.57cm" svg:height="0.482cm" draw:z-index="45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7">. </text:span></text:p>
      <text:p text:style-name="Standard"><text:span text:style-name="T7">Ainsi la fonction </text:span><text:span text:style-name="T7"><draw:frame draw:style-name="fr5" draw:name="Objet36" text:anchor-type="as-char" svg:width="0.945cm" svg:height="0.467cm" draw:z-index="52"><draw:object xlink:href="./Object 47" xlink:type="simple" xlink:show="embed" xlink:actuate="onLoad"/><draw:image xlink:href="./ObjectReplacements/Object 47" xlink:type="simple" xlink:show="embed" xlink:actuate="onLoad"/></draw:frame></text:span><text:span text:style-name="T7"> définie sur </text:span><text:span text:style-name="T7"><draw:frame draw:style-name="fr5" draw:name="Objet37" text:anchor-type="as-char" svg:width="1.57cm" svg:height="0.482cm" draw:z-index="53"><draw:object xlink:href="./Object 48" xlink:type="simple" xlink:show="embed" xlink:actuate="onLoad"/><draw:image xlink:href="./ObjectReplacements/Object 48" xlink:type="simple" xlink:show="embed" xlink:actuate="onLoad"/></draw:frame></text:span><text:span text:style-name="T7"> par </text:span><text:span text:style-name="T7"><draw:frame draw:style-name="fr5" draw:name="Objet38" text:anchor-type="as-char" svg:width="6.95cm" svg:height="1.058cm" draw:z-index="54"><draw:object xlink:href="./Object 49" xlink:type="simple" xlink:show="embed" xlink:actuate="onLoad"/><draw:image xlink:href="./ObjectReplacements/Object 49" xlink:type="simple" xlink:show="embed" xlink:actuate="onLoad"/></draw:frame></text:span><text:span text:style-name="T7"> est décroissante sur </text:span><text:span text:style-name="T7"><draw:frame draw:style-name="fr5" draw:name="Objet39" text:anchor-type="as-char" svg:width="1.57cm" svg:height="0.482cm" draw:z-index="5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7">.</text:span></text:p>
      <text:h text:style-name="P80" text:outline-level="1">A l'aide de la dérivée</text:h>
      <text:h text:style-name="P82" text:outline-level="2">Rappels</text:h>
      <text:p text:style-name="Standard"><text:span text:style-name="T3">f</text:span> est une fonction définie sur un intervalle I.</text:p>
      <text:p text:style-name="P35">Définitions :</text:p>
      <text:list xml:id="list36494565" text:style-name="L6">
        <text:list-item>
          <text:p text:style-name="P72">Dire que <text:span text:style-name="T2">f</text:span> est <text:span text:style-name="T11">dérivable en </text:span><text:span text:style-name="T4">a</text:span> signifie que la fonction <draw:frame draw:style-name="fr5" draw:name="Objet41" text:anchor-type="as-char" svg:width="0.78cm" svg:height="0.467cm" draw:z-index="173"><draw:object xlink:href="./Object 51" xlink:type="simple" xlink:show="embed" xlink:actuate="onLoad"/><draw:image xlink:href="./ObjectReplacements/Object 51" xlink:type="simple" xlink:show="embed" xlink:actuate="onLoad"/></draw:frame> <draw:g text:anchor-type="as-char" svg:y="-0.21cm" draw:z-index="21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40" text:anchor-type="as-char" svg:width="3.007cm" svg:height="1.014cm" draw:z-index="174"><draw:object xlink:href="./Object 42" xlink:type="simple" xlink:show="embed" xlink:actuate="onLoad"/><draw:image xlink:href="./ObjectReplacements/Object 42" xlink:type="simple" xlink:show="embed" xlink:actuate="onLoad"/></draw:frame> admet une limite finie en 0.</text:p>
          <text:p text:style-name="P72">On note <draw:frame draw:style-name="fr5" draw:name="Objet42" text:anchor-type="as-char" svg:width="5.103cm" svg:height="1.014cm" draw:z-index="57"><draw:object xlink:href="./Object 52" xlink:type="simple" xlink:show="embed" xlink:actuate="onLoad"/><draw:image xlink:href="./ObjectReplacements/Object 52" xlink:type="simple" xlink:show="embed" xlink:actuate="onLoad"/></draw:frame>.</text:p>
        </text:list-item>
        <text:list-item>
          <text:p text:style-name="P72"><draw:frame draw:style-name="fr5" draw:name="Objet43" text:anchor-type="as-char" svg:width="1.282cm" svg:height="0.483cm" draw:z-index="58"><draw:object xlink:href="./Object 53" xlink:type="simple" xlink:show="embed" xlink:actuate="onLoad"/><draw:image xlink:href="./ObjectReplacements/Object 53" xlink:type="simple" xlink:show="embed" xlink:actuate="onLoad"/></draw:frame> est appelé le <text:span text:style-name="T11">nombre dérivé de </text:span><text:span text:style-name="T4">f</text:span><text:span text:style-name="T11"> en a</text:span>.</text:p>
        </text:list-item>
        <text:list-item>
          <text:p text:style-name="P72"><draw:frame draw:style-name="fr5" draw:name="Objet44" text:anchor-type="as-char" svg:width="3.007cm" svg:height="1.014cm" draw:z-index="59"><draw:object xlink:href="./Object 54" xlink:type="simple" xlink:show="embed" xlink:actuate="onLoad"/><draw:image xlink:href="./ObjectReplacements/Object 54" xlink:type="simple" xlink:show="embed" xlink:actuate="onLoad"/><svg:desc>formule</svg:desc></draw:frame> est le <text:span text:style-name="T11">taux de variation </text:span>de <text:span text:style-name="T2">f</text:span> entre <text:span text:style-name="T2">a</text:span> et <draw:frame draw:style-name="fr5" draw:name="Objet45" text:anchor-type="as-char" svg:width="1.02cm" svg:height="0.467cm" draw:z-index="60"><draw:object xlink:href="./Object 55" xlink:type="simple" xlink:show="embed" xlink:actuate="onLoad"/><draw:image xlink:href="./ObjectReplacements/Object 55" xlink:type="simple" xlink:show="embed" xlink:actuate="onLoad"/></draw:frame>.</text:p>
        </text:list-item>
        <text:list-item>
          <text:p text:style-name="P72">Lorsque <text:span text:style-name="T2">f</text:span> est <text:span text:style-name="T11">dérivable</text:span> en tout point <text:span text:style-name="T1">x</text:span> de I, la fonction <text:span text:style-name="T1">x</text:span> <draw:g text:anchor-type="as-char" svg:y="-0.21cm" draw:z-index="22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46" text:anchor-type="as-char" svg:width="1.284cm" svg:height="0.483cm" draw:z-index="64"><draw:object xlink:href="./Object 56" xlink:type="simple" xlink:show="embed" xlink:actuate="onLoad"/><draw:image xlink:href="./ObjectReplacements/Object 56" xlink:type="simple" xlink:show="embed" xlink:actuate="onLoad"/></draw:frame> est appelé la <text:span text:style-name="T11">fonction dérivée </text:span>de <text:span text:style-name="T2">f</text:span> et est notée <draw:frame draw:style-name="fr5" draw:name="Objet47" text:anchor-type="as-char" svg:width="0.651cm" svg:height="0.467cm" draw:z-index="65"><draw:object xlink:href="./Object 58" xlink:type="simple" xlink:show="embed" xlink:actuate="onLoad"/><draw:image xlink:href="./ObjectReplacements/Object 58" xlink:type="simple" xlink:show="embed" xlink:actuate="onLoad"/></draw:frame>.</text:p>
        </text:list-item>
      </text:list>
      <text:p text:style-name="P3"><text:tab/></text:p>
      <text:p text:style-name="P5">Règles de calculs :</text:p>
      <text:p text:style-name="P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27"><draw:frame draw:style-name="fr5" draw:name="Objet53" text:anchor-type="as-char" svg:width="1.109cm" svg:height="0.483cm" draw:z-index="132"><draw:object xlink:href="./Object 88" xlink:type="simple" xlink:show="embed" xlink:actuate="onLoad"/><draw:image xlink:href="./ObjectReplacements/Object 88" xlink:type="simple" xlink:show="embed" xlink:actuate="onLoad"/></draw:frame></text:p>
          </table:table-cell>
          <table:table-cell table:style-name="Tableau14.B1" office:value-type="string">
            <text:p text:style-name="P23"><draw:frame draw:style-name="fr5" draw:name="Objet54" text:anchor-type="as-char" svg:width="1.284cm" svg:height="0.483cm" draw:z-index="133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ableau14.B1" office:value-type="string">
            <text:p text:style-name="P2"><text:span text:style-name="T2">f</text:span> dérivable sur ...</text:p>
          </table:table-cell>
        </table:table-row>
        <table:table-row>
          <table:table-cell table:style-name="Tableau14.A2" office:value-type="string">
            <text:p text:style-name="P23"><text:span text:style-name="T2">k</text:span>(constante)</text:p>
          </table:table-cell>
          <table:table-cell table:style-name="Tableau14.B2" office:value-type="float" office:value="0">
            <text:p text:style-name="P23">0</text:p>
          </table:table-cell>
          <table:table-cell table:style-name="Tableau14.C2" office:value-type="string">
            <text:p text:style-name="P17">ℝ</text:p>
          </table:table-cell>
        </table:table-row>
        <table:table-row>
          <table:table-cell table:style-name="Tableau14.A3" office:value-type="string">
            <text:p text:style-name="P23"><draw:frame draw:style-name="fr5" draw:name="Objet48" text:anchor-type="as-char" svg:width="1.004cm" svg:height="0.467cm" draw:z-index="142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au14.B3" office:value-type="float" office:value="1">
            <text:p text:style-name="P23">1</text:p>
          </table:table-cell>
          <table:table-cell table:style-name="Tableau14.C3" office:value-type="string">
            <text:p text:style-name="P17">ℝ</text:p>
          </table:table-cell>
        </table:table-row>
        <table:table-row>
          <table:table-cell table:style-name="Tableau14.A3" office:value-type="string">
            <text:p text:style-name="P23"><draw:frame draw:style-name="fr5" draw:name="Objet55" text:anchor-type="as-char" svg:width="0.529cm" svg:height="0.998cm" draw:z-index="145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leau14.B6" office:value-type="string">
            <text:p text:style-name="P23"><draw:frame draw:style-name="fr5" draw:name="Objet49" text:anchor-type="as-char" svg:width="0.997cm" svg:height="1.058cm" draw:z-index="146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au14.C3" office:value-type="string">
            <text:p text:style-name="P2"><text:span text:style-name="T25">ℝ</text:span><text:span text:style-name="T26">*</text:span> </text:p>
          </table:table-cell>
        </table:table-row>
        <table:table-row>
          <table:table-cell table:style-name="Tableau14.A3" office:value-type="string">
            <text:p text:style-name="P23"><draw:frame draw:style-name="fr5" draw:name="Objet142" text:anchor-type="as-char" svg:width="0.579cm" svg:height="0.527cm" draw:z-index="66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14.B6" office:value-type="string">
            <text:p text:style-name="P23"><draw:frame draw:style-name="fr5" draw:name="Objet145" text:anchor-type="as-char" svg:width="1.191cm" svg:height="0.527cm" draw:z-index="67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4.C3" office:value-type="string">
            <text:p text:style-name="P2"><text:span text:style-name="T25">ℝ </text:span>pour <text:span text:style-name="T2">n</text:span> entier, <draw:frame draw:style-name="fr5" draw:name="Objet50" text:anchor-type="as-char" svg:width="1.011cm" svg:height="0.467cm" draw:z-index="136"><draw:object xlink:href="./Object 63" xlink:type="simple" xlink:show="embed" xlink:actuate="onLoad"/><draw:image xlink:href="./ObjectReplacements/Object 63" xlink:type="simple" xlink:show="embed" xlink:actuate="onLoad"/></draw:frame></text:p>
            <text:p text:style-name="P2"><text:span text:style-name="T25">ℝ</text:span><text:span text:style-name="T27">*</text:span> <text:span text:style-name="T25"><text:s/></text:span>pour <text:span text:style-name="T2">n</text:span> entier, <draw:frame draw:style-name="fr5" draw:name="Objet56" text:anchor-type="as-char" svg:width="1.307cm" svg:height="0.467cm" draw:z-index="137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</table:table-row>
        <table:table-row>
          <table:table-cell table:style-name="Tableau14.A3" office:value-type="string">
            <text:p text:style-name="P23"><draw:frame draw:style-name="fr5" draw:name="Objet160" text:anchor-type="as-char" svg:width="0.684cm" svg:height="0.504cm" draw:z-index="68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</table:table-cell>
          <table:table-cell table:style-name="Tableau14.B6" office:value-type="string">
            <text:p text:style-name="P23"><draw:frame draw:style-name="fr5" draw:name="Objet162" text:anchor-type="as-char" svg:width="1.058cm" svg:height="1.035cm" draw:z-index="69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4.C3" office:value-type="string">
            <text:p text:style-name="P23"><draw:frame draw:style-name="fr5" draw:name="Objet51" text:anchor-type="as-char" svg:width="1.57cm" svg:height="0.482cm" draw:z-index="77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</table:table-row>
      </table:table>
      <text:p text:style-name="P3"/>
      <text:p text:style-name="P3"/>
      <text:p text:style-name="P37">Propriétés :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list xml:id="list36502800" text:style-name="L7">
              <text:list-item>
                <text:p text:style-name="P73"><draw:frame draw:style-name="fr5" draw:name="Objet52" text:anchor-type="as-char" svg:width="2.96cm" svg:height="0.483cm" draw:z-index="78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list xml:id="list36505967" text:continue-numbering="true" text:style-name="L7">
              <text:list-item>
                <text:p text:style-name="P73"><draw:frame draw:style-name="fr5" draw:name="Objet57" text:anchor-type="as-char" svg:width="2.835cm" svg:height="0.483cm" draw:z-index="79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list xml:id="list36500451" text:continue-numbering="true" text:style-name="L7">
              <text:list-item>
                <text:p text:style-name="P73"><draw:frame draw:style-name="fr5" draw:name="Objet58" text:anchor-type="as-char" svg:width="3.053cm" svg:height="0.483cm" draw:z-index="8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</text:list-item>
            </text:list>
          </table:table-cell>
        </table:table-row>
        <table:table-row>
          <table:table-cell table:style-name="Tableau4.A1" office:value-type="string">
            <text:list xml:id="list36525181" text:continue-numbering="true" text:style-name="L7">
              <text:list-item>
                <text:p text:style-name="P73"><draw:frame draw:style-name="fr5" draw:name="Objet59" text:anchor-type="as-char" svg:width="3.152cm" svg:height="1.109cm" draw:z-index="236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list xml:id="list36498433" text:continue-numbering="true" text:style-name="L7">
              <text:list-item>
                <text:p text:style-name="P73"><draw:frame draw:style-name="fr5" draw:name="Objet60" text:anchor-type="as-char" svg:width="2.215cm" svg:height="1.108cm" draw:z-index="237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    </text:list-item>
            </text:list>
          </table:table-cell>
          <table:table-cell table:style-name="Tableau4.A1" office:value-type="string">
            <text:p text:style-name="P30"/>
            <text:p text:style-name="P30"/>
          </table:table-cell>
        </table:table-row>
      </table:table>
      <text:list xml:id="list36522956" text:style-name="L8">
        <text:list-item>
          <text:p text:style-name="P74"><text:span text:style-name="T19">Toute fonction polynôme est dérivable sur </text:span><text:span text:style-name="T25">ℝ</text:span>.</text:p>
        </text:list-item>
        <text:list-item>
          <text:p text:style-name="P74">Toute fonction rationnelle est dérivable sur son ensemble de définition.</text:p>
        </text:list-item>
      </text:list>
      <text:p text:style-name="P3"/>
      <text:p text:style-name="P6"><text:soft-page-break/>Démonstration :</text:p>
      <text:list xml:id="list36510843" text:style-name="L9">
        <text:list-item>
          <text:p text:style-name="P63">Considérons une fonction polynôme de degré n :</text:p>
          <text:p text:style-name="P64"><text:span text:style-name="T19"><draw:frame draw:style-name="fr5" draw:name="Objet61" text:anchor-type="as-char" svg:width="6.673cm" svg:height="0.591cm" draw:z-index="89"><draw:object xlink:href="./Object 57" xlink:type="simple" xlink:show="embed" xlink:actuate="onLoad"/><draw:image xlink:href="./ObjectReplacements/Object 57" xlink:type="simple" xlink:show="embed" xlink:actuate="onLoad"/></draw:frame></text:span><text:span text:style-name="T19"> (avec </text:span><text:span text:style-name="T19"><draw:frame draw:style-name="fr5" draw:name="Objet62" text:anchor-type="as-char" svg:width="1.171cm" svg:height="0.531cm" draw:z-index="90"><draw:object xlink:href="./Object 113" xlink:type="simple" xlink:show="embed" xlink:actuate="onLoad"/><draw:image xlink:href="./ObjectReplacements/Object 113" xlink:type="simple" xlink:show="embed" xlink:actuate="onLoad"/></draw:frame></text:span><text:span text:style-name="T19">)</text:span></text:p>
          <text:p text:style-name="P62"><text:span text:style-name="T19">Chaque fonction </text:span><text:span text:style-name="T21">x</text:span><text:span text:style-name="T19"> </text:span><text:span text:style-name="T19"><draw:g text:anchor-type="as-char" svg:y="-0.21cm" draw:z-index="24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</text:span><text:span text:style-name="T19"> </text:span><text:span text:style-name="T19"><draw:frame draw:style-name="fr5" draw:name="Objet63" text:anchor-type="as-char" svg:width="0.997cm" svg:height="0.591cm" draw:z-index="92"><draw:object xlink:href="./Object 135" xlink:type="simple" xlink:show="embed" xlink:actuate="onLoad"/><draw:image xlink:href="./ObjectReplacements/Object 135" xlink:type="simple" xlink:show="embed" xlink:actuate="onLoad"/></draw:frame></text:span><text:span text:style-name="T19">, produit de la fonction </text:span><text:span text:style-name="T21">x</text:span> <draw:g text:anchor-type="as-char" svg:y="-0.21cm" draw:z-index="25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64" text:anchor-type="as-char" svg:width="0.566cm" svg:height="0.527cm" draw:z-index="94"><draw:object xlink:href="./Object 65" xlink:type="simple" xlink:show="embed" xlink:actuate="onLoad"/><draw:image xlink:href="./ObjectReplacements/Object 65" xlink:type="simple" xlink:show="embed" xlink:actuate="onLoad"/></draw:frame> par la constante <draw:frame draw:style-name="fr5" draw:name="Objet65" text:anchor-type="as-char" svg:width="0.564cm" svg:height="0.531cm" draw:z-index="95"><draw:object xlink:href="./Object 72" xlink:type="simple" xlink:show="embed" xlink:actuate="onLoad"/><draw:image xlink:href="./ObjectReplacements/Object 72" xlink:type="simple" xlink:show="embed" xlink:actuate="onLoad"/></draw:frame> est dérivable sur <text:span text:style-name="T25">ℝ</text:span>.</text:p>
          <text:p text:style-name="P62">Donc <text:span text:style-name="T2">f,</text:span> somme de fonctions dérivables sur <text:span text:style-name="T25">ℝ</text:span>, est dérivable sur <text:span text:style-name="T25">ℝ</text:span>.</text:p>
        </text:list-item>
        <text:list-item>
          <text:p text:style-name="P62">Une fonction rationnelle, <draw:frame draw:style-name="fr5" draw:name="Objet66" text:anchor-type="as-char" svg:width="1.182cm" svg:height="1.032cm" draw:z-index="96"><draw:object xlink:href="./Object 76" xlink:type="simple" xlink:show="embed" xlink:actuate="onLoad"/><draw:image xlink:href="./ObjectReplacements/Object 76" xlink:type="simple" xlink:show="embed" xlink:actuate="onLoad"/></draw:frame>, quotient de deux fonctions polynômes, est dérivable sur I si <draw:frame draw:style-name="fr5" draw:name="Objet67" text:anchor-type="as-char" svg:width="1.644cm" svg:height="0.483cm" draw:z-index="97"><draw:object xlink:href="./Object 77" xlink:type="simple" xlink:show="embed" xlink:actuate="onLoad"/><draw:image xlink:href="./ObjectReplacements/Object 77" xlink:type="simple" xlink:show="embed" xlink:actuate="onLoad"/></draw:frame> sur I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/>
            <text:p text:style-name="P7">Interprétation graphique :</text:p>
            <text:p text:style-name="Standard"><text:span text:style-name="T2">f</text:span> est une fonction dérivable sur un intervalle I et <text:span text:style-name="T2">a</text:span> est un réel de I.</text:p>
            <text:p text:style-name="Standard"><text:span text:style-name="T14">c</text:span><text:span text:style-name="T13">f</text:span> est la courbe représentative de <text:span text:style-name="T2">f</text:span> dans un repère.</text:p>
            <text:p text:style-name="Standard"/>
            <text:p text:style-name="Standard">La tangente à <text:span text:style-name="T14">c</text:span><text:span text:style-name="T13">f</text:span> au point <draw:frame draw:style-name="fr5" draw:name="Objet68" text:anchor-type="as-char" svg:width="2.185cm" svg:height="0.483cm" draw:z-index="99"><draw:object xlink:href="./Object 82" xlink:type="simple" xlink:show="embed" xlink:actuate="onLoad"/><draw:image xlink:href="./ObjectReplacements/Object 82" xlink:type="simple" xlink:show="embed" xlink:actuate="onLoad"/><svg:desc>formule</svg:desc></draw:frame> est la droite T qui passe par A et de coefficient directeur <draw:frame draw:style-name="fr5" draw:name="Objet69" text:anchor-type="as-char" svg:width="1.282cm" svg:height="0.483cm" draw:z-index="100"><draw:object xlink:href="./Object 83" xlink:type="simple" xlink:show="embed" xlink:actuate="onLoad"/><draw:image xlink:href="./ObjectReplacements/Object 83" xlink:type="simple" xlink:show="embed" xlink:actuate="onLoad"/><svg:desc>formule</svg:desc></draw:frame>.</text:p>
            <text:p text:style-name="Standard"/>
            <text:p text:style-name="Standard"/>
            <text:p text:style-name="Standard">La tangente à <text:span text:style-name="T14">c</text:span><text:span text:style-name="T13">f</text:span> au point <draw:frame draw:style-name="fr5" draw:name="Objet70" text:anchor-type="as-char" svg:width="2.185cm" svg:height="0.483cm" draw:z-index="112"><draw:object xlink:href="./Object 84" xlink:type="simple" xlink:show="embed" xlink:actuate="onLoad"/><draw:image xlink:href="./ObjectReplacements/Object 84" xlink:type="simple" xlink:show="embed" xlink:actuate="onLoad"/></draw:frame> a pour équation :</text:p>
            <text:p text:style-name="P2"><draw:frame draw:style-name="fr5" draw:name="Objet71" text:anchor-type="as-char" svg:width="4.625cm" svg:height="0.483cm" draw:z-index="101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table-cell table:style-name="Tableau5.A1" office:value-type="string">
            <text:p text:style-name="Table_20_Contents"><draw:frame draw:style-name="fr3" draw:name="images3" text:anchor-type="paragraph" svg:width="5.653cm" svg:height="5.98cm" draw:z-index="26"><draw:image xlink:href="Pictures/2000000700002FAF0000327120DBDC94.svm" xlink:type="simple" xlink:show="embed" xlink:actuate="onLoad"/></draw:frame></text:p>
          </table:table-cell>
        </table:table-row>
      </table:table>
      <text:h text:style-name="P82" text:outline-level="2">Étude de fonction</text:h>
      <text:h text:style-name="P85" text:outline-level="3">Variations</text:h>
      <text:p text:style-name="P35">Théorème :</text:p>
      <text:p text:style-name="P34">Soit <text:span text:style-name="T2">f</text:span> une fonction définie et dérivable sur un intervalle I.</text:p>
      <text:list xml:id="list36492415" text:style-name="L10">
        <text:list-item>
          <text:p text:style-name="P75"><text:span text:style-name="T2">f</text:span> est <text:span text:style-name="T11">croissante</text:span> sur I si, et seulement si, pour tout réel <text:span text:style-name="T1">x</text:span> de I, <draw:frame draw:style-name="fr5" draw:name="Objet72" text:anchor-type="as-char" svg:width="1.842cm" svg:height="0.483cm" draw:z-index="138"><draw:object xlink:href="./Object 73" xlink:type="simple" xlink:show="embed" xlink:actuate="onLoad"/><draw:image xlink:href="./ObjectReplacements/Object 73" xlink:type="simple" xlink:show="embed" xlink:actuate="onLoad"/></draw:frame>.</text:p>
        </text:list-item>
        <text:list-item>
          <text:p text:style-name="P75"><text:span text:style-name="T2">f</text:span> est <text:span text:style-name="T11">décroissante</text:span> sur I si, et seulement si, pour tout réel <text:span text:style-name="T1">x</text:span> de I, <draw:frame draw:style-name="fr5" draw:name="Objet73" text:anchor-type="as-char" svg:width="1.842cm" svg:height="0.483cm" draw:z-index="139"><draw:object xlink:href="./Object 78" xlink:type="simple" xlink:show="embed" xlink:actuate="onLoad"/><draw:image xlink:href="./ObjectReplacements/Object 78" xlink:type="simple" xlink:show="embed" xlink:actuate="onLoad"/><svg:desc>formule</svg:desc></draw:frame>.</text:p>
        </text:list-item>
        <text:list-item>
          <text:p text:style-name="P75"><text:span text:style-name="T2">f</text:span> est <text:span text:style-name="T11">constante</text:span> sur I si, et seulement si, pour tout réel <text:span text:style-name="T1">x</text:span> de I, <draw:frame draw:style-name="fr5" draw:name="Objet74" text:anchor-type="as-char" svg:width="1.842cm" svg:height="0.483cm" draw:z-index="140"><draw:object xlink:href="./Object 79" xlink:type="simple" xlink:show="embed" xlink:actuate="onLoad"/><draw:image xlink:href="./ObjectReplacements/Object 79" xlink:type="simple" xlink:show="embed" xlink:actuate="onLoad"/><svg:desc>formule</svg:desc></draw:frame>.</text:p>
        </text:list-item>
      </text:list>
      <text:p text:style-name="Standard"/>
      <text:h text:style-name="P85" text:outline-level="3">Extremums</text:h>
      <text:p text:style-name="P35">Propriété :</text:p>
      <text:p text:style-name="P34">Soit <text:span text:style-name="T2">f</text:span> une fonction dérivable sur un intervalle I.</text:p>
      <text:p text:style-name="P34">Si la dérivée s'annule en changeant de signe, alors la fonction admet un extremum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column table:style-name="Tableau7.F"/>
              <table:table-row>
                <table:table-cell table:style-name="Tableau7.A1" office:value-type="string">
                  <text:p text:style-name="P43">x</text:p>
                </table:table-cell>
                <table:table-cell table:style-name="Tableau7.A1" office:value-type="string">
                  <text:p text:style-name="P44">a</text:p>
                </table:table-cell>
                <table:table-cell table:style-name="Tableau7.C1" office:value-type="string">
                  <text:p text:style-name="P42"/>
                </table:table-cell>
                <table:table-cell table:style-name="Tableau7.D1" office:value-type="string">
                  <text:p text:style-name="P44">c</text:p>
                </table:table-cell>
                <table:table-cell table:style-name="Tableau7.E1" office:value-type="string">
                  <text:p text:style-name="P42"/>
                </table:table-cell>
                <table:table-cell table:style-name="Tableau7.F1" office:value-type="string">
                  <text:p text:style-name="P44">b</text:p>
                </table:table-cell>
              </table:table-row>
              <table:table-row>
                <table:table-cell table:style-name="Tableau7.A2" office:value-type="string">
                  <text:p text:style-name="P31">f '(x)</text:p>
                </table:table-cell>
                <table:table-cell table:style-name="Tableau7.B2" office:value-type="string">
                  <text:p text:style-name="P29"/>
                </table:table-cell>
                <table:table-cell table:style-name="Tableau7.C2" office:value-type="string">
                  <text:p text:style-name="P32">+</text:p>
                </table:table-cell>
                <table:table-cell table:style-name="Tableau7.C2" office:value-type="string">
                  <text:p text:style-name="P32">0</text:p>
                </table:table-cell>
                <table:table-cell table:style-name="Tableau7.C2" office:value-type="string">
                  <text:p text:style-name="P32">–</text:p>
                </table:table-cell>
                <table:table-cell table:style-name="Tableau7.F2" office:value-type="string">
                  <text:p text:style-name="P29"/>
                </table:table-cell>
              </table:table-row>
              <table:table-row table:style-name="Tableau7.3">
                <table:table-cell table:style-name="Tableau7.A2" office:value-type="string">
                  <text:p text:style-name="P31">f(x)</text:p>
                </table:table-cell>
                <table:table-cell table:style-name="Tableau7.B3" office:value-type="string">
                  <text:p text:style-name="P32"/>
                </table:table-cell>
                <table:table-cell table:style-name="Tableau7.C2" office:value-type="string">
                  <text:p text:style-name="P45"><draw:polygon text:anchor-type="as-char" draw:z-index="29" draw:style-name="gr3" draw:text-style-name="P88" svg:width="1.322cm" svg:height="0.175cm" draw:transform="rotate (0.698131700797732) translate (-0.0571606656235074cm 0.357616356913091cm)" svg:viewBox="0 0 1323 176" draw:points="0,88 1323,88 1058,176 1058,0 1323,88"><text:p/></draw:polygon></text:p>
                </table:table-cell>
                <table:table-cell table:style-name="Tableau7.D3" office:value-type="string">
                  <text:p text:style-name="P33">maximum</text:p>
                </table:table-cell>
                <table:table-cell table:style-name="Tableau7.C2" office:value-type="string">
                  <text:p text:style-name="P38"><draw:polygon text:anchor-type="as-char" draw:z-index="32" draw:style-name="gr3" draw:text-style-name="P88" svg:width="1.322cm" svg:height="0.175cm" draw:transform="rotate (-0.698131700797732) translate (0.0562199266358187cm -0.492738085068435cm)" svg:viewBox="0 0 1323 176" draw:points="0,88 1323,88 1058,176 1058,0 1323,88"><text:p/></draw:polygon></text:p>
                </table:table-cell>
                <table:table-cell table:style-name="Tableau7.F3" office:value-type="string">
                  <text:p text:style-name="P32"/>
                </table:table-cell>
              </table:table-row>
            </table:table>
            <text:p text:style-name="P32"/>
          </table:table-cell>
          <table:table-cell table:style-name="Tableau6.A1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column table:style-name="Tableau8.F"/>
              <table:table-row>
                <table:table-cell table:style-name="Tableau8.A1" office:value-type="string">
                  <text:p text:style-name="P43">x</text:p>
                </table:table-cell>
                <table:table-cell table:style-name="Tableau8.A1" office:value-type="string">
                  <text:p text:style-name="P44">a</text:p>
                </table:table-cell>
                <table:table-cell table:style-name="Tableau8.C1" office:value-type="string">
                  <text:p text:style-name="P42"/>
                </table:table-cell>
                <table:table-cell table:style-name="Tableau8.D1" office:value-type="string">
                  <text:p text:style-name="P44">c</text:p>
                </table:table-cell>
                <table:table-cell table:style-name="Tableau8.E1" office:value-type="string">
                  <text:p text:style-name="P42"/>
                </table:table-cell>
                <table:table-cell table:style-name="Tableau8.F1" office:value-type="string">
                  <text:p text:style-name="P44">b</text:p>
                </table:table-cell>
              </table:table-row>
              <table:table-row>
                <table:table-cell table:style-name="Tableau8.A2" office:value-type="string">
                  <text:p text:style-name="P31">f '(x)</text:p>
                </table:table-cell>
                <table:table-cell table:style-name="Tableau8.B2" office:value-type="string">
                  <text:p text:style-name="P29"/>
                </table:table-cell>
                <table:table-cell table:style-name="Tableau8.C2" office:value-type="string">
                  <text:p text:style-name="P32">–</text:p>
                </table:table-cell>
                <table:table-cell table:style-name="Tableau8.C2" office:value-type="string">
                  <text:p text:style-name="P32">0</text:p>
                </table:table-cell>
                <table:table-cell table:style-name="Tableau8.C2" office:value-type="string">
                  <text:p text:style-name="P32">+</text:p>
                </table:table-cell>
                <table:table-cell table:style-name="Tableau8.F2" office:value-type="string">
                  <text:p text:style-name="P29"/>
                </table:table-cell>
              </table:table-row>
              <table:table-row table:style-name="Tableau8.3">
                <table:table-cell table:style-name="Tableau8.A2" office:value-type="string">
                  <text:p text:style-name="P31">f(x)</text:p>
                </table:table-cell>
                <table:table-cell table:style-name="Tableau8.B3" office:value-type="string">
                  <text:p text:style-name="P32"/>
                </table:table-cell>
                <table:table-cell table:style-name="Tableau8.C2" office:value-type="string">
                  <text:p text:style-name="P45"><draw:polygon text:anchor-type="as-char" svg:y="-0.399cm" draw:z-index="44" draw:style-name="gr4" draw:text-style-name="P88" svg:width="1.322cm" svg:height="0.175cm" draw:transform="rotate (-0.698131700797732) translate (0.0558868316024194cm -0.466244659143343cm)" svg:viewBox="0 0 1323 176" draw:points="0,88 1323,88 1058,176 1058,0 1323,88"><text:p/></draw:polygon></text:p>
                </table:table-cell>
                <table:table-cell table:style-name="Tableau8.D3" office:value-type="string">
                  <text:p text:style-name="P33">minimum</text:p>
                </table:table-cell>
                <table:table-cell table:style-name="Tableau8.C2" office:value-type="string">
                  <text:p text:style-name="P38"><draw:polygon text:anchor-type="as-char" draw:z-index="46" draw:style-name="gr3" draw:text-style-name="P88" svg:width="1.322cm" svg:height="0.175cm" draw:transform="rotate (0.698131700797732) translate (-0.057160665623501cm 0.35761635691304cm)" svg:viewBox="0 0 1323 176" draw:points="0,88 1323,88 1058,176 1058,0 1323,88"><text:p/></draw:polygon></text:p>
                </table:table-cell>
                <table:table-cell table:style-name="Tableau8.F3" office:value-type="string">
                  <text:p text:style-name="P32"/>
                </table:table-cell>
              </table:table-row>
            </table:table>
            <text:p text:style-name="P32"/>
          </table:table-cell>
        </table:table-row>
      </table:table>
      <text:p text:style-name="P46"/>
      <text:p text:style-name="P46"/>
      <text:p text:style-name="P46"/>
      <text:p text:style-name="P52"><text:soft-page-break/>Exemples :</text:p>
      <table:table table:name="Tableau9" table:style-name="Tableau9">
        <table:table-column table:style-name="Tableau9.A" table:number-columns-repeated="3"/>
        <table:table-row>
          <table:table-cell table:style-name="Tableau9.A1" table:number-rows-spanned="2" office:value-type="string">
            <text:p text:style-name="P23"><draw:frame draw:style-name="fr4" draw:name="images4" text:anchor-type="paragraph" svg:width="5.472cm" svg:height="4.616cm" draw:z-index="47"><draw:image xlink:href="Pictures/2000000700003A28000031106FB2740B.svm" xlink:type="simple" xlink:show="embed" xlink:actuate="onLoad"/></draw:frame><draw:frame draw:style-name="fr5" draw:name="Objet75" text:anchor-type="as-char" svg:width="1.842cm" svg:height="0.483cm" draw:z-index="200"><draw:object xlink:href="./Object 80" xlink:type="simple" xlink:show="embed" xlink:actuate="onLoad"/><draw:image xlink:href="./ObjectReplacements/Object 80" xlink:type="simple" xlink:show="embed" xlink:actuate="onLoad"/></draw:frame>sur <draw:frame draw:style-name="fr5" draw:name="Objet76" text:anchor-type="as-char" svg:width="1.224cm" svg:height="0.482cm" draw:z-index="201"><draw:object xlink:href="./Object 81" xlink:type="simple" xlink:show="embed" xlink:actuate="onLoad"/><draw:image xlink:href="./ObjectReplacements/Object 81" xlink:type="simple" xlink:show="embed" xlink:actuate="onLoad"/></draw:frame> contenu dans l'intervalle <draw:frame draw:style-name="fr5" draw:name="Objet77" text:anchor-type="as-char" svg:width="1.201cm" svg:height="0.482cm" draw:z-index="202"><draw:object xlink:href="./Object 89" xlink:type="simple" xlink:show="embed" xlink:actuate="onLoad"/><draw:image xlink:href="./ObjectReplacements/Object 89" xlink:type="simple" xlink:show="embed" xlink:actuate="onLoad"/></draw:frame>.</text:p>
          </table:table-cell>
          <table:table-cell table:style-name="Tableau9.B1" office:value-type="string">
            <text:p text:style-name="P23"><draw:frame draw:style-name="fr4" draw:name="images5" text:anchor-type="paragraph" svg:width="5.473cm" svg:height="4.577cm" draw:z-index="48"><draw:image xlink:href="Pictures/2000000700003CA3000032B7605DE7B3.svm" xlink:type="simple" xlink:show="embed" xlink:actuate="onLoad"/></draw:frame><draw:frame draw:style-name="fr5" draw:name="Objet78" text:anchor-type="as-char" svg:width="1.842cm" svg:height="0.483cm" draw:z-index="203"><draw:object xlink:href="./Object 90" xlink:type="simple" xlink:show="embed" xlink:actuate="onLoad"/><draw:image xlink:href="./ObjectReplacements/Object 90" xlink:type="simple" xlink:show="embed" xlink:actuate="onLoad"/></draw:frame> sur <draw:frame draw:style-name="fr5" draw:name="Objet79" text:anchor-type="as-char" svg:width="1.201cm" svg:height="0.482cm" draw:z-index="204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Tableau9.B1" office:value-type="string">
            <text:p text:style-name="P23"><draw:frame draw:style-name="fr4" draw:name="images6" text:anchor-type="paragraph" svg:width="5.473cm" svg:height="4.357cm" draw:z-index="49"><draw:image xlink:href="Pictures/2000000700003A2800002E4E5F181B70.svm" xlink:type="simple" xlink:show="embed" xlink:actuate="onLoad"/></draw:frame><draw:frame draw:style-name="fr5" draw:name="Objet80" text:anchor-type="as-char" svg:width="1.842cm" svg:height="0.483cm" draw:z-index="205"><draw:object xlink:href="./Object 92" xlink:type="simple" xlink:show="embed" xlink:actuate="onLoad"/><draw:image xlink:href="./ObjectReplacements/Object 92" xlink:type="simple" xlink:show="embed" xlink:actuate="onLoad"/></draw:frame> sur <draw:frame draw:style-name="fr5" draw:name="Objet81" text:anchor-type="as-char" svg:width="1.201cm" svg:height="0.482cm" draw:z-index="206"><draw:object xlink:href="./Object 93" xlink:type="simple" xlink:show="embed" xlink:actuate="onLoad"/><draw:image xlink:href="./ObjectReplacements/Object 93" xlink:type="simple" xlink:show="embed" xlink:actuate="onLoad"/></draw:frame>sauf en <text:span text:style-name="T2">c</text:span>, où <draw:frame draw:style-name="fr5" draw:name="Objet82" text:anchor-type="as-char" svg:width="1.812cm" svg:height="0.483cm" draw:z-index="207"><draw:object xlink:href="./Object 94" xlink:type="simple" xlink:show="embed" xlink:actuate="onLoad"/><draw:image xlink:href="./ObjectReplacements/Object 94" xlink:type="simple" xlink:show="embed" xlink:actuate="onLoad"/></draw:frame>.</text:p>
          </table:table-cell>
        </table:table-row>
        <table:table-row>
          <table:covered-table-cell/>
          <table:table-cell table:style-name="Tableau9.B1" table:number-columns-spanned="2" office:value-type="string">
            <text:p text:style-name="P2"><text:span text:style-name="T2">f</text:span> est <text:span text:style-name="T11">strictement croissante</text:span> sur <draw:frame draw:style-name="fr5" draw:name="Objet83" text:anchor-type="as-char" svg:width="1.201cm" svg:height="0.482cm" draw:z-index="208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covered-table-cell/>
        </table:table-row>
      </table:table>
      <text:h text:style-name="P86" text:outline-level="3">Théorème des valeurs intermédiaires</text:h>
      <text:p text:style-name="P35">Théorème :</text:p>
      <text:p text:style-name="P34">Toute fonction <text:span text:style-name="T11">dérivable</text:span> sur I est <text:span text:style-name="T11">continue</text:span> sur I.</text:p>
      <text:p text:style-name="Standard"/>
      <text:p text:style-name="P7">Remarque :</text:p>
      <text:p text:style-name="Standard">La réciproque de ce théorème est fausse. </text:p>
      <text:p text:style-name="Standard">La fonction <text:span text:style-name="T1">x</text:span> <draw:g text:anchor-type="as-char" svg:y="-0.21cm" draw:z-index="56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101" text:anchor-type="as-char" svg:width="0.716cm" svg:height="0.517cm" draw:z-index="209"><draw:object xlink:href="./Object 114" xlink:type="simple" xlink:show="embed" xlink:actuate="onLoad"/><draw:image xlink:href="./ObjectReplacements/Object 114" xlink:type="simple" xlink:show="embed" xlink:actuate="onLoad"/></draw:frame> est continue en 0 mais n'est pas dérivable en 0.</text:p>
      <text:p text:style-name="Standard"/>
      <text:p text:style-name="P35">Propriété :</text:p>
      <text:p text:style-name="P34">Si <draw:frame draw:style-name="fr5" draw:name="Objet102" text:anchor-type="as-char" svg:width="1.265cm" svg:height="0.467cm" draw:z-index="210"><draw:object xlink:href="./Object 115" xlink:type="simple" xlink:show="embed" xlink:actuate="onLoad"/><draw:image xlink:href="./ObjectReplacements/Object 115" xlink:type="simple" xlink:show="embed" xlink:actuate="onLoad"/></draw:frame> sur <draw:frame draw:style-name="fr5" draw:name="Objet103" text:anchor-type="as-char" svg:width="1.178cm" svg:height="0.482cm" draw:z-index="211"><draw:object xlink:href="./Object 116" xlink:type="simple" xlink:show="embed" xlink:actuate="onLoad"/><draw:image xlink:href="./ObjectReplacements/Object 116" xlink:type="simple" xlink:show="embed" xlink:actuate="onLoad"/></draw:frame>, ou si <draw:frame draw:style-name="fr5" draw:name="Objet104" text:anchor-type="as-char" svg:width="1.265cm" svg:height="0.467cm" draw:z-index="212"><draw:object xlink:href="./Object 117" xlink:type="simple" xlink:show="embed" xlink:actuate="onLoad"/><draw:image xlink:href="./ObjectReplacements/Object 117" xlink:type="simple" xlink:show="embed" xlink:actuate="onLoad"/></draw:frame> sur <draw:frame draw:style-name="fr5" draw:name="Objet105" text:anchor-type="as-char" svg:width="1.178cm" svg:height="0.482cm" draw:z-index="213"><draw:object xlink:href="./Object 118" xlink:type="simple" xlink:show="embed" xlink:actuate="onLoad"/><draw:image xlink:href="./ObjectReplacements/Object 118" xlink:type="simple" xlink:show="embed" xlink:actuate="onLoad"/><svg:desc>formule</svg:desc></draw:frame>, alors <text:span text:style-name="T2">f</text:span> prend une fois et une seule toute valeur comprise entre <draw:frame draw:style-name="fr5" draw:name="Objet106" text:anchor-type="as-char" svg:width="1.108cm" svg:height="0.483cm" draw:z-index="214"><draw:object xlink:href="./Object 119" xlink:type="simple" xlink:show="embed" xlink:actuate="onLoad"/><draw:image xlink:href="./ObjectReplacements/Object 119" xlink:type="simple" xlink:show="embed" xlink:actuate="onLoad"/></draw:frame> et <draw:frame draw:style-name="fr5" draw:name="Objet107" text:anchor-type="as-char" svg:width="1.092cm" svg:height="0.483cm" draw:z-index="215"><draw:object xlink:href="./Object 120" xlink:type="simple" xlink:show="embed" xlink:actuate="onLoad"/><draw:image xlink:href="./ObjectReplacements/Object 120" xlink:type="simple" xlink:show="embed" xlink:actuate="onLoad"/></draw:frame>.</text:p>
      <text:p text:style-name="P34">Pour tout réel <text:span text:style-name="T2">k</text:span> compris entre <draw:frame draw:style-name="fr5" draw:name="Objet108" text:anchor-type="as-char" svg:width="1.108cm" svg:height="0.483cm" draw:z-index="216"><draw:object xlink:href="./Object 121" xlink:type="simple" xlink:show="embed" xlink:actuate="onLoad"/><draw:image xlink:href="./ObjectReplacements/Object 121" xlink:type="simple" xlink:show="embed" xlink:actuate="onLoad"/></draw:frame> et <draw:frame draw:style-name="fr5" draw:name="Objet109" text:anchor-type="as-char" svg:width="1.092cm" svg:height="0.483cm" draw:z-index="217"><draw:object xlink:href="./Object 122" xlink:type="simple" xlink:show="embed" xlink:actuate="onLoad"/><draw:image xlink:href="./ObjectReplacements/Object 122" xlink:type="simple" xlink:show="embed" xlink:actuate="onLoad"/></draw:frame>, l'équation <draw:frame draw:style-name="fr5" draw:name="Objet110" text:anchor-type="as-char" svg:width="1.655cm" svg:height="0.483cm" draw:z-index="218"><draw:object xlink:href="./Object 123" xlink:type="simple" xlink:show="embed" xlink:actuate="onLoad"/><draw:image xlink:href="./ObjectReplacements/Object 123" xlink:type="simple" xlink:show="embed" xlink:actuate="onLoad"/></draw:frame> admet une solution unique sur <draw:frame draw:style-name="fr5" draw:name="Objet111" text:anchor-type="as-char" svg:width="1.201cm" svg:height="0.482cm" draw:z-index="219"><draw:object xlink:href="./Object 124" xlink:type="simple" xlink:show="embed" xlink:actuate="onLoad"/><draw:image xlink:href="./ObjectReplacements/Object 124" xlink:type="simple" xlink:show="embed" xlink:actuate="onLoad"/></draw:frame>.</text:p>
      <text:p text:style-name="P46"/>
      <text:p text:style-name="P52">Exemple :</text:p>
      <text:p text:style-name="P46">Soit la fonction <text:span text:style-name="T2">f</text:span> définie sur <text:span text:style-name="T25">ℝ</text:span> par <draw:frame draw:style-name="fr5" draw:name="Objet112" text:anchor-type="as-char" svg:width="2.404cm" svg:height="0.543cm" draw:z-index="220"><draw:object xlink:href="./Object 125" xlink:type="simple" xlink:show="embed" xlink:actuate="onLoad"/><draw:image xlink:href="./ObjectReplacements/Object 125" xlink:type="simple" xlink:show="embed" xlink:actuate="onLoad"/></draw:frame>.</text:p>
      <text:p text:style-name="P46">On a <draw:frame draw:style-name="fr5" draw:name="Objet113" text:anchor-type="as-char" svg:width="2.702cm" svg:height="0.483cm" draw:z-index="221"><draw:object xlink:href="./Object 126" xlink:type="simple" xlink:show="embed" xlink:actuate="onLoad"/><draw:image xlink:href="./ObjectReplacements/Object 126" xlink:type="simple" xlink:show="embed" xlink:actuate="onLoad"/></draw:frame> donc <draw:frame draw:style-name="fr5" draw:name="Objet114" text:anchor-type="as-char" svg:width="1.842cm" svg:height="0.483cm" draw:z-index="222"><draw:object xlink:href="./Object 127" xlink:type="simple" xlink:show="embed" xlink:actuate="onLoad"/><draw:image xlink:href="./ObjectReplacements/Object 127" xlink:type="simple" xlink:show="embed" xlink:actuate="onLoad"/></draw:frame> sur <draw:frame draw:style-name="fr5" draw:name="Objet115" text:anchor-type="as-char" svg:width="1.997cm" svg:height="1.099cm" draw:z-index="223"><draw:object xlink:href="./Object 128" xlink:type="simple" xlink:show="embed" xlink:actuate="onLoad"/><draw:image xlink:href="./ObjectReplacements/Object 128" xlink:type="simple" xlink:show="embed" xlink:actuate="onLoad"/></draw:frame> et <draw:frame draw:style-name="fr5" draw:name="Objet116" text:anchor-type="as-char" svg:width="1.842cm" svg:height="0.483cm" draw:z-index="224"><draw:object xlink:href="./Object 129" xlink:type="simple" xlink:show="embed" xlink:actuate="onLoad"/><draw:image xlink:href="./ObjectReplacements/Object 129" xlink:type="simple" xlink:show="embed" xlink:actuate="onLoad"/></draw:frame> sur <draw:frame draw:style-name="fr5" draw:name="Objet117" text:anchor-type="as-char" svg:width="1.997cm" svg:height="1.099cm" draw:z-index="225"><draw:object xlink:href="./Object 130" xlink:type="simple" xlink:show="embed" xlink:actuate="onLoad"/><draw:image xlink:href="./ObjectReplacements/Object 130" xlink:type="simple" xlink:show="embed" xlink:actuate="onLoad"/></draw:frame>.</text:p>
      <text:p text:style-name="P46">Sur l'intervalle <draw:frame draw:style-name="fr5" draw:name="Objet118" text:anchor-type="as-char" svg:width="1.746cm" svg:height="0.482cm" draw:z-index="226"><draw:object xlink:href="./Object 131" xlink:type="simple" xlink:show="embed" xlink:actuate="onLoad"/><draw:image xlink:href="./ObjectReplacements/Object 131" xlink:type="simple" xlink:show="embed" xlink:actuate="onLoad"/></draw:frame>, on a <draw:frame draw:style-name="fr5" draw:name="Objet119" text:anchor-type="as-char" svg:width="1.265cm" svg:height="0.467cm" draw:z-index="227"><draw:object xlink:href="./Object 132" xlink:type="simple" xlink:show="embed" xlink:actuate="onLoad"/><draw:image xlink:href="./ObjectReplacements/Object 132" xlink:type="simple" xlink:show="embed" xlink:actuate="onLoad"/></draw:frame>, donc <text:span text:style-name="T2">f</text:span> prend une fois et une seule toute valeur comprise entre <draw:frame draw:style-name="fr5" draw:name="Objet120" text:anchor-type="as-char" svg:width="1.092cm" svg:height="0.483cm" draw:z-index="228"><draw:object xlink:href="./Object 133" xlink:type="simple" xlink:show="embed" xlink:actuate="onLoad"/><draw:image xlink:href="./ObjectReplacements/Object 133" xlink:type="simple" xlink:show="embed" xlink:actuate="onLoad"/></draw:frame> et <draw:frame draw:style-name="fr5" draw:name="Objet121" text:anchor-type="as-char" svg:width="1.081cm" svg:height="0.483cm" draw:z-index="229"><draw:object xlink:href="./Object 134" xlink:type="simple" xlink:show="embed" xlink:actuate="onLoad"/><draw:image xlink:href="./ObjectReplacements/Object 134" xlink:type="simple" xlink:show="embed" xlink:actuate="onLoad"/></draw:frame>, soit toute valeur entre 0 et 30.</text:p>
      <text:p text:style-name="P46"/>
      <text:h text:style-name="P86" text:outline-level="3">Fonctions de coûts</text:h>
      <text:p text:style-name="Standard">Le coût total de production d'un produit en quantité <text:span text:style-name="T2">q</text:span> est la somme de tous les coûts de fabrication : la fonction de coût total est toujours croissante.</text:p>
      <text:p text:style-name="Standard"/>
      <text:p text:style-name="P7">Définition :</text:p>
      <text:p text:style-name="P34">Soit <text:span text:style-name="T14">c</text:span> une courbe de coût total :</text:p>
      <text:list xml:id="list36523080" text:style-name="L11">
        <text:list-item>
          <text:p text:style-name="P76">Le <text:span text:style-name="T11">coût total</text:span> <draw:frame draw:style-name="fr5" draw:name="Objet84" text:anchor-type="as-char" svg:width="1.363cm" svg:height="0.483cm" draw:z-index="230"><draw:object xlink:href="./Object 96" xlink:type="simple" xlink:show="embed" xlink:actuate="onLoad"/><draw:image xlink:href="./ObjectReplacements/Object 96" xlink:type="simple" xlink:show="embed" xlink:actuate="onLoad"/></draw:frame> est l'ordonnée du point M de <text:span text:style-name="T14">c</text:span> d'abscisse la quantité <text:span text:style-name="T2">q</text:span>.</text:p>
        </text:list-item>
        <text:list-item>
          <text:p text:style-name="P76">Les <text:span text:style-name="T11">coûts fixes</text:span> sont les coûts lorsque l'on produit une quantité nulle <draw:frame draw:style-name="fr5" draw:name="Objet85" text:anchor-type="as-char" svg:width="1.355cm" svg:height="0.483cm" draw:z-index="231"><draw:object xlink:href="./Object 97" xlink:type="simple" xlink:show="embed" xlink:actuate="onLoad"/><draw:image xlink:href="./ObjectReplacements/Object 97" xlink:type="simple" xlink:show="embed" xlink:actuate="onLoad"/></draw:frame></text:p>
        </text:list-item>
        <text:list-item>
          <text:p text:style-name="P76">Le <text:span text:style-name="T11">coût moyen</text:span> est le quotient du coût total par la quantité :</text:p>
          <text:p text:style-name="P77"><draw:frame draw:style-name="fr5" draw:name="Objet86" text:anchor-type="as-char" svg:width="2.946cm" svg:height="1.014cm" draw:z-index="232"><draw:object xlink:href="./Object 99" xlink:type="simple" xlink:show="embed" xlink:actuate="onLoad"/><draw:image xlink:href="./ObjectReplacements/Object 99" xlink:type="simple" xlink:show="embed" xlink:actuate="onLoad"/></draw:frame></text:p>
        </text:list-item>
        <text:list-item>
          <text:p text:style-name="P76">Le <text:span text:style-name="T11">coût marginal</text:span> en <text:span text:style-name="T2">q</text:span> est donné par <draw:frame draw:style-name="fr5" draw:name="Objet88" text:anchor-type="as-char" svg:width="2.912cm" svg:height="0.483cm" draw:z-index="233"><draw:object xlink:href="./Object 101" xlink:type="simple" xlink:show="embed" xlink:actuate="onLoad"/><draw:image xlink:href="./ObjectReplacements/Object 101" xlink:type="simple" xlink:show="embed" xlink:actuate="onLoad"/></draw:frame> </text:p>
        </text:list-item>
      </text:list>
      <table:table table:name="Tableau10" table:style-name="Tableau10">
        <table:table-column table:style-name="Tableau10.A"/>
        <table:table-column table:style-name="Tableau10.B"/>
        <text:soft-page-break/>
        <table:table-row>
          <table:table-cell table:style-name="Tableau10.A1" office:value-type="string">
            <text:p text:style-name="P28"><draw:frame draw:style-name="fr2" draw:name="images7" text:anchor-type="paragraph" svg:width="11.146cm" svg:height="9.548cm" draw:z-index="50"><draw:image xlink:href="Pictures/20000007000084D9000071D4CDA8D146.svm" xlink:type="simple" xlink:show="embed" xlink:actuate="onLoad"/></draw:frame></text:p>
          </table:table-cell>
          <table:table-cell table:style-name="Tableau10.A1" office:value-type="string">
            <text:p text:style-name="Table_20_Contents"/>
            <text:p text:style-name="P24">Le coût moyen <draw:frame draw:style-name="fr5" draw:name="Objet89" text:anchor-type="as-char" svg:width="1.032cm" svg:height="0.487cm" draw:z-index="184"><draw:object xlink:href="./Object 102" xlink:type="simple" xlink:show="embed" xlink:actuate="onLoad"/><draw:image xlink:href="./ObjectReplacements/Object 102" xlink:type="simple" xlink:show="embed" xlink:actuate="onLoad"/></draw:frame> est la pente de la droite (OM) :</text:p>
            <text:p text:style-name="P25"><draw:frame draw:style-name="fr5" draw:name="Objet99" text:anchor-type="as-char" svg:width="3.23cm" svg:height="0.928cm" draw:z-index="193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  <text:p text:style-name="P24"/>
            <text:p text:style-name="P24"/>
            <text:p text:style-name="P24">Le coût marginal <draw:frame draw:style-name="fr5" draw:name="Objet90" text:anchor-type="as-char" svg:width="0.963cm" svg:height="0.487cm" draw:z-index="194"><draw:object xlink:href="./Object 103" xlink:type="simple" xlink:show="embed" xlink:actuate="onLoad"/><draw:image xlink:href="./ObjectReplacements/Object 103" xlink:type="simple" xlink:show="embed" xlink:actuate="onLoad"/></draw:frame> est la pente de la droite (MM') :</text:p>
            <text:p text:style-name="P25"><draw:frame draw:style-name="fr5" draw:name="Objet100" text:anchor-type="as-char" svg:width="4.046cm" svg:height="0.94cm" draw:z-index="195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4"/>
            <text:p text:style-name="P24"/>
            <text:p text:style-name="P14"><text:span text:style-name="T29">Le </text:span><text:span text:style-name="T30">coût marginal</text:span><text:span text:style-name="T29"> est assimilé à la dérivée du coût total :</text:span></text:p>
            <text:p text:style-name="P19"><draw:frame draw:style-name="fr5" draw:name="Objet87" text:anchor-type="as-char" svg:width="2.738cm" svg:height="0.487cm" draw:z-index="196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</table:table>
      <text:p text:style-name="P35">Propriété :</text:p>
      <text:p text:style-name="P39">Lorsque le <text:span text:style-name="T11">coût moyen</text:span> est <text:span text:style-name="T11">minimal</text:span>, le coût moyen est <text:span text:style-name="T11">égal</text:span> au coût marginal.</text:p>
      <text:p text:style-name="P11"/>
      <text:p text:style-name="P9">Démonstration :</text:p>
      <text:p text:style-name="P11">Lorsque le coût moyen est minimal, sa dérivée s'annule.</text:p>
      <text:p text:style-name="P3">Or <draw:frame draw:style-name="fr5" draw:name="Objet91" text:anchor-type="as-char" svg:width="2.946cm" svg:height="1.014cm" draw:z-index="86"><draw:object xlink:href="./Object 98" xlink:type="simple" xlink:show="embed" xlink:actuate="onLoad"/><draw:image xlink:href="./ObjectReplacements/Object 98" xlink:type="simple" xlink:show="embed" xlink:actuate="onLoad"/></draw:frame>, est de la forme <draw:frame draw:style-name="fr5" draw:name="Objet92" text:anchor-type="as-char" svg:width="0.52cm" svg:height="0.998cm" draw:z-index="87"><draw:object xlink:href="./Object 104" xlink:type="simple" xlink:show="embed" xlink:actuate="onLoad"/><draw:image xlink:href="./ObjectReplacements/Object 104" xlink:type="simple" xlink:show="embed" xlink:actuate="onLoad"/></draw:frame>, et sa dérivée est <draw:frame draw:style-name="fr5" draw:name="Objet93" text:anchor-type="as-char" svg:width="5.948cm" svg:height="1.074cm" draw:z-index="88"><draw:object xlink:href="./Object 105" xlink:type="simple" xlink:show="embed" xlink:actuate="onLoad"/><draw:image xlink:href="./ObjectReplacements/Object 105" xlink:type="simple" xlink:show="embed" xlink:actuate="onLoad"/></draw:frame>.</text:p>
      <text:p text:style-name="Standard"><text:span text:style-name="T19">Ainsi </text:span><text:span text:style-name="T19"><draw:frame draw:style-name="fr5" draw:name="Objet94" text:anchor-type="as-char" svg:width="2.106cm" svg:height="0.531cm" draw:z-index="91"><draw:object xlink:href="./Object 106" xlink:type="simple" xlink:show="embed" xlink:actuate="onLoad"/><draw:image xlink:href="./ObjectReplacements/Object 106" xlink:type="simple" xlink:show="embed" xlink:actuate="onLoad"/></draw:frame></text:span><text:span text:style-name="T19"> </text:span><text:span text:style-name="T25">⇔ </text:span><text:span text:style-name="T25"><draw:frame draw:style-name="fr5" draw:name="Objet95" text:anchor-type="as-char" svg:width="3.625cm" svg:height="0.483cm" draw:z-index="93"><draw:object xlink:href="./Object 107" xlink:type="simple" xlink:show="embed" xlink:actuate="onLoad"/><draw:image xlink:href="./ObjectReplacements/Object 107" xlink:type="simple" xlink:show="embed" xlink:actuate="onLoad"/></draw:frame></text:span><text:span text:style-name="T25"> ⇔ </text:span><text:span text:style-name="T25"><draw:frame draw:style-name="fr5" draw:name="Objet96" text:anchor-type="as-char" svg:width="3.122cm" svg:height="1.014cm" draw:z-index="98"><draw:object xlink:href="./Object 108" xlink:type="simple" xlink:show="embed" xlink:actuate="onLoad"/><draw:image xlink:href="./ObjectReplacements/Object 108" xlink:type="simple" xlink:show="embed" xlink:actuate="onLoad"/></draw:frame></text:span><text:span text:style-name="T15">.</text:span></text:p>
      <text:p text:style-name="P12">Ainsi le coût moyen est égal au coût marginal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/>
            <text:p text:style-name="P13">Remarque :</text:p>
            <text:p text:style-name="P12">Lorsque le coût d'une unité supplémentaire produite (coût marginal <draw:frame draw:style-name="fr5" draw:name="Objet97" text:anchor-type="as-char" svg:width="0.713cm" svg:height="0.531cm" draw:z-index="197"><draw:object xlink:href="./Object 100" xlink:type="simple" xlink:show="embed" xlink:actuate="onLoad"/><draw:image xlink:href="./ObjectReplacements/Object 100" xlink:type="simple" xlink:show="embed" xlink:actuate="onLoad"/></draw:frame>) est inférieur au coût moyen (<draw:frame draw:style-name="fr5" draw:name="Objet98" text:anchor-type="as-char" svg:width="0.744cm" svg:height="0.531cm" draw:z-index="199"><draw:object xlink:href="./Object 110" xlink:type="simple" xlink:show="embed" xlink:actuate="onLoad"/><draw:image xlink:href="./ObjectReplacements/Object 110" xlink:type="simple" xlink:show="embed" xlink:actuate="onLoad"/></draw:frame>) calculé jusque-là, le coût moyen diminue. </text:p>
            <text:p text:style-name="P12"/>
            <text:p text:style-name="P12">Et inversement, lorsque le coût d'une unité supplémentaire produite est plus grand que le coût moyen, celui-ci augmente.</text:p>
          </table:table-cell>
          <table:table-cell table:style-name="Tableau11.A1" office:value-type="string">
            <text:p text:style-name="P26"><draw:frame draw:style-name="fr2" draw:name="images8" text:anchor-type="paragraph" svg:width="8.306cm" svg:height="5.779cm" draw:z-index="51"><draw:image xlink:href="Pictures/2000000700005B8200003FAB0AD3BAEB.svm" xlink:type="simple" xlink:show="embed" xlink:actuate="onLoad"/></draw:frame></text:p>
          </table:table-cell>
        </table:table-row>
      </table:table>
      <text:p text:style-name="P13"/>
      <text:p text:style-name="P12"/>
      <text:h text:style-name="P81" text:outline-level="1">Dérivée d'une fonction composée</text:h>
      <text:h text:style-name="P82" text:outline-level="2">Formule générale</text:h>
      <text:p text:style-name="P40">Théorème :</text:p>
      <text:p text:style-name="P34"><text:span text:style-name="T15">Soit </text:span><text:span text:style-name="T17">u</text:span> et <text:span text:style-name="T2">g</text:span> deux fonctions telles que la composée <draw:frame draw:style-name="fr5" draw:name="Objet122" text:anchor-type="as-char" svg:width="1.616cm" svg:height="0.467cm" draw:z-index="102"><draw:object xlink:href="./Object 136" xlink:type="simple" xlink:show="embed" xlink:actuate="onLoad"/><draw:image xlink:href="./ObjectReplacements/Object 136" xlink:type="simple" xlink:show="embed" xlink:actuate="onLoad"/></draw:frame> existe sur un intervalle I.</text:p>
      <text:p text:style-name="P34">Si <text:span text:style-name="T2">u</text:span> est dérivable en <text:span text:style-name="T1">x</text:span> de I et <text:span text:style-name="T2">g</text:span> est dérivable en <draw:frame draw:style-name="fr5" draw:name="Objet123" text:anchor-type="as-char" svg:width="1.028cm" svg:height="0.483cm" draw:z-index="103"><draw:object xlink:href="./Object 137" xlink:type="simple" xlink:show="embed" xlink:actuate="onLoad"/><draw:image xlink:href="./ObjectReplacements/Object 137" xlink:type="simple" xlink:show="embed" xlink:actuate="onLoad"/></draw:frame>, alors la composée <draw:frame draw:style-name="fr5" draw:name="Objet124" text:anchor-type="as-char" svg:width="1.616cm" svg:height="0.467cm" draw:z-index="104"><draw:object xlink:href="./Object 138" xlink:type="simple" xlink:show="embed" xlink:actuate="onLoad"/><draw:image xlink:href="./ObjectReplacements/Object 138" xlink:type="simple" xlink:show="embed" xlink:actuate="onLoad"/><svg:desc>formule</svg:desc></draw:frame> est dérivable en <text:span text:style-name="T1">x</text:span> de I et sa dérivée est : </text:p>
      <text:p text:style-name="P38"><draw:frame draw:style-name="fr5" draw:name="Objet125" text:anchor-type="as-char" svg:width="4.593cm" svg:height="0.483cm" draw:z-index="105"><draw:object xlink:href="./Object 139" xlink:type="simple" xlink:show="embed" xlink:actuate="onLoad"/><draw:image xlink:href="./ObjectReplacements/Object 139" xlink:type="simple" xlink:show="embed" xlink:actuate="onLoad"/></draw:frame></text:p>
      <text:p text:style-name="P34">On écrit aussi <draw:frame draw:style-name="fr5" draw:name="Objet126" text:anchor-type="as-char" svg:width="3.531cm" svg:height="0.483cm" draw:z-index="106"><draw:object xlink:href="./Object 140" xlink:type="simple" xlink:show="embed" xlink:actuate="onLoad"/><draw:image xlink:href="./ObjectReplacements/Object 140" xlink:type="simple" xlink:show="embed" xlink:actuate="onLoad"/></draw:frame>.</text:p>
      <text:p text:style-name="P12"/>
      <text:p text:style-name="P13">Exemple :</text:p>
      <text:p text:style-name="Standard"><text:span text:style-name="T15">Soit la fonction </text:span><text:span text:style-name="T17">f</text:span> définie sur <draw:frame draw:style-name="fr5" draw:name="Objet127" text:anchor-type="as-char" svg:width="1.909cm" svg:height="0.482cm" draw:z-index="107"><draw:object xlink:href="./Object 141" xlink:type="simple" xlink:show="embed" xlink:actuate="onLoad"/><draw:image xlink:href="./ObjectReplacements/Object 141" xlink:type="simple" xlink:show="embed" xlink:actuate="onLoad"/></draw:frame> par <draw:frame draw:style-name="fr5" draw:name="Objet128" text:anchor-type="as-char" svg:width="3.08cm" svg:height="0.586cm" draw:z-index="108"><draw:object xlink:href="./Object 142" xlink:type="simple" xlink:show="embed" xlink:actuate="onLoad"/><draw:image xlink:href="./ObjectReplacements/Object 142" xlink:type="simple" xlink:show="embed" xlink:actuate="onLoad"/></draw:frame>.</text:p>
      <text:p text:style-name="Standard">On pose <draw:frame draw:style-name="fr5" draw:name="Objet132" text:anchor-type="as-char" svg:width="2.739cm" svg:height="0.543cm" draw:z-index="109"><draw:object xlink:href="./Object 147" xlink:type="simple" xlink:show="embed" xlink:actuate="onLoad"/><draw:image xlink:href="./ObjectReplacements/Object 147" xlink:type="simple" xlink:show="embed" xlink:actuate="onLoad"/></draw:frame> et <draw:frame draw:style-name="fr5" draw:name="Objet133" text:anchor-type="as-char" svg:width="2.113cm" svg:height="0.52cm" draw:z-index="110"><draw:object xlink:href="./Object 148" xlink:type="simple" xlink:show="embed" xlink:actuate="onLoad"/><draw:image xlink:href="./ObjectReplacements/Object 148" xlink:type="simple" xlink:show="embed" xlink:actuate="onLoad"/></draw:frame>. On a donc <draw:frame draw:style-name="fr5" draw:name="Objet134" text:anchor-type="as-char" svg:width="4.888cm" svg:height="0.483cm" draw:z-index="111"><draw:object xlink:href="./Object 149" xlink:type="simple" xlink:show="embed" xlink:actuate="onLoad"/><draw:image xlink:href="./ObjectReplacements/Object 149" xlink:type="simple" xlink:show="embed" xlink:actuate="onLoad"/></draw:frame></text:p>
      <text:p text:style-name="Standard"><draw:frame draw:style-name="fr5" draw:name="Objet129" text:anchor-type="as-char" svg:width="0.944cm" svg:height="0.467cm" draw:z-index="113"><draw:object xlink:href="./Object 143" xlink:type="simple" xlink:show="embed" xlink:actuate="onLoad"/><draw:image xlink:href="./ObjectReplacements/Object 143" xlink:type="simple" xlink:show="embed" xlink:actuate="onLoad"/></draw:frame> <draw:g text:anchor-type="as-char" svg:y="-0.21cm" draw:z-index="61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130" text:anchor-type="as-char" svg:width="1.573cm" svg:height="0.527cm" draw:z-index="114"><draw:object xlink:href="./Object 144" xlink:type="simple" xlink:show="embed" xlink:actuate="onLoad"/><draw:image xlink:href="./ObjectReplacements/Object 144" xlink:type="simple" xlink:show="embed" xlink:actuate="onLoad"/></draw:frame> <draw:g text:anchor-type="as-char" svg:y="-0.21cm" draw:z-index="62" draw:style-name="gr1"><draw:line draw:style-name="gr2" draw:text-style-name="P87" svg:x1="0cm" svg:y1="-0.001cm" svg:x2="0cm" svg:y2="0.165cm"><text:p/></draw:line><draw:line draw:style-name="gr2" draw:text-style-name="P87" svg:x1="0cm" svg:y1="0.082cm" svg:x2="0.529cm" svg:y2="0.082cm"><text:p/></draw:line><draw:line draw:style-name="gr2" draw:text-style-name="P87" svg:x1="0.529cm" svg:y1="0.082cm" svg:x2="0.439cm" svg:y2="-0.001cm"><text:p/></draw:line><draw:line draw:style-name="gr2" draw:text-style-name="P87" svg:x1="0.529cm" svg:y1="0.082cm" svg:x2="0.439cm" svg:y2="0.165cm"><text:p/></draw:line></draw:g> <draw:frame draw:style-name="fr5" draw:name="Objet131" text:anchor-type="as-char" svg:width="1.833cm" svg:height="0.57cm" draw:z-index="115"><draw:object xlink:href="./Object 145" xlink:type="simple" xlink:show="embed" xlink:actuate="onLoad"/><draw:image xlink:href="./ObjectReplacements/Object 145" xlink:type="simple" xlink:show="embed" xlink:actuate="onLoad"/></draw:frame>.</text:p>
      <text:p text:style-name="Standard">On a <draw:frame draw:style-name="fr5" draw:name="Objet136" text:anchor-type="as-char" svg:width="2.344cm" svg:height="0.483cm" draw:z-index="116"><draw:object xlink:href="./Object 150" xlink:type="simple" xlink:show="embed" xlink:actuate="onLoad"/><draw:image xlink:href="./ObjectReplacements/Object 150" xlink:type="simple" xlink:show="embed" xlink:actuate="onLoad"/></draw:frame> et la dérivée de la racine carrée est <draw:frame draw:style-name="fr5" draw:name="Objet137" text:anchor-type="as-char" svg:width="2.72cm" svg:height="1.035cm" draw:z-index="117"><draw:object xlink:href="./Object 151" xlink:type="simple" xlink:show="embed" xlink:actuate="onLoad"/><draw:image xlink:href="./ObjectReplacements/Object 151" xlink:type="simple" xlink:show="embed" xlink:actuate="onLoad"/></draw:frame> lorsque <draw:frame draw:style-name="fr5" draw:name="Objet138" text:anchor-type="as-char" svg:width="1.159cm" svg:height="0.467cm" draw:z-index="118"><draw:object xlink:href="./Object 152" xlink:type="simple" xlink:show="embed" xlink:actuate="onLoad"/><draw:image xlink:href="./ObjectReplacements/Object 152" xlink:type="simple" xlink:show="embed" xlink:actuate="onLoad"/></draw:frame>.</text:p>
      <text:p text:style-name="Standard">Ici <draw:frame draw:style-name="fr5" draw:name="Objet139" text:anchor-type="as-char" svg:width="2.311cm" svg:height="0.527cm" draw:z-index="119"><draw:object xlink:href="./Object 153" xlink:type="simple" xlink:show="embed" xlink:actuate="onLoad"/><draw:image xlink:href="./ObjectReplacements/Object 153" xlink:type="simple" xlink:show="embed" xlink:actuate="onLoad"/></draw:frame>, donc la dérivée n'existe que <draw:frame draw:style-name="fr5" draw:name="Objet140" text:anchor-type="as-char" svg:width="1.886cm" svg:height="0.482cm" draw:z-index="120"><draw:object xlink:href="./Object 154" xlink:type="simple" xlink:show="embed" xlink:actuate="onLoad"/><draw:image xlink:href="./ObjectReplacements/Object 154" xlink:type="simple" xlink:show="embed" xlink:actuate="onLoad"/></draw:frame>. D'où :</text:p>
      <text:p text:style-name="P2"><draw:frame draw:style-name="fr5" draw:name="Objet141" text:anchor-type="as-char" svg:width="10.77cm" svg:height="1.101cm" draw:z-index="121"><draw:object xlink:href="./Object 146" xlink:type="simple" xlink:show="embed" xlink:actuate="onLoad"/><draw:image xlink:href="./ObjectReplacements/Object 146" xlink:type="simple" xlink:show="embed" xlink:actuate="onLoad"/></draw:frame></text:p>
      <text:p text:style-name="P14"/>
      <text:p text:style-name="P8">Interprétation graphique :</text:p>
      <text:p text:style-name="P14">Soit <text:span text:style-name="T2">u</text:span> la fonction définie sur <draw:frame draw:style-name="fr5" draw:name="Objet143" text:anchor-type="as-char" svg:width="1.57cm" svg:height="0.482cm" draw:z-index="122"><draw:object xlink:href="./Object 155" xlink:type="simple" xlink:show="embed" xlink:actuate="onLoad"/><draw:image xlink:href="./ObjectReplacements/Object 155" xlink:type="simple" xlink:show="embed" xlink:actuate="onLoad"/></draw:frame> par <draw:frame draw:style-name="fr5" draw:name="Objet146" text:anchor-type="as-char" svg:width="2.274cm" svg:height="0.998cm" draw:z-index="123"><draw:object xlink:href="./Object 156" xlink:type="simple" xlink:show="embed" xlink:actuate="onLoad"/><draw:image xlink:href="./ObjectReplacements/Object 156" xlink:type="simple" xlink:show="embed" xlink:actuate="onLoad"/></draw:frame> et <text:span text:style-name="T2">g</text:span> la fonction définie sur <text:span text:style-name="T25">ℝ</text:span> par <draw:frame draw:style-name="fr5" draw:name="Objet150" text:anchor-type="as-char" svg:width="2.364cm" svg:height="0.543cm" draw:z-index="124"><draw:object xlink:href="./Object 157" xlink:type="simple" xlink:show="embed" xlink:actuate="onLoad"/><draw:image xlink:href="./ObjectReplacements/Object 157" xlink:type="simple" xlink:show="embed" xlink:actuate="onLoad"/></draw:frame>.</text:p>
      <text:p text:style-name="P14">La composée <draw:frame draw:style-name="fr5" draw:name="Objet151" text:anchor-type="as-char" svg:width="1.616cm" svg:height="0.467cm" draw:z-index="125"><draw:object xlink:href="./Object 158" xlink:type="simple" xlink:show="embed" xlink:actuate="onLoad"/><draw:image xlink:href="./ObjectReplacements/Object 158" xlink:type="simple" xlink:show="embed" xlink:actuate="onLoad"/><svg:desc>formule</svg:desc></draw:frame> est définie sur <draw:frame draw:style-name="fr5" draw:name="Objet152" text:anchor-type="as-char" svg:width="1.57cm" svg:height="0.482cm" draw:z-index="126"><draw:object xlink:href="./Object 159" xlink:type="simple" xlink:show="embed" xlink:actuate="onLoad"/><draw:image xlink:href="./ObjectReplacements/Object 159" xlink:type="simple" xlink:show="embed" xlink:actuate="onLoad"/></draw:frame> par :</text:p>
      <text:p text:style-name="P2"><text:s/><draw:frame draw:style-name="fr5" draw:name="Objet153" text:anchor-type="as-char" svg:width="9.155cm" svg:height="1.145cm" draw:z-index="127"><draw:object xlink:href="./Object 160" xlink:type="simple" xlink:show="embed" xlink:actuate="onLoad"/><draw:image xlink:href="./ObjectReplacements/Object 160" xlink:type="simple" xlink:show="embed" xlink:actuate="onLoad"/></draw:frame>.</text:p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23"><draw:frame draw:style-name="fr4" draw:name="images9" text:anchor-type="paragraph" svg:width="5.472cm" svg:height="8.139cm" draw:z-index="63"><draw:image xlink:href="Pictures/2000000700002CA70000426DED03133D.svm" xlink:type="simple" xlink:show="embed" xlink:actuate="onLoad"/></draw:frame><draw:frame draw:style-name="fr5" draw:name="Objet155" text:anchor-type="as-char" svg:width="1.556cm" svg:height="0.483cm" draw:z-index="198"><draw:object xlink:href="./Object 162" xlink:type="simple" xlink:show="embed" xlink:actuate="onLoad"/><draw:image xlink:href="./ObjectReplacements/Object 162" xlink:type="simple" xlink:show="embed" xlink:actuate="onLoad"/></draw:frame></text:p>
            <text:p text:style-name="P23"><draw:frame draw:style-name="fr5" draw:name="Objet154" text:anchor-type="as-char" svg:width="2.034cm" svg:height="0.483cm" draw:z-index="185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Tableau12.B1" office:value-type="string">
            <text:p text:style-name="P23"><draw:frame draw:style-name="fr4" draw:name="images10" text:anchor-type="paragraph" svg:width="5.473cm" svg:height="7.445cm" draw:z-index="70"><draw:image xlink:href="Pictures/2000000700002B8D00003B42FAB6AD74.svm" xlink:type="simple" xlink:show="embed" xlink:actuate="onLoad"/></draw:frame></text:p>
            <text:p text:style-name="P23"><draw:frame draw:style-name="fr5" draw:name="Objet156" text:anchor-type="as-char" svg:width="1.6cm" svg:height="0.483cm" draw:z-index="187"><draw:object xlink:href="./Object 163" xlink:type="simple" xlink:show="embed" xlink:actuate="onLoad"/><draw:image xlink:href="./ObjectReplacements/Object 163" xlink:type="simple" xlink:show="embed" xlink:actuate="onLoad"/></draw:frame></text:p>
            <text:p text:style-name="P23"><draw:frame draw:style-name="fr5" draw:name="Objet157" text:anchor-type="as-char" svg:width="1.771cm" svg:height="0.483cm" draw:z-index="188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2.A1" office:value-type="string">
            <text:p text:style-name="P23"><draw:frame draw:style-name="fr2" draw:name="images11" text:anchor-type="paragraph" svg:width="5.11cm" svg:height="7.955cm" draw:z-index="72"><draw:image xlink:href="Pictures/20000007000039E200005A2017148597.svm" xlink:type="simple" xlink:show="embed" xlink:actuate="onLoad"/></draw:frame><draw:frame draw:style-name="fr5" draw:name="Objet158" text:anchor-type="as-char" svg:width="4.583cm" svg:height="0.483cm" draw:z-index="189"><draw:object xlink:href="./Object 165" xlink:type="simple" xlink:show="embed" xlink:actuate="onLoad"/><draw:image xlink:href="./ObjectReplacements/Object 165" xlink:type="simple" xlink:show="embed" xlink:actuate="onLoad"/></draw:frame></text:p>
            <text:p text:style-name="P23"><draw:frame draw:style-name="fr5" draw:name="Objet159" text:anchor-type="as-char" svg:width="4.503cm" svg:height="0.483cm" draw:z-index="190"><draw:object xlink:href="./Object 166" xlink:type="simple" xlink:show="embed" xlink:actuate="onLoad"/><draw:image xlink:href="./ObjectReplacements/Object 166" xlink:type="simple" xlink:show="embed" xlink:actuate="onLoad"/></draw:frame></text:p>
            <text:p text:style-name="P23"><draw:frame draw:style-name="fr5" draw:name="Objet161" text:anchor-type="as-char" svg:width="4.778cm" svg:height="0.483cm" draw:z-index="191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</table:table-row>
      </table:table>
      <text:h text:style-name="P82" text:outline-level="2"><text:soft-page-break/>Formules de dérivées</text:h>
      <text:p text:style-name="P36">Propriété :</text:p>
      <text:p text:style-name="P41"><text:span text:style-name="T2">u</text:span> est une fonction dérivable sur un intervalle I, et <text:span text:style-name="T2">n </text:span>est un entier relatif.</text:p>
      <text:p text:style-name="P41">Alors la fonction <draw:frame draw:style-name="fr5" draw:name="Objet163" text:anchor-type="as-char" svg:width="1.24cm" svg:height="0.527cm" draw:z-index="128"><draw:object xlink:href="./Object 168" xlink:type="simple" xlink:show="embed" xlink:actuate="onLoad"/><draw:image xlink:href="./ObjectReplacements/Object 168" xlink:type="simple" xlink:show="embed" xlink:actuate="onLoad"/></draw:frame> est dérivable :</text:p>
      <text:list xml:id="list36498416" text:style-name="L12">
        <text:list-item>
          <text:p text:style-name="P78">en tout point de I lorsque <draw:frame draw:style-name="fr5" draw:name="Objet164" text:anchor-type="as-char" svg:width="1.011cm" svg:height="0.467cm" draw:z-index="129"><draw:object xlink:href="./Object 169" xlink:type="simple" xlink:show="embed" xlink:actuate="onLoad"/><draw:image xlink:href="./ObjectReplacements/Object 169" xlink:type="simple" xlink:show="embed" xlink:actuate="onLoad"/></draw:frame></text:p>
        </text:list-item>
        <text:list-item>
          <text:p text:style-name="P78">en tout point de I où <text:span text:style-name="T2">u</text:span> ne s'annule pas lorsque <draw:frame draw:style-name="fr5" draw:name="Objet165" text:anchor-type="as-char" svg:width="1.307cm" svg:height="0.467cm" draw:z-index="130"><draw:object xlink:href="./Object 170" xlink:type="simple" xlink:show="embed" xlink:actuate="onLoad"/><draw:image xlink:href="./ObjectReplacements/Object 170" xlink:type="simple" xlink:show="embed" xlink:actuate="onLoad"/></draw:frame>.</text:p>
        </text:list-item>
      </text:list>
      <text:p text:style-name="P41">De plus :</text:p>
      <text:p text:style-name="P38"><draw:frame draw:style-name="fr5" draw:name="Objet166" text:anchor-type="as-char" svg:width="4.854cm" svg:height="0.543cm" draw:z-index="131"><draw:object xlink:href="./Object 171" xlink:type="simple" xlink:show="embed" xlink:actuate="onLoad"/><draw:image xlink:href="./ObjectReplacements/Object 171" xlink:type="simple" xlink:show="embed" xlink:actuate="onLoad"/></draw:frame></text:p>
      <text:p text:style-name="P14"/>
      <text:p text:style-name="P10">Démonstration :</text:p>
      <text:p text:style-name="P14">Pour tout <text:span text:style-name="T1">x</text:span> de I, <draw:frame draw:style-name="fr5" draw:name="Objet167" text:anchor-type="as-char" svg:width="2.709cm" svg:height="0.543cm" draw:z-index="134"><draw:object xlink:href="./Object 172" xlink:type="simple" xlink:show="embed" xlink:actuate="onLoad"/><draw:image xlink:href="./ObjectReplacements/Object 172" xlink:type="simple" xlink:show="embed" xlink:actuate="onLoad"/></draw:frame>.</text:p>
      <text:p text:style-name="P14">On peut donc écrire <draw:frame draw:style-name="fr5" draw:name="Objet168" text:anchor-type="as-char" svg:width="2.902cm" svg:height="0.483cm" draw:z-index="135"><draw:object xlink:href="./Object 173" xlink:type="simple" xlink:show="embed" xlink:actuate="onLoad"/><draw:image xlink:href="./ObjectReplacements/Object 173" xlink:type="simple" xlink:show="embed" xlink:actuate="onLoad"/></draw:frame> avec <draw:frame draw:style-name="fr5" draw:name="Objet169" text:anchor-type="as-char" svg:width="1.822cm" svg:height="0.543cm" draw:z-index="141"><draw:object xlink:href="./Object 174" xlink:type="simple" xlink:show="embed" xlink:actuate="onLoad"/><draw:image xlink:href="./ObjectReplacements/Object 174" xlink:type="simple" xlink:show="embed" xlink:actuate="onLoad"/></draw:frame>.</text:p>
      <text:list xml:id="list36505045" text:style-name="L13">
        <text:list-item>
          <text:p text:style-name="P66"><text:span text:style-name="T11">1</text:span><text:span text:style-name="T28">er</text:span><text:span text:style-name="T11"> cas :</text:span> <draw:frame draw:style-name="fr5" draw:name="Objet170" text:anchor-type="as-char" svg:width="1.011cm" svg:height="0.467cm" draw:z-index="143"><draw:object xlink:href="./Object 175" xlink:type="simple" xlink:show="embed" xlink:actuate="onLoad"/><draw:image xlink:href="./ObjectReplacements/Object 175" xlink:type="simple" xlink:show="embed" xlink:actuate="onLoad"/></draw:frame> : alors la fonction <text:span text:style-name="T2">g</text:span> est dérivable sur <text:span text:style-name="T25">ℝ </text:span>: <draw:frame draw:style-name="fr5" draw:name="Objet171" text:anchor-type="as-char" svg:width="2.51cm" svg:height="0.543cm" draw:z-index="144"><draw:object xlink:href="./Object 176" xlink:type="simple" xlink:show="embed" xlink:actuate="onLoad"/><draw:image xlink:href="./ObjectReplacements/Object 176" xlink:type="simple" xlink:show="embed" xlink:actuate="onLoad"/></draw:frame></text:p>
        </text:list-item>
      </text:list>
      <text:p text:style-name="P14"><text:tab/>Donc d'après le théorème précédent on sait que <text:span text:style-name="T2">f</text:span> est dérivable sur I et que, pour tout <text:span text:style-name="T1">x</text:span> de I :</text:p>
      <text:p text:style-name="P2"><draw:frame draw:style-name="fr5" draw:name="Objet172" text:anchor-type="as-char" svg:width="8.165cm" svg:height="0.543cm" draw:z-index="147"><draw:object xlink:href="./Object 177" xlink:type="simple" xlink:show="embed" xlink:actuate="onLoad"/><draw:image xlink:href="./ObjectReplacements/Object 177" xlink:type="simple" xlink:show="embed" xlink:actuate="onLoad"/></draw:frame></text:p>
      <text:list xml:id="list36498947" text:continue-numbering="true" text:style-name="L13">
        <text:list-item>
          <text:p text:style-name="P66"><text:span text:style-name="T10">2</text:span><text:span text:style-name="T28">e</text:span><text:span text:style-name="T11"> cas : </text:span><text:s/><draw:frame draw:style-name="fr5" draw:name="Objet174" text:anchor-type="as-char" svg:width="1.307cm" svg:height="0.467cm" draw:z-index="148"><draw:object xlink:href="./Object 181" xlink:type="simple" xlink:show="embed" xlink:actuate="onLoad"/><draw:image xlink:href="./ObjectReplacements/Object 181" xlink:type="simple" xlink:show="embed" xlink:actuate="onLoad"/></draw:frame> : alors la fonction <text:span text:style-name="T2">g</text:span> est dérivable sur <text:span text:style-name="T25">ℝ</text:span><text:span text:style-name="T26">*</text:span> <text:span text:style-name="T25"> </text:span>: <draw:frame draw:style-name="fr5" draw:name="Objet175" text:anchor-type="as-char" svg:width="2.51cm" svg:height="0.543cm" draw:z-index="149"><draw:object xlink:href="./Object 180" xlink:type="simple" xlink:show="embed" xlink:actuate="onLoad"/><draw:image xlink:href="./ObjectReplacements/Object 180" xlink:type="simple" xlink:show="embed" xlink:actuate="onLoad"/><svg:desc>formule</svg:desc></draw:frame></text:p>
        </text:list-item>
      </text:list>
      <text:p text:style-name="P14"><text:tab/>Donc d'après le théorème précédent on sait que <text:span text:style-name="T2">f</text:span> est dérivable sur I et que, pour tout <text:span text:style-name="T1">x</text:span> de I :</text:p>
      <text:p text:style-name="P2"><draw:frame draw:style-name="fr5" draw:name="Objet173" text:anchor-type="as-char" svg:width="8.165cm" svg:height="0.543cm" draw:z-index="150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<text:p text:style-name="P14"/>
      <text:p text:style-name="P8">Exemples :</text:p>
      <text:list xml:id="list36496784" text:style-name="L14">
        <text:list-item>
          <text:p text:style-name="P67"><text:span text:style-name="T2">f</text:span> est la fonction définie sur <text:span text:style-name="T25">ℝ</text:span> par <draw:frame draw:style-name="fr5" draw:name="Objet176" text:anchor-type="as-char" svg:width="3.678cm" svg:height="0.543cm" draw:z-index="151"><draw:object xlink:href="./Object 182" xlink:type="simple" xlink:show="embed" xlink:actuate="onLoad"/><draw:image xlink:href="./ObjectReplacements/Object 182" xlink:type="simple" xlink:show="embed" xlink:actuate="onLoad"/></draw:frame>.</text:p>
          <text:p text:style-name="P67">On peut dire que <draw:frame draw:style-name="fr5" draw:name="Objet177" text:anchor-type="as-char" svg:width="1.24cm" svg:height="0.527cm" draw:z-index="152"><draw:object xlink:href="./Object 183" xlink:type="simple" xlink:show="embed" xlink:actuate="onLoad"/><draw:image xlink:href="./ObjectReplacements/Object 183" xlink:type="simple" xlink:show="embed" xlink:actuate="onLoad"/></draw:frame> avec <draw:frame draw:style-name="fr5" draw:name="Objet178" text:anchor-type="as-char" svg:width="3.168cm" svg:height="0.543cm" draw:z-index="153"><draw:object xlink:href="./Object 184" xlink:type="simple" xlink:show="embed" xlink:actuate="onLoad"/><draw:image xlink:href="./ObjectReplacements/Object 184" xlink:type="simple" xlink:show="embed" xlink:actuate="onLoad"/></draw:frame> et <draw:frame draw:style-name="fr5" draw:name="Objet179" text:anchor-type="as-char" svg:width="1.014cm" svg:height="0.467cm" draw:z-index="154"><draw:object xlink:href="./Object 185" xlink:type="simple" xlink:show="embed" xlink:actuate="onLoad"/><draw:image xlink:href="./ObjectReplacements/Object 185" xlink:type="simple" xlink:show="embed" xlink:actuate="onLoad"/></draw:frame>.</text:p>
          <text:p text:style-name="P67">Le polynôme <text:span text:style-name="T2">u</text:span> est dérivable sur <text:span text:style-name="T25">ℝ</text:span>, donc <text:span text:style-name="T2">f</text:span> est dérivable sur <text:span text:style-name="T25">ℝ</text:span> et, pour tout réel <text:span text:style-name="T1">x</text:span>,</text:p>
          <text:p text:style-name="P65"><draw:frame draw:style-name="fr5" draw:name="Objet180" text:anchor-type="as-char" svg:width="5.867cm" svg:height="0.543cm" draw:z-index="155"><draw:object xlink:href="./Object 186" xlink:type="simple" xlink:show="embed" xlink:actuate="onLoad"/><draw:image xlink:href="./ObjectReplacements/Object 186" xlink:type="simple" xlink:show="embed" xlink:actuate="onLoad"/></draw:frame></text:p>
        </text:list-item>
        <text:list-item>
          <text:p text:style-name="P67"><text:span text:style-name="T2">g</text:span> est la fonction définie sur <draw:frame draw:style-name="fr5" draw:name="Objet181" text:anchor-type="as-char" svg:width="2.579cm" svg:height="1.099cm" draw:z-index="156"><draw:object xlink:href="./Object 187" xlink:type="simple" xlink:show="embed" xlink:actuate="onLoad"/><draw:image xlink:href="./ObjectReplacements/Object 187" xlink:type="simple" xlink:show="embed" xlink:actuate="onLoad"/></draw:frame> par <draw:frame draw:style-name="fr5" draw:name="Objet182" text:anchor-type="as-char" svg:width="2.995cm" svg:height="1.074cm" draw:z-index="157"><draw:object xlink:href="./Object 188" xlink:type="simple" xlink:show="embed" xlink:actuate="onLoad"/><draw:image xlink:href="./ObjectReplacements/Object 188" xlink:type="simple" xlink:show="embed" xlink:actuate="onLoad"/></draw:frame>.</text:p>
          <text:p text:style-name="P67">On peut dire que <draw:frame draw:style-name="fr5" draw:name="Objet183" text:anchor-type="as-char" svg:width="1.198cm" svg:height="0.527cm" draw:z-index="158"><draw:object xlink:href="./Object 189" xlink:type="simple" xlink:show="embed" xlink:actuate="onLoad"/><draw:image xlink:href="./ObjectReplacements/Object 189" xlink:type="simple" xlink:show="embed" xlink:actuate="onLoad"/></draw:frame> avec <draw:frame draw:style-name="fr5" draw:name="Objet184" text:anchor-type="as-char" svg:width="2.448cm" svg:height="0.483cm" draw:z-index="159"><draw:object xlink:href="./Object 190" xlink:type="simple" xlink:show="embed" xlink:actuate="onLoad"/><draw:image xlink:href="./ObjectReplacements/Object 190" xlink:type="simple" xlink:show="embed" xlink:actuate="onLoad"/></draw:frame> et <draw:frame draw:style-name="fr5" draw:name="Objet185" text:anchor-type="as-char" svg:width="1.311cm" svg:height="0.467cm" draw:z-index="160"><draw:object xlink:href="./Object 191" xlink:type="simple" xlink:show="embed" xlink:actuate="onLoad"/><draw:image xlink:href="./ObjectReplacements/Object 191" xlink:type="simple" xlink:show="embed" xlink:actuate="onLoad"/></draw:frame>.</text:p>
          <text:p text:style-name="P67"><text:span text:style-name="T2">u</text:span> est dérivable sur I et ne s'annule pas sur I, donc <text:span text:style-name="T2">g</text:span> est dérivable sur I et pour tout réel <text:span text:style-name="T1">x</text:span>,</text:p>
          <text:p text:style-name="P65"><draw:frame draw:style-name="fr5" draw:name="Objet186" text:anchor-type="as-char" svg:width="8.999cm" svg:height="1.074cm" draw:z-index="161"><draw:object xlink:href="./Object 194" xlink:type="simple" xlink:show="embed" xlink:actuate="onLoad"/><draw:image xlink:href="./ObjectReplacements/Object 194" xlink:type="simple" xlink:show="embed" xlink:actuate="onLoad"/></draw:frame></text:p>
        </text:list-item>
      </text:list>
      <text:p text:style-name="P14"/>
      <text:p text:style-name="P8">Remarques :</text:p>
      <text:list xml:id="list36517654" text:style-name="L15">
        <text:list-item>
          <text:p text:style-name="P68">Si <draw:frame draw:style-name="fr5" draw:name="Objet201" text:anchor-type="as-char" svg:width="1.191cm" svg:height="0.998cm" draw:z-index="162"><draw:object xlink:href="./Object 202" xlink:type="simple" xlink:show="embed" xlink:actuate="onLoad"/><draw:image xlink:href="./ObjectReplacements/Object 202" xlink:type="simple" xlink:show="embed" xlink:actuate="onLoad"/><svg:desc>formule</svg:desc></draw:frame> alors <draw:frame draw:style-name="fr6" draw:name="Objet202" text:anchor-type="as-char" svg:y="-0.699cm" svg:width="3.725cm" svg:height="1.058cm" draw:z-index="163"><draw:object xlink:href="./Object 210" xlink:type="simple" xlink:show="embed" xlink:actuate="onLoad"/><draw:image xlink:href="./ObjectReplacements/Object 210" xlink:type="simple" xlink:show="embed" xlink:actuate="onLoad"/><svg:desc>formule</svg:desc></draw:frame></text:p>
        </text:list-item>
        <text:list-item>
          <text:p text:style-name="P68">Si <draw:frame draw:style-name="fr5" draw:name="Objet203" text:anchor-type="as-char" svg:width="1.328cm" svg:height="1.058cm" draw:z-index="164"><draw:object xlink:href="./Object 212" xlink:type="simple" xlink:show="embed" xlink:actuate="onLoad"/><draw:image xlink:href="./ObjectReplacements/Object 212" xlink:type="simple" xlink:show="embed" xlink:actuate="onLoad"/><svg:desc>formule</svg:desc></draw:frame> alors <draw:frame draw:style-name="fr5" draw:name="Objet209" text:anchor-type="as-char" svg:width="3.976cm" svg:height="1.058cm" draw:z-index="16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  </text:list-item>
      </text:list>
      <text:p text:style-name="P14"/>
      <text:p text:style-name="P14"/>
      <text:p text:style-name="P14"/>
      <text:p text:style-name="P36">Propriété :</text:p>
      <text:p text:style-name="P41"><text:span text:style-name="T2">u</text:span> est une fonction dérivable et strictement positive sur un intervalle I.</text:p>
      <text:p text:style-name="P41">Alors la fonction <draw:frame draw:style-name="fr5" draw:name="Objet187" text:anchor-type="as-char" svg:width="1.351cm" svg:height="0.504cm" draw:z-index="166"><draw:object xlink:href="./Object 195" xlink:type="simple" xlink:show="embed" xlink:actuate="onLoad"/><draw:image xlink:href="./ObjectReplacements/Object 195" xlink:type="simple" xlink:show="embed" xlink:actuate="onLoad"/></draw:frame> est dérivable sur I, et on a :</text:p>
      <text:p text:style-name="P38"><text:s/><draw:frame draw:style-name="fr5" draw:name="Objet188" text:anchor-type="as-char" svg:width="3.052cm" svg:height="1.067cm" draw:z-index="167"><draw:object xlink:href="./Object 196" xlink:type="simple" xlink:show="embed" xlink:actuate="onLoad"/><draw:image xlink:href="./ObjectReplacements/Object 196" xlink:type="simple" xlink:show="embed" xlink:actuate="onLoad"/></draw:frame>.</text:p>
      <text:p text:style-name="P10"/>
      <text:p text:style-name="P10"/>
      <text:p text:style-name="P10"/>
      <text:p text:style-name="P10"><text:soft-page-break/>Démonstration :</text:p>
      <text:p text:style-name="P14">Pour tout <text:span text:style-name="T1">x</text:span> de I, <draw:frame draw:style-name="fr5" draw:name="Objet191" text:anchor-type="as-char" svg:width="2.535cm" svg:height="0.52cm" draw:z-index="168"><draw:object xlink:href="./Object 199" xlink:type="simple" xlink:show="embed" xlink:actuate="onLoad"/><draw:image xlink:href="./ObjectReplacements/Object 199" xlink:type="simple" xlink:show="embed" xlink:actuate="onLoad"/><svg:desc>formule</svg:desc></draw:frame>.</text:p>
      <text:p text:style-name="P51">On peut donc écrire <draw:frame draw:style-name="fr5" draw:name="Objet189" text:anchor-type="as-char" svg:width="2.902cm" svg:height="0.483cm" draw:z-index="169"><draw:object xlink:href="./Object 197" xlink:type="simple" xlink:show="embed" xlink:actuate="onLoad"/><draw:image xlink:href="./ObjectReplacements/Object 197" xlink:type="simple" xlink:show="embed" xlink:actuate="onLoad"/><svg:desc>formule</svg:desc></draw:frame> avec <draw:frame draw:style-name="fr5" draw:name="Objet190" text:anchor-type="as-char" svg:width="1.926cm" svg:height="0.52cm" draw:z-index="170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<text:p text:style-name="P51">Pour tout <text:span text:style-name="T1">x</text:span> de I, <draw:frame draw:style-name="fr5" draw:name="Objet192" text:anchor-type="as-char" svg:width="1.588cm" svg:height="0.483cm" draw:z-index="171"><draw:object xlink:href="./Object 200" xlink:type="simple" xlink:show="embed" xlink:actuate="onLoad"/><draw:image xlink:href="./ObjectReplacements/Object 200" xlink:type="simple" xlink:show="embed" xlink:actuate="onLoad"/></draw:frame> ; or <text:span text:style-name="T2">g</text:span> est dérivable sur <draw:frame draw:style-name="fr5" draw:name="Objet193" text:anchor-type="as-char" svg:width="1.57cm" svg:height="0.482cm" draw:z-index="172"><draw:object xlink:href="./Object 201" xlink:type="simple" xlink:show="embed" xlink:actuate="onLoad"/><draw:image xlink:href="./ObjectReplacements/Object 201" xlink:type="simple" xlink:show="embed" xlink:actuate="onLoad"/></draw:frame> et <draw:frame draw:style-name="fr5" draw:name="Objet195" text:anchor-type="as-char" svg:width="2.477cm" svg:height="1.035cm" draw:z-index="175"><draw:object xlink:href="./Object 203" xlink:type="simple" xlink:show="embed" xlink:actuate="onLoad"/><draw:image xlink:href="./ObjectReplacements/Object 203" xlink:type="simple" xlink:show="embed" xlink:actuate="onLoad"/></draw:frame>.</text:p>
      <text:p text:style-name="P51">Donc d'après le théorème précédent on sait que <text:span text:style-name="T2">f</text:span> est dérivable sur I et que, pour tout <text:span text:style-name="T1">x</text:span> de I :</text:p>
      <text:p text:style-name="P56"><draw:frame draw:style-name="fr5" draw:name="Objet194" text:anchor-type="as-char" svg:width="9.483cm" svg:height="1.067cm" draw:z-index="176"><draw:object xlink:href="./Object 204" xlink:type="simple" xlink:show="embed" xlink:actuate="onLoad"/><draw:image xlink:href="./ObjectReplacements/Object 204" xlink:type="simple" xlink:show="embed" xlink:actuate="onLoad"/></draw:frame>.</text:p>
      <text:p text:style-name="P51"/>
      <text:p text:style-name="P53">Exemple :</text:p>
      <text:p text:style-name="P51"><text:span text:style-name="T2">f</text:span> est la fonction définie sur <text:span text:style-name="T25">ℝ</text:span> par <draw:frame draw:style-name="fr5" draw:name="Objet196" text:anchor-type="as-char" svg:width="2.651cm" svg:height="0.586cm" draw:z-index="177"><draw:object xlink:href="./Object 205" xlink:type="simple" xlink:show="embed" xlink:actuate="onLoad"/><draw:image xlink:href="./ObjectReplacements/Object 205" xlink:type="simple" xlink:show="embed" xlink:actuate="onLoad"/></draw:frame>.</text:p>
      <text:p text:style-name="P51">On peut dire que <draw:frame draw:style-name="fr5" draw:name="Objet197" text:anchor-type="as-char" svg:width="2.535cm" svg:height="0.52cm" draw:z-index="178"><draw:object xlink:href="./Object 207" xlink:type="simple" xlink:show="embed" xlink:actuate="onLoad"/><draw:image xlink:href="./ObjectReplacements/Object 207" xlink:type="simple" xlink:show="embed" xlink:actuate="onLoad"/><svg:desc>formule</svg:desc></draw:frame> avec <draw:frame draw:style-name="fr5" draw:name="Objet198" text:anchor-type="as-char" svg:width="2.312cm" svg:height="0.543cm" draw:z-index="179"><draw:object xlink:href="./Object 208" xlink:type="simple" xlink:show="embed" xlink:actuate="onLoad"/><draw:image xlink:href="./ObjectReplacements/Object 208" xlink:type="simple" xlink:show="embed" xlink:actuate="onLoad"/></draw:frame>.</text:p>
      <text:p text:style-name="Standard"><text:span text:style-name="T2">u</text:span> est dérivable sur <text:span text:style-name="T25">ℝ</text:span> et pour tout réel <text:span text:style-name="T1">x</text:span>, <draw:frame draw:style-name="fr5" draw:name="Objet199" text:anchor-type="as-char" svg:width="1.588cm" svg:height="0.483cm" draw:z-index="181"><draw:object xlink:href="./Object 209" xlink:type="simple" xlink:show="embed" xlink:actuate="onLoad"/><draw:image xlink:href="./ObjectReplacements/Object 209" xlink:type="simple" xlink:show="embed" xlink:actuate="onLoad"/></draw:frame> ; donc <text:span text:style-name="T2">f</text:span> est dérivable sur <text:span text:style-name="T25">ℝ </text:span>et, pour tout réel <text:span text:style-name="T1">x</text:span>,</text:p>
      <text:p text:style-name="P2"><draw:frame draw:style-name="fr5" draw:name="Objet200" text:anchor-type="as-char" svg:width="5.69cm" svg:height="1.101cm" draw:z-index="182"><draw:object xlink:href="./Object 211" xlink:type="simple" xlink:show="embed" xlink:actuate="onLoad"/><draw:image xlink:href="./ObjectReplacements/Object 211" xlink:type="simple" xlink:show="embed" xlink:actuate="onLoad"/></draw:frame>.</text:p>
      <text:p text:style-name="Standard"/>
      <text:p text:style-name="P59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20">CONTENUS </text:p>
          </table:table-cell>
          <table:table-cell table:style-name="Tableau18.A1" office:value-type="string">
            <text:p text:style-name="P20">MODALITÉS DE MISE EN ŒUVRE </text:p>
          </table:table-cell>
          <table:table-cell table:style-name="Tableau18.C1" office:value-type="string">
            <text:p text:style-name="P20">COMMENTAIRES </text:p>
          </table:table-cell>
        </table:table-row>
        <table:table-row>
          <table:table-cell table:style-name="Tableau18.A2" office:value-type="string">
            <text:p text:style-name="P18"/>
            <text:p text:style-name="P18">Composition des fonctions.</text:p>
            <text:p text:style-name="P18"/>
            <text:p text:style-name="P18"/>
            <text:p text:style-name="P18"/>
            <text:p text:style-name="P18"/>
            <text:p text:style-name="P18"/>
            <text:p text:style-name="P18">Dérivation de la composée de deux fonctions.</text:p>
            <text:p text:style-name="P18">Formule <draw:frame draw:style-name="fr5" draw:name="Objet210" text:anchor-type="as-char" svg:width="2.88cm" svg:height="0.445cm" draw:z-index="234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    </table:table-cell>
          <table:table-cell table:style-name="Tableau18.A2" office:value-type="string">
            <text:p text:style-name="P18">On reconnaîtra la composée de <text:s/>fonctions dans des cas simples et, lorsque les fonctions mobilisées sont monotones, on en déduira le sens de variation.</text:p>
            <text:p text:style-name="P18"/>
            <text:p text:style-name="P18"/>
            <text:p text:style-name="P18">On illustrera <text:s/>avec les exemples suivants :</text:p>
            <text:p text:style-name="P18">ln u, exp u, <draw:frame draw:style-name="fr5" draw:name="Objet211" text:anchor-type="as-char" svg:width="0.54cm" svg:height="0.485cm" draw:z-index="235"><draw:object xlink:href="./Object 214" xlink:type="simple" xlink:show="embed" xlink:actuate="onLoad"/><draw:image xlink:href="./ObjectReplacements/Object 214" xlink:type="simple" xlink:show="embed" xlink:actuate="onLoad"/><svg:desc>formule</svg:desc></draw:frame>.</text:p>
          </table:table-cell>
          <table:table-cell table:style-name="Tableau18.C2" office:value-type="string">
            <text:p text:style-name="P18">Les exemples vus en première seront enrichis avec l’utilisation des fonctions exponentielle et logarithme népérien.</text:p>
            <text:p text:style-name="P18"/>
            <text:p text:style-name="P18"/>
            <text:p text:style-name="P18"/>
            <text:p text:style-name="P18">Lors de résolutions de problèmes <text:s/>en lien avec l’économie, on introduira la notion de coût total <text:s/>et de coût marginal.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4:17:46.23</meta:creation-date>
    <meta:editing-duration>PT9M4S</meta:editing-duration>
    <meta:editing-cycles>6</meta:editing-cycles>
    <meta:generator>LibreOffice/3.4$Win32 LibreOffice_project/340m1$Build-402</meta:generator>
    <dc:date>2011-11-10T16:38:54.56</dc:date>
    <dc:creator>Johann DOLIVET</dc:creator>
    <meta:document-statistic meta:table-count="14" meta:image-count="11" meta:object-count="211" meta:page-count="10" meta:paragraph-count="266" meta:word-count="1796" meta:character-count="8974" meta:non-whitespace-character-count="7096"/>
  </office:meta>
</office:document-meta>
</file>

<file path=Object 1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10/content.xml><?xml version="1.0" encoding="utf-8"?>
<math xmlns="http://www.w3.org/1998/Math/MathML">
  <semantics>
    <mrow>
      <msub>
        <mi>y</mi>
        <mi>M</mi>
      </msub>
      <mo stretchy="false">=</mo>
      <mrow>
        <msub>
          <mi>y</mi>
          <mi>A</mi>
        </msub>
        <mo stretchy="false">+</mo>
        <msub>
          <mi>y</mi>
          <mi>B</mi>
        </msub>
      </mrow>
    </mrow>
    <annotation encoding="StarMath 5.0">y_M=y_A+y_B</annotation>
  </semantics>
</math>
</file>

<file path=Object 100/content.xml><?xml version="1.0" encoding="utf-8"?>
<math xmlns="http://www.w3.org/1998/Math/MathML">
  <semantics>
    <msub>
      <mi>C</mi>
      <mi>m</mi>
    </msub>
    <annotation encoding="StarMath 5.0">C_m</annotation>
  </semantics>
</math>
</file>

<file path=Object 101/content.xml><?xml version="1.0" encoding="utf-8"?>
<math xmlns="http://www.w3.org/1998/Math/MathML">
  <semantics>
    <mrow>
      <mi>C</mi>
      <mrow>
        <mrow>
          <mo stretchy="false">(</mo>
          <mrow>
            <mi>q</mi>
            <mo stretchy="false">+</mo>
            <mn>1</mn>
          </mrow>
          <mo stretchy="false">)</mo>
        </mrow>
        <mo stretchy="false">−</mo>
        <mi>C</mi>
      </mrow>
      <mrow>
        <mo stretchy="false">(</mo>
        <mi>q</mi>
        <mo stretchy="false">)</mo>
      </mrow>
    </mrow>
    <annotation encoding="StarMath 5.0">C(q+{1})-C(q)</annotation>
  </semantics>
</math>
</file>

<file path=Object 102/content.xml><?xml version="1.0" encoding="utf-8"?>
<math xmlns="http://www.w3.org/1998/Math/MathML">
  <semantics>
    <mrow>
      <mo stretchy="false">(</mo>
      <msub>
        <mi>C</mi>
        <mi>M</mi>
      </msub>
      <mo stretchy="false">)</mo>
    </mrow>
    <annotation encoding="StarMath 5.0">(C_M)</annotation>
  </semantics>
</math>
</file>

<file path=Object 103/content.xml><?xml version="1.0" encoding="utf-8"?>
<math xmlns="http://www.w3.org/1998/Math/MathML">
  <semantics>
    <mrow>
      <mo stretchy="false">(</mo>
      <msub>
        <mi>C</mi>
        <mi>m</mi>
      </msub>
      <mo stretchy="false">)</mo>
    </mrow>
    <annotation encoding="StarMath 5.0">(C_m)</annotation>
  </semantics>
</math>
</file>

<file path=Object 104/content.xml><?xml version="1.0" encoding="utf-8"?>
<math xmlns="http://www.w3.org/1998/Math/MathML">
  <semantics>
    <mfrac>
      <mi>u</mi>
      <mi>v</mi>
    </mfrac>
    <annotation encoding="StarMath 5.0">u over v</annotation>
  </semantics>
</math>
</file>

<file path=Object 105/content.xml><?xml version="1.0" encoding="utf-8"?>
<math xmlns="http://www.w3.org/1998/Math/MathML">
  <semantics>
    <mrow>
      <msub>
        <mi>C</mi>
        <mi>M</mi>
      </msub>
      <mi>'</mi>
      <mrow>
        <mrow>
          <mo stretchy="false">(</mo>
          <mi>q</mi>
          <mo stretchy="false">)</mo>
        </mrow>
        <mo stretchy="false">=</mo>
        <mfrac>
          <mrow>
            <mi mathvariant="italic">CT</mi>
            <mi>'</mi>
            <mrow>
              <mrow>
                <mrow>
                  <mo stretchy="false">(</mo>
                  <mi>q</mi>
                  <mo stretchy="false">)</mo>
                </mrow>
                <mo stretchy="false">×</mo>
                <mrow>
                  <mi>q</mi>
                  <mo stretchy="false">−</mo>
                  <mn>1</mn>
                </mrow>
              </mrow>
              <mo stretchy="false">×</mo>
              <mi mathvariant="italic">CT</mi>
            </mrow>
            <mrow>
              <mo stretchy="false">(</mo>
              <mi>q</mi>
              <mo stretchy="false">)</mo>
            </mrow>
          </mrow>
          <msup>
            <mi>q</mi>
            <mn>2</mn>
          </msup>
        </mfrac>
      </mrow>
    </mrow>
    <annotation encoding="StarMath 5.0">C_M'(q)={CT'(q) times {q-{1}} times CT(q)} over q^2</annotation>
  </semantics>
</math>
</file>

<file path=Object 106/content.xml><?xml version="1.0" encoding="utf-8"?>
<math xmlns="http://www.w3.org/1998/Math/MathML">
  <semantics>
    <mrow>
      <msub>
        <mi>C</mi>
        <mi>M</mi>
      </msub>
      <mi>'</mi>
      <mrow>
        <mrow>
          <mo stretchy="false">(</mo>
          <mi>q</mi>
          <mo stretchy="false">)</mo>
        </mrow>
        <mo stretchy="false">=</mo>
        <mn>0</mn>
      </mrow>
    </mrow>
    <annotation encoding="StarMath 5.0">C_M'(q)={0}</annotation>
  </semantics>
</math>
</file>

<file path=Object 107/content.xml><?xml version="1.0" encoding="utf-8"?>
<math xmlns="http://www.w3.org/1998/Math/MathML">
  <semantics>
    <mrow>
      <mi mathvariant="italic">CT</mi>
      <mi>'</mi>
      <mrow>
        <mrow>
          <mrow>
            <mo stretchy="false">(</mo>
            <mi>q</mi>
            <mo stretchy="false">)</mo>
          </mrow>
          <mo stretchy="false">×</mo>
          <mi>q</mi>
        </mrow>
        <mo stretchy="false">=</mo>
        <mi mathvariant="italic">CT</mi>
      </mrow>
      <mrow>
        <mo stretchy="false">(</mo>
        <mi>q</mi>
        <mo stretchy="false">)</mo>
      </mrow>
    </mrow>
    <annotation encoding="StarMath 5.0">CT'(q) times q=CT(q)</annotation>
  </semantics>
</math>
</file>

<file path=Object 108/content.xml><?xml version="1.0" encoding="utf-8"?>
<math xmlns="http://www.w3.org/1998/Math/MathML">
  <semantics>
    <mrow>
      <mrow>
        <mfrac>
          <mrow>
            <mi mathvariant="italic">CT</mi>
            <mrow>
              <mo stretchy="false">(</mo>
              <mi>q</mi>
              <mo stretchy="false">)</mo>
            </mrow>
          </mrow>
          <mi>q</mi>
        </mfrac>
        <mo stretchy="false">=</mo>
        <mi mathvariant="italic">CT</mi>
      </mrow>
      <mi>'</mi>
      <mrow>
        <mo stretchy="false">(</mo>
        <mi>q</mi>
        <mo stretchy="false">)</mo>
      </mrow>
    </mrow>
    <annotation encoding="StarMath 5.0">{CT(q)} over q=CT'(q)</annotation>
  </semantics>
</math>
</file>

<file path=Object 109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o stretchy="false">≈</mo>
        <mi mathvariant="italic">CT</mi>
      </mrow>
      <mi>'</mi>
      <mrow>
        <mo stretchy="false">(</mo>
        <mi>q</mi>
        <mo stretchy="false">)</mo>
      </mrow>
    </mrow>
    <annotation encoding="StarMath 5.0">C_m(q) approx  CT'(q)</annotation>
  </semantics>
</math>
</file>

<file path=Object 11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110/content.xml><?xml version="1.0" encoding="utf-8"?>
<math xmlns="http://www.w3.org/1998/Math/MathML">
  <semantics>
    <msub>
      <mi>C</mi>
      <mi>M</mi>
    </msub>
    <annotation encoding="StarMath 5.0">C_M</annotation>
  </semantics>
</math>
</file>

<file path=Object 111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o stretchy="false">=</mo>
        <mfrac>
          <mrow>
            <mi mathvariant="italic">CT</mi>
            <mrow>
              <mrow>
                <mo stretchy="false">(</mo>
                <mi>q</mi>
                <mo stretchy="false">)</mo>
              </mrow>
              <mo stretchy="false">−</mo>
              <mn>0</mn>
            </mrow>
          </mrow>
          <mrow>
            <mi>q</mi>
            <mo stretchy="false">−</mo>
            <mn>0</mn>
          </mrow>
        </mfrac>
      </mrow>
    </mrow>
    <annotation encoding="StarMath 5.0">C_M(q)={CT(q)-0} over{ q-0}</annotation>
  </semantics>
</math>
</file>

<file path=Object 112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o stretchy="false">=</mo>
        <mfrac>
          <mrow>
            <mi>C</mi>
            <mrow>
              <mrow>
                <mo stretchy="false">(</mo>
                <mrow>
                  <mi>q</mi>
                  <mo stretchy="false">+</mo>
                  <mn>1</mn>
                </mrow>
                <mo stretchy="false">)</mo>
              </mrow>
              <mo stretchy="false">−</mo>
              <mi>C</mi>
            </mrow>
            <mrow>
              <mo stretchy="false">(</mo>
              <mi>q</mi>
              <mo stretchy="false">)</mo>
            </mrow>
          </mrow>
          <mrow>
            <mrow>
              <mo stretchy="false">(</mo>
              <mrow>
                <mi>q</mi>
                <mo stretchy="false">+</mo>
                <mn>1</mn>
              </mrow>
              <mo stretchy="false">)</mo>
            </mrow>
            <mo stretchy="false">−</mo>
            <mi>q</mi>
          </mrow>
        </mfrac>
      </mrow>
    </mrow>
    <annotation encoding="StarMath 5.0">C_m(q)={C(q+{1})-C(q)} over {(q+{1})-q}</annotation>
  </semantics>
</math>
</file>

<file path=Object 113/content.xml><?xml version="1.0" encoding="utf-8"?>
<math xmlns="http://www.w3.org/1998/Math/MathML">
  <semantics>
    <mrow>
      <msub>
        <mi>a</mi>
        <mi>n</mi>
      </msub>
      <mo stretchy="false">≠</mo>
      <mn>0</mn>
    </mrow>
    <annotation encoding="StarMath 5.0">a_n%notequal {0}</annotation>
  </semantics>
</math>
</file>

<file path=Object 114/content.xml><?xml version="1.0" encoding="utf-8"?>
<math xmlns="http://www.w3.org/1998/Math/MathML">
  <semantics>
    <mfenced open="∣" close="∣">
      <mi>x</mi>
    </mfenced>
    <annotation encoding="StarMath 5.0"> left lline x  right lline  </annotation>
  </semantics>
</math>
</file>

<file path=Object 115/content.xml><?xml version="1.0" encoding="utf-8"?>
<math xmlns="http://www.w3.org/1998/Math/MathML">
  <semantics>
    <mrow>
      <mi>f</mi>
      <mrow>
        <mi>'</mi>
        <mo stretchy="false">&gt;</mo>
        <mn>0</mn>
      </mrow>
    </mrow>
    <annotation encoding="StarMath 5.0">f'&gt;{0}</annotation>
  </semantics>
</math>
</file>

<file path=Object 116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7/content.xml><?xml version="1.0" encoding="utf-8"?>
<math xmlns="http://www.w3.org/1998/Math/MathML">
  <semantics>
    <mrow>
      <mi>f</mi>
      <mrow>
        <mi>'</mi>
        <mo stretchy="false">&lt;</mo>
        <mn>0</mn>
      </mrow>
    </mrow>
    <annotation encoding="StarMath 5.0">f'&lt;{0}</annotation>
  </semantics>
</math>
</file>

<file path=Object 118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9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2/content.xml><?xml version="1.0" encoding="utf-8"?>
<math xmlns="http://www.w3.org/1998/Math/MathML">
  <semantics>
    <mrow>
      <mi>k</mi>
      <mo stretchy="false">&gt;</mo>
      <mn>0</mn>
    </mrow>
    <annotation encoding="StarMath 5.0">k&gt;{0}</annotation>
  </semantics>
</math>
</file>

<file path=Object 120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121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22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12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12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2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f(x)=x^2+x</annotation>
  </semantics>
</math>
</file>

<file path=Object 12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2</mn>
      </mrow>
      <mrow>
        <mi>x</mi>
        <mo stretchy="false">+</mo>
        <mn>1</mn>
      </mrow>
    </mrow>
    <annotation encoding="StarMath 5.0">f'(x)={2}x+{1}</annotation>
  </semantics>
</math>
</file>

<file path=Object 12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&gt;</mo>
        <mn>0</mn>
      </mrow>
    </mrow>
    <annotation encoding="StarMath 5.0">f'(x)&gt;{0}</annotation>
  </semantics>
</math>
</file>

<file path=Object 128/content.xml><?xml version="1.0" encoding="utf-8"?>
<math xmlns="http://www.w3.org/1998/Math/MathML">
  <semantics>
    <mfenced open="]" close="[">
      <mrow>
        <mrow>
          <mo stretchy="false">−</mo>
          <mfrac>
            <mn>1</mn>
            <mn>2</mn>
          </mfrac>
        </mrow>
        <mrow>
          <mstyle mathvariant="normal">
            <mrow>
              <mi mathvariant="normal">;</mi>
            </mrow>
          </mstyle>
          <mo stretchy="false">+</mo>
          <mo stretchy="false">∞</mo>
        </mrow>
      </mrow>
    </mfenced>
    <annotation encoding="StarMath 5.0">left]-{{1} over {2}} nitalic; +infinity  right[</annotation>
  </semantics>
</math>
</file>

<file path=Object 12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&lt;</mo>
        <mn>0</mn>
      </mrow>
    </mrow>
    <annotation encoding="StarMath 5.0">f'(x)&lt;{0}</annotation>
  </semantics>
</math>
</file>

<file path=Object 13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130/content.xml><?xml version="1.0" encoding="utf-8"?>
<math xmlns="http://www.w3.org/1998/Math/MathML">
  <semantics>
    <mfenced open="]" close="[">
      <mrow>
        <mrow>
          <mo stretchy="false">−</mo>
          <mo stretchy="false">∞</mo>
        </mrow>
        <mrow>
          <mstyle mathvariant="normal">
            <mrow>
              <mi mathvariant="normal">;</mi>
            </mrow>
          </mstyle>
          <mo stretchy="false">−</mo>
          <mfrac>
            <mn>1</mn>
            <mn>2</mn>
          </mfrac>
        </mrow>
      </mrow>
    </mfenced>
    <annotation encoding="StarMath 5.0">left]-infinity  nitalic; -{{1} over {2}} right[</annotation>
  </semantics>
</math>
</file>

<file path=Object 131/content.xml><?xml version="1.0" encoding="utf-8"?>
<math xmlns="http://www.w3.org/1998/Math/MathML">
  <semantics>
    <mrow>
      <mrow>
        <mi>I</mi>
        <mo stretchy="false">=</mo>
        <mo stretchy="false">[</mo>
      </mrow>
      <mn>0</mn>
      <mstyle mathvariant="normal">
        <mrow>
          <mi mathvariant="normal">;</mi>
        </mrow>
      </mstyle>
      <mn>5</mn>
      <mo stretchy="false">]</mo>
    </mrow>
    <annotation encoding="StarMath 5.0">I=\[{0} nitalic; {5}\]</annotation>
  </semantics>
</math>
</file>

<file path=Object 132/content.xml><?xml version="1.0" encoding="utf-8"?>
<math xmlns="http://www.w3.org/1998/Math/MathML">
  <semantics>
    <mrow>
      <mi>f</mi>
      <mrow>
        <mi>'</mi>
        <mo stretchy="false">&gt;</mo>
        <mn>0</mn>
      </mrow>
    </mrow>
    <annotation encoding="StarMath 5.0">f'&gt;{0}</annotation>
  </semantics>
</math>
</file>

<file path=Object 133/content.xml><?xml version="1.0" encoding="utf-8"?>
<math xmlns="http://www.w3.org/1998/Math/MathML">
  <semantics>
    <mrow>
      <mi>f</mi>
      <mrow>
        <mo stretchy="false">(</mo>
        <mn>0</mn>
        <mo stretchy="false">)</mo>
      </mrow>
    </mrow>
    <annotation encoding="StarMath 5.0">f({0})</annotation>
  </semantics>
</math>
</file>

<file path=Object 134/content.xml><?xml version="1.0" encoding="utf-8"?>
<math xmlns="http://www.w3.org/1998/Math/MathML">
  <semantics>
    <mrow>
      <mi>f</mi>
      <mrow>
        <mo stretchy="false">(</mo>
        <mn>5</mn>
        <mo stretchy="false">)</mo>
      </mrow>
    </mrow>
    <annotation encoding="StarMath 5.0">f({5})</annotation>
  </semantics>
</math>
</file>

<file path=Object 135/content.xml><?xml version="1.0" encoding="utf-8"?>
<math xmlns="http://www.w3.org/1998/Math/MathML">
  <semantics>
    <mrow>
      <msub>
        <mi>a</mi>
        <mi>k</mi>
      </msub>
      <msup>
        <mi>x</mi>
        <mi>k</mi>
      </msup>
    </mrow>
    <annotation encoding="StarMath 5.0">a_{k}x^k</annotation>
  </semantics>
</math>
</file>

<file path=Object 136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37/content.xml><?xml version="1.0" encoding="utf-8"?>
<math xmlns="http://www.w3.org/1998/Math/MathML">
  <semantics>
    <mrow>
      <mi>u</mi>
      <mrow>
        <mo stretchy="false">(</mo>
        <mi>x</mi>
        <mo stretchy="false">)</mo>
      </mrow>
    </mrow>
    <annotation encoding="StarMath 5.0">u(x)</annotation>
  </semantics>
</math>
</file>

<file path=Object 13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3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g</mi>
      </mrow>
      <mi>'</mi>
      <mo stretchy="false">[</mo>
      <mi>u</mi>
      <mrow>
        <mo stretchy="false">(</mo>
        <mi>x</mi>
        <mo stretchy="false">)</mo>
      </mrow>
      <mrow>
        <mo stretchy="false">]</mo>
        <mo stretchy="false">×</mo>
        <mi>u</mi>
      </mrow>
      <mi>'</mi>
      <mrow>
        <mo stretchy="false">(</mo>
        <mi>x</mi>
        <mo stretchy="false">)</mo>
      </mrow>
    </mrow>
    <annotation encoding="StarMath 5.0">f'(x)=g'\[u(x)\] times u'(x)</annotation>
  </semantics>
</math>
</file>

<file path=Object 14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140/content.xml><?xml version="1.0" encoding="utf-8"?>
<math xmlns="http://www.w3.org/1998/Math/MathML">
  <semantics>
    <mrow>
      <mrow>
        <mo stretchy="false">(</mo>
        <mrow>
          <mi>g</mi>
          <mo stretchy="false">∘</mo>
          <mi>u</mi>
        </mrow>
        <mo stretchy="false">)</mo>
      </mrow>
      <mrow>
        <mi>'</mi>
        <mo stretchy="false">=</mo>
        <mi>g</mi>
      </mrow>
      <mi>'</mi>
      <mrow>
        <mrow>
          <mo stretchy="false">(</mo>
          <mi>u</mi>
          <mo stretchy="false">)</mo>
        </mrow>
        <mo stretchy="false">×</mo>
        <mi>u</mi>
      </mrow>
      <mi>'</mi>
    </mrow>
    <annotation encoding="StarMath 5.0">(g  circ u)'=g'(u) times u'</annotation>
  </semantics>
</math>
</file>

<file path=Object 141/content.xml><?xml version="1.0" encoding="utf-8"?>
<math xmlns="http://www.w3.org/1998/Math/MathML">
  <semantics>
    <mrow>
      <mrow>
        <mo stretchy="false">[</mo>
        <mo stretchy="false">−</mo>
        <mn>10</mn>
      </mrow>
      <mstyle mathvariant="normal">
        <mrow>
          <mi mathvariant="normal">;</mi>
        </mrow>
      </mstyle>
      <mn>10</mn>
      <mo stretchy="false">]</mo>
    </mrow>
    <annotation encoding="StarMath 5.0">\[-{10} nitalic; {10}\]</annotation>
  </semantics>
</math>
</file>

<file path=Object 1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row>
            <mn>100</mn>
            <mo stretchy="false">−</mo>
            <msup>
              <mi>x</mi>
              <mn>2</mn>
            </msup>
          </mrow>
        </msqrt>
      </mrow>
    </mrow>
    <annotation encoding="StarMath 5.0">f(x)=sqrt{{100}-x^2}</annotation>
  </semantics>
</math>
</file>

<file path=Object 143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144/content.xml><?xml version="1.0" encoding="utf-8"?>
<math xmlns="http://www.w3.org/1998/Math/MathML">
  <semantics>
    <mrow>
      <mn>100</mn>
      <mo stretchy="false">−</mo>
      <msup>
        <mi>x</mi>
        <mn>2</mn>
      </msup>
    </mrow>
    <annotation encoding="StarMath 5.0">{100}-x^2</annotation>
  </semantics>
</math>
</file>

<file path=Object 145/content.xml><?xml version="1.0" encoding="utf-8"?>
<math xmlns="http://www.w3.org/1998/Math/MathML">
  <semantics>
    <msqrt>
      <mrow>
        <mn>100</mn>
        <mo stretchy="false">−</mo>
        <msup>
          <mi>x</mi>
          <mn>2</mn>
        </msup>
      </mrow>
    </msqrt>
    <annotation encoding="StarMath 5.0">sqrt{{100}-x^2}</annotation>
  </semantics>
</math>
</file>

<file path=Object 14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g</mi>
      </mrow>
      <mi>'</mi>
      <mo stretchy="false">[</mo>
      <mi>u</mi>
      <mrow>
        <mo stretchy="false">(</mo>
        <mi>x</mi>
        <mo stretchy="false">)</mo>
      </mrow>
      <mrow>
        <mo stretchy="false">]</mo>
        <mo stretchy="false">×</mo>
        <mi>u</mi>
      </mrow>
      <mi>'</mi>
      <mrow>
        <mrow>
          <mrow>
            <mo stretchy="false">(</mo>
            <mi>x</mi>
            <mo stretchy="false">)</mo>
          </mrow>
          <mo stretchy="false">=</mo>
          <mrow>
            <mfrac>
              <mn>1</mn>
              <mrow>
                <mn>2</mn>
                <msqrt>
                  <mrow>
                    <mn>100</mn>
                    <mo stretchy="false">−</mo>
                    <msup>
                      <mi>x</mi>
                      <mn>2</mn>
                    </msup>
                  </mrow>
                </msqrt>
              </mrow>
            </mfrac>
            <mo stretchy="false">×</mo>
            <mrow>
              <mo stretchy="false">(</mo>
              <mrow>
                <mrow>
                  <mo stretchy="false">−</mo>
                  <mn>2</mn>
                </mrow>
                <mi>x</mi>
              </mrow>
              <mo stretchy="false">)</mo>
            </mrow>
          </mrow>
        </mrow>
        <mo stretchy="false">=</mo>
        <mrow>
          <mo stretchy="false">−</mo>
          <mfrac>
            <mi>x</mi>
            <msqrt>
              <mrow>
                <mn>100</mn>
                <mo stretchy="false">−</mo>
                <msup>
                  <mi>x</mi>
                  <mn>2</mn>
                </msup>
              </mrow>
            </msqrt>
          </mfrac>
        </mrow>
      </mrow>
    </mrow>
    <annotation encoding="StarMath 5.0">f'(x)=g'\[u(x)\] times u'(x)={1} over {{2}sqrt{{100}-x^2}} times (-{2}x)=-{x over {sqrt{{100}-x^2}}}</annotation>
  </semantics>
</math>
</file>

<file path=Object 147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n>100</mn>
          <mo stretchy="false">−</mo>
          <msup>
            <mi>x</mi>
            <mn>2</mn>
          </msup>
        </mrow>
      </mrow>
    </mrow>
    <annotation encoding="StarMath 5.0">u(x)={100}-x^2</annotation>
  </semantics>
</math>
</file>

<file path=Object 148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o stretchy="false">=</mo>
        <msqrt>
          <mi>X</mi>
        </msqrt>
      </mrow>
    </mrow>
    <annotation encoding="StarMath 5.0">g(X)=sqrt{X}</annotation>
  </semantics>
</math>
</file>

<file path=Object 14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row>
        <mo stretchy="false">]</mo>
        <mo stretchy="false">=</mo>
        <mrow>
          <mo stretchy="false">(</mo>
          <mrow>
            <mi>g</mi>
            <mo stretchy="false">∘</mo>
            <mi>u</mi>
          </mrow>
          <mo stretchy="false">)</mo>
        </mrow>
      </mrow>
      <mrow>
        <mo stretchy="false">(</mo>
        <mi>x</mi>
        <mo stretchy="false">)</mo>
      </mrow>
    </mrow>
    <annotation encoding="StarMath 5.0">f(x) =g\[u(x)\]= (g  circ u)(x)</annotation>
  </semantics>
</math>
</file>

<file path=Object 15/content.xml><?xml version="1.0" encoding="utf-8"?>
<math xmlns="http://www.w3.org/1998/Math/MathML">
  <semantics>
    <mrow>
      <mi mathvariant="italic">ku</mi>
      <mrow>
        <mrow>
          <mo stretchy="false">(</mo>
          <mi>a</mi>
          <mo stretchy="false">)</mo>
        </mrow>
        <mo stretchy="false">⩽</mo>
        <mi mathvariant="italic">ku</mi>
      </mrow>
      <mrow>
        <mo stretchy="false">(</mo>
        <mi>b</mi>
        <mo stretchy="false">)</mo>
      </mrow>
    </mrow>
    <annotation encoding="StarMath 5.0">ku(a) leslant ku(b)</annotation>
  </semantics>
</math>
</file>

<file path=Object 150/content.xml><?xml version="1.0" encoding="utf-8"?>
<math xmlns="http://www.w3.org/1998/Math/MathML">
  <semantics>
    <mrow>
      <mi>u</mi>
      <mi>'</mi>
      <mrow>
        <mrow>
          <mo stretchy="false">(</mo>
          <mi>x</mi>
          <mo stretchy="false">)</mo>
        </mrow>
        <mo stretchy="false">=</mo>
        <mrow>
          <mo stretchy="false">−</mo>
          <mn>2</mn>
        </mrow>
      </mrow>
      <mi>x</mi>
    </mrow>
    <annotation encoding="StarMath 5.0">u'(x)=-{2}x</annotation>
  </semantics>
</math>
</file>

<file path=Object 151/content.xml><?xml version="1.0" encoding="utf-8"?>
<math xmlns="http://www.w3.org/1998/Math/MathML">
  <semantics>
    <mrow>
      <mi>g</mi>
      <mi>'</mi>
      <mrow>
        <mrow>
          <mo stretchy="false">(</mo>
          <mi>X</mi>
          <mo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g'(X)={1} over {{2}sqrt X}</annotation>
  </semantics>
</math>
</file>

<file path=Object 152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153/content.xml><?xml version="1.0" encoding="utf-8"?>
<math xmlns="http://www.w3.org/1998/Math/MathML">
  <semantics>
    <mrow>
      <mi>X</mi>
      <mo stretchy="false">=</mo>
      <mrow>
        <mn>100</mn>
        <mo stretchy="false">−</mo>
        <msup>
          <mi>x</mi>
          <mn>2</mn>
        </msup>
      </mrow>
    </mrow>
    <annotation encoding="StarMath 5.0">X={100}-x^2</annotation>
  </semantics>
</math>
</file>

<file path=Object 154/content.xml><?xml version="1.0" encoding="utf-8"?>
<math xmlns="http://www.w3.org/1998/Math/MathML">
  <semantics>
    <mrow>
      <mrow>
        <mo stretchy="false">]</mo>
        <mo stretchy="false">−</mo>
        <mn>10</mn>
      </mrow>
      <mstyle mathvariant="normal">
        <mrow>
          <mi mathvariant="normal">;</mi>
        </mrow>
      </mstyle>
      <mn>10</mn>
      <mo stretchy="false">[</mo>
    </mrow>
    <annotation encoding="StarMath 5.0">\]-{10} nitalic; {10}\[</annotation>
  </semantics>
</math>
</file>

<file path=Object 155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6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frac>
            <mn>1</mn>
            <mi>x</mi>
          </mfrac>
          <mo stretchy="false">+</mo>
          <mn>2</mn>
        </mrow>
      </mrow>
    </mrow>
    <annotation encoding="StarMath 5.0">u(x)={1} over x+{2}</annotation>
  </semantics>
</math>
</file>

<file path=Object 157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−</mo>
          <mn>2</mn>
        </mrow>
      </mrow>
    </mrow>
    <annotation encoding="StarMath 5.0">g(x)=x^2-{2}</annotation>
  </semantics>
</math>
</file>

<file path=Object 15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159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6/content.xml><?xml version="1.0" encoding="utf-8"?>
<math xmlns="http://www.w3.org/1998/Math/MathML">
  <semantics>
    <mrow>
      <mrow>
        <mo stretchy="false">(</mo>
        <mi mathvariant="italic">ku</mi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i mathvariant="italic">ku</mi>
          <mo stretchy="false">)</mo>
        </mrow>
      </mrow>
      <mrow>
        <mo stretchy="false">(</mo>
        <mi>b</mi>
        <mo stretchy="false">)</mo>
      </mrow>
    </mrow>
    <annotation encoding="StarMath 5.0">(ku)(a) leslant (ku)(b)</annotation>
  </semantics>
</math>
</file>

<file path=Object 16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o stretchy="false">(</mo>
          <mrow>
            <mi>g</mi>
            <mo stretchy="false">∘</mo>
            <mi>u</mi>
          </mrow>
          <mo stretchy="false">)</mo>
        </mrow>
      </mrow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row>
        <mo stretchy="false">]</mo>
        <mo stretchy="false">=</mo>
        <mi>g</mi>
      </mrow>
      <mrow>
        <mfenced open="(" close=")">
          <mrow>
            <mfrac>
              <mn>1</mn>
              <mi>x</mi>
            </mfrac>
            <mo stretchy="false">+</mo>
            <mn>2</mn>
          </mrow>
        </mfenced>
        <mo stretchy="false">=</mo>
        <mrow>
          <msup>
            <mfenced open="(" close=")">
              <mrow>
                <mfrac>
                  <mn>1</mn>
                  <mi>x</mi>
                </mfrac>
                <mo stretchy="false">+</mo>
                <mn>2</mn>
              </mrow>
            </mfenced>
            <mn>2</mn>
          </msup>
          <mo stretchy="false">−</mo>
          <mn>2</mn>
        </mrow>
      </mrow>
    </mrow>
    <annotation encoding="StarMath 5.0">f(x) = (g  circ u)(x)=g\[u(x)\]=g left({1} over x+{2} right)= left({1} over x+{2} right)^2-{2}</annotation>
  </semantics>
</math>
</file>

<file path=Object 161/content.xml><?xml version="1.0" encoding="utf-8"?>
<math xmlns="http://www.w3.org/1998/Math/MathML">
  <semantics>
    <mrow>
      <mi>u</mi>
      <mi>'</mi>
      <mrow>
        <mrow>
          <mo stretchy="false">(</mo>
          <mn>1</mn>
          <mo stretchy="false">)</mo>
        </mrow>
        <mo stretchy="false">=</mo>
        <mrow>
          <mo stretchy="false">−</mo>
          <mn>1</mn>
        </mrow>
      </mrow>
    </mrow>
    <annotation encoding="StarMath 5.0">u'({1})=-{1}</annotation>
  </semantics>
</math>
</file>

<file path=Object 162/content.xml><?xml version="1.0" encoding="utf-8"?>
<math xmlns="http://www.w3.org/1998/Math/MathML">
  <semantics>
    <mrow>
      <mi>u</mi>
      <mrow>
        <mrow>
          <mo stretchy="false">(</mo>
          <mn>1</mn>
          <mo stretchy="false">)</mo>
        </mrow>
        <mo stretchy="false">=</mo>
        <mn>3</mn>
      </mrow>
    </mrow>
    <annotation encoding="StarMath 5.0">u({1})={3}</annotation>
  </semantics>
</math>
</file>

<file path=Object 163/content.xml><?xml version="1.0" encoding="utf-8"?>
<math xmlns="http://www.w3.org/1998/Math/MathML">
  <semantics>
    <mrow>
      <mi>g</mi>
      <mrow>
        <mrow>
          <mo stretchy="false">(</mo>
          <mn>3</mn>
          <mo stretchy="false">)</mo>
        </mrow>
        <mo stretchy="false">=</mo>
        <mn>7</mn>
      </mrow>
    </mrow>
    <annotation encoding="StarMath 5.0">g({3})={7}</annotation>
  </semantics>
</math>
</file>

<file path=Object 164/content.xml><?xml version="1.0" encoding="utf-8"?>
<math xmlns="http://www.w3.org/1998/Math/MathML">
  <semantics>
    <mrow>
      <mi>g</mi>
      <mi>'</mi>
      <mrow>
        <mrow>
          <mo stretchy="false">(</mo>
          <mn>3</mn>
          <mo stretchy="false">)</mo>
        </mrow>
        <mo stretchy="false">=</mo>
        <mn>6</mn>
      </mrow>
    </mrow>
    <annotation encoding="StarMath 5.0">g'({3})={6}</annotation>
  </semantics>
</math>
</file>

<file path=Object 165/content.xml><?xml version="1.0" encoding="utf-8"?>
<math xmlns="http://www.w3.org/1998/Math/MathML">
  <semantics>
    <mrow>
      <mi>f</mi>
      <mrow>
        <mrow>
          <mo stretchy="false">(</mo>
          <mn>1</mn>
          <mo stretchy="false">)</mo>
        </mrow>
        <mo stretchy="false">=</mo>
        <mi>g</mi>
      </mrow>
      <mo stretchy="false">[</mo>
      <mi>u</mi>
      <mrow>
        <mo stretchy="false">(</mo>
        <mn>1</mn>
        <mo stretchy="false">)</mo>
      </mrow>
      <mrow>
        <mo stretchy="false">]</mo>
        <mo stretchy="false">=</mo>
        <mi>g</mi>
      </mrow>
      <mrow>
        <mrow>
          <mo stretchy="false">(</mo>
          <mn>3</mn>
          <mo stretchy="false">)</mo>
        </mrow>
        <mo stretchy="false">=</mo>
        <mn>7</mn>
      </mrow>
    </mrow>
    <annotation encoding="StarMath 5.0">f({1})=g\[u({1})\]=g({3})={7}</annotation>
  </semantics>
</math>
</file>

<file path=Object 166/content.xml><?xml version="1.0" encoding="utf-8"?>
<math xmlns="http://www.w3.org/1998/Math/MathML">
  <semantics>
    <mrow>
      <mi>f</mi>
      <mi>'</mi>
      <mrow>
        <mrow>
          <mo stretchy="false">(</mo>
          <mn>1</mn>
          <mo stretchy="false">)</mo>
        </mrow>
        <mo stretchy="false">=</mo>
        <mi>g</mi>
      </mrow>
      <mi>'</mi>
      <mo stretchy="false">[</mo>
      <mi>u</mi>
      <mrow>
        <mo stretchy="false">(</mo>
        <mn>1</mn>
        <mo stretchy="false">)</mo>
      </mrow>
      <mrow>
        <mo stretchy="false">]</mo>
        <mo stretchy="false">×</mo>
        <mi>u</mi>
      </mrow>
      <mi>'</mi>
      <mrow>
        <mo stretchy="false">(</mo>
        <mn>1</mn>
        <mo stretchy="false">)</mo>
      </mrow>
    </mrow>
    <annotation encoding="StarMath 5.0">f'({1})=g'\[u({1})\] times u'({1})</annotation>
  </semantics>
</math>
</file>

<file path=Object 167/content.xml><?xml version="1.0" encoding="utf-8"?>
<math xmlns="http://www.w3.org/1998/Math/MathML">
  <semantics>
    <mrow>
      <mi>f</mi>
      <mi>'</mi>
      <mrow>
        <mrow>
          <mo stretchy="false">(</mo>
          <mn>1</mn>
          <mo stretchy="false">)</mo>
        </mrow>
        <mo stretchy="false">=</mo>
        <mi>g</mi>
      </mrow>
      <mi>'</mi>
      <mrow>
        <mrow>
          <mo stretchy="false">(</mo>
          <mn>3</mn>
          <mo stretchy="false">)</mo>
        </mrow>
        <mo stretchy="false">×</mo>
        <mi>u</mi>
      </mrow>
      <mi>'</mi>
      <mrow>
        <mrow>
          <mo stretchy="false">(</mo>
          <mn>1</mn>
          <mo stretchy="false">)</mo>
        </mrow>
        <mo stretchy="false">=</mo>
        <mrow>
          <mo stretchy="false">−</mo>
          <mn>6</mn>
        </mrow>
      </mrow>
    </mrow>
    <annotation encoding="StarMath 5.0">f'(1)=g'({3}) times u'({1})=-{6}</annotation>
  </semantics>
</math>
</file>

<file path=Object 168/content.xml><?xml version="1.0" encoding="utf-8"?>
<math xmlns="http://www.w3.org/1998/Math/MathML">
  <semantics>
    <mrow>
      <mi>f</mi>
      <mo stretchy="false">=</mo>
      <msup>
        <mi>u</mi>
        <mi>n</mi>
      </msup>
    </mrow>
    <annotation encoding="StarMath 5.0">f=u^n</annotation>
  </semantics>
</math>
</file>

<file path=Object 169/content.xml><?xml version="1.0" encoding="utf-8"?>
<math xmlns="http://www.w3.org/1998/Math/MathML">
  <semantics>
    <mrow>
      <mi>n</mi>
      <mo stretchy="false">⩾</mo>
      <mn>2</mn>
    </mrow>
    <annotation encoding="StarMath 5.0">n geslant {2}</annotation>
  </semantics>
</math>
</file>

<file path=Object 17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70/content.xml><?xml version="1.0" encoding="utf-8"?>
<math xmlns="http://www.w3.org/1998/Math/MathML">
  <semantics>
    <mrow>
      <mi>n</mi>
      <mo stretchy="false">⩽</mo>
      <mrow>
        <mo stretchy="false">−</mo>
        <mn>1</mn>
      </mrow>
    </mrow>
    <annotation encoding="StarMath 5.0">n leslant -{1}</annotation>
  </semantics>
</math>
</file>

<file path=Object 17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n</mi>
      </mrow>
      <mo stretchy="false">[</mo>
      <mi>u</mi>
      <mrow>
        <mo stretchy="false">(</mo>
        <mi>x</mi>
        <mo stretchy="false">)</mo>
      </mrow>
      <mrow>
        <msup>
          <mo stretchy="false">]</mo>
          <mrow>
            <mi>n</mi>
            <mo stretchy="false">−</mo>
            <mn>1</mn>
          </mrow>
        </msup>
        <mo stretchy="false">×</mo>
        <mi>u</mi>
      </mrow>
      <mi>'</mi>
      <mrow>
        <mo stretchy="false">(</mo>
        <mi>x</mi>
        <mo stretchy="false">)</mo>
      </mrow>
    </mrow>
    <annotation encoding="StarMath 5.0">f'(x)=n\[u(x)\]^{n-{1}} times u'(x)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o stretchy="false">[</mo>
      </mrow>
      <mi>u</mi>
      <mrow>
        <mo stretchy="false">(</mo>
        <mi>x</mi>
        <mo stretchy="false">)</mo>
      </mrow>
      <msup>
        <mo stretchy="false">]</mo>
        <mi>n</mi>
      </msup>
    </mrow>
    <annotation encoding="StarMath 5.0">f(x)=\[u(x)\]^n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o stretchy="false">]</mo>
    </mrow>
    <annotation encoding="StarMath 5.0">f(x)=g\[u(x)\]</annotation>
  </semantics>
</math>
</file>

<file path=Object 174/content.xml><?xml version="1.0" encoding="utf-8"?>
<math xmlns="http://www.w3.org/1998/Math/MathML">
  <semantics>
    <mrow>
      <mi>g</mi>
      <mrow>
        <mrow>
          <mo stretchy="false">(</mo>
          <mi>y</mi>
          <mo stretchy="false">)</mo>
        </mrow>
        <mo stretchy="false">=</mo>
        <msup>
          <mi>y</mi>
          <mi>n</mi>
        </msup>
      </mrow>
    </mrow>
    <annotation encoding="StarMath 5.0">g(y)=y^n</annotation>
  </semantics>
</math>
</file>

<file path=Object 175/content.xml><?xml version="1.0" encoding="utf-8"?>
<math xmlns="http://www.w3.org/1998/Math/MathML">
  <semantics>
    <mrow>
      <mi>n</mi>
      <mo stretchy="false">⩾</mo>
      <mn>2</mn>
    </mrow>
    <annotation encoding="StarMath 5.0">n geslant {2}</annotation>
  </semantics>
</math>
</file>

<file path=Object 176/content.xml><?xml version="1.0" encoding="utf-8"?>
<math xmlns="http://www.w3.org/1998/Math/MathML">
  <semantics>
    <mrow>
      <mi>g</mi>
      <mi>'</mi>
      <mrow>
        <mrow>
          <mo stretchy="false">(</mo>
          <mi>y</mi>
          <mo stretchy="false">)</mo>
        </mrow>
        <mo stretchy="false">=</mo>
        <msup>
          <mi mathvariant="italic">ny</mi>
          <mrow>
            <mi>n</mi>
            <mo stretchy="false">−</mo>
            <mn>1</mn>
          </mrow>
        </msup>
      </mrow>
    </mrow>
    <annotation encoding="StarMath 5.0">g'(y)=ny^{n-{1}}</annotation>
  </semantics>
</math>
</file>

<file path=Object 17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g</mi>
      </mrow>
      <mi>'</mi>
      <mo stretchy="false">[</mo>
      <mi>u</mi>
      <mrow>
        <mo stretchy="false">(</mo>
        <mi>x</mi>
        <mo stretchy="false">)</mo>
      </mrow>
      <mrow>
        <mo stretchy="false">]</mo>
        <mo stretchy="false">×</mo>
        <mi>u</mi>
      </mrow>
      <mi>'</mi>
      <mrow>
        <mrow>
          <mo stretchy="false">(</mo>
          <mi>x</mi>
          <mo stretchy="false">)</mo>
        </mrow>
        <mo stretchy="false">=</mo>
        <mi>n</mi>
      </mrow>
      <mo stretchy="false">[</mo>
      <mi>u</mi>
      <mrow>
        <mo stretchy="false">(</mo>
        <mi>x</mi>
        <mo stretchy="false">)</mo>
      </mrow>
      <mrow>
        <msup>
          <mo stretchy="false">]</mo>
          <mrow>
            <mi>n</mi>
            <mo stretchy="false">−</mo>
            <mn>1</mn>
          </mrow>
        </msup>
        <mo stretchy="false">×</mo>
        <mi>u</mi>
      </mrow>
      <mi>'</mi>
      <mrow>
        <mo stretchy="false">(</mo>
        <mi>x</mi>
        <mo stretchy="false">)</mo>
      </mrow>
    </mrow>
    <annotation encoding="StarMath 5.0">f'(x)=g'\[u(x)\] times u'(x)=n\[u(x)\]^{n-{1}} times u'(x)</annotation>
  </semantics>
</math>
</file>

<file path=Object 17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g</mi>
      </mrow>
      <mi>'</mi>
      <mo stretchy="false">[</mo>
      <mi>u</mi>
      <mrow>
        <mo stretchy="false">(</mo>
        <mi>x</mi>
        <mo stretchy="false">)</mo>
      </mrow>
      <mrow>
        <mo stretchy="false">]</mo>
        <mo stretchy="false">×</mo>
        <mi>u</mi>
      </mrow>
      <mi>'</mi>
      <mrow>
        <mrow>
          <mo stretchy="false">(</mo>
          <mi>x</mi>
          <mo stretchy="false">)</mo>
        </mrow>
        <mo stretchy="false">=</mo>
        <mi>n</mi>
      </mrow>
      <mo stretchy="false">[</mo>
      <mi>u</mi>
      <mrow>
        <mo stretchy="false">(</mo>
        <mi>x</mi>
        <mo stretchy="false">)</mo>
      </mrow>
      <mrow>
        <msup>
          <mo stretchy="false">]</mo>
          <mrow>
            <mi>n</mi>
            <mo stretchy="false">−</mo>
            <mn>1</mn>
          </mrow>
        </msup>
        <mo stretchy="false">×</mo>
        <mi>u</mi>
      </mrow>
      <mi>'</mi>
      <mrow>
        <mo stretchy="false">(</mo>
        <mi>x</mi>
        <mo stretchy="false">)</mo>
      </mrow>
    </mrow>
    <annotation encoding="StarMath 5.0">f'(x)=g'\[u(x)\] times u'(x)=n\[u(x)\]^{n-{1}} times u'(x)</annotation>
  </semantics>
</math>
</file>

<file path=Object 179/content.xml><?xml version="1.0" encoding="utf-8"?>
<math xmlns="http://www.w3.org/1998/Math/MathML">
  <semantics>
    <mrow>
      <mrow>
        <mo stretchy="false">(</mo>
        <mrow>
          <mi>ϕ</mi>
          <mrow>
            <mo stretchy="false">(</mo>
            <mi>u</mi>
            <mo stretchy="false">)</mo>
          </mrow>
        </mrow>
        <mo stretchy="false">)</mo>
      </mrow>
      <mrow>
        <mi>’</mi>
        <mo stretchy="false">=</mo>
        <mi>ϕ</mi>
      </mrow>
      <mrow>
        <mo stretchy="false">(</mo>
        <mi>u</mi>
        <mo stretchy="false">)</mo>
      </mrow>
      <mi>u</mi>
      <mi>’</mi>
    </mrow>
    <annotation encoding="StarMath 5.0">(ϕ(u))’ = ϕ(u)u’</annotation>
  </semantics>
</math>
</file>

<file path=Object 18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i>x</mi>
      </mrow>
    </mrow>
    <annotation encoding="StarMath 5.0">u(x)=x</annotation>
  </semantics>
</math>
</file>

<file path=Object 180/content.xml><?xml version="1.0" encoding="utf-8"?>
<math xmlns="http://www.w3.org/1998/Math/MathML">
  <semantics>
    <mrow>
      <mi>g</mi>
      <mi>'</mi>
      <mrow>
        <mrow>
          <mo stretchy="false">(</mo>
          <mi>y</mi>
          <mo stretchy="false">)</mo>
        </mrow>
        <mo stretchy="false">=</mo>
        <msup>
          <mi mathvariant="italic">ny</mi>
          <mrow>
            <mi>n</mi>
            <mo stretchy="false">−</mo>
            <mn>1</mn>
          </mrow>
        </msup>
      </mrow>
    </mrow>
    <annotation encoding="StarMath 5.0">g'(y)=ny^{n-{1}}</annotation>
  </semantics>
</math>
</file>

<file path=Object 181/content.xml><?xml version="1.0" encoding="utf-8"?>
<math xmlns="http://www.w3.org/1998/Math/MathML">
  <semantics>
    <mrow>
      <mi>n</mi>
      <mo stretchy="false">⩽</mo>
      <mrow>
        <mo stretchy="false">−</mo>
        <mn>1</mn>
      </mrow>
    </mrow>
    <annotation encoding="StarMath 5.0">n leslant -{1}</annotation>
  </semantics>
</math>
</file>

<file path=Object 18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up>
          <mrow>
            <mo stretchy="false">(</mo>
            <mrow>
              <mrow>
                <msup>
                  <mi>x</mi>
                  <mn>2</mn>
                </msup>
                <mo stretchy="false">+</mo>
                <mn>3</mn>
              </mrow>
              <mrow>
                <mi>x</mi>
                <mo stretchy="false">−</mo>
                <mn>1</mn>
              </mrow>
            </mrow>
            <mo stretchy="false">)</mo>
          </mrow>
          <mn>4</mn>
        </msup>
      </mrow>
    </mrow>
    <annotation encoding="StarMath 5.0">f(x)=(x^{2}+{3}x-{1})^{4}</annotation>
  </semantics>
</math>
</file>

<file path=Object 183/content.xml><?xml version="1.0" encoding="utf-8"?>
<math xmlns="http://www.w3.org/1998/Math/MathML">
  <semantics>
    <mrow>
      <mi>f</mi>
      <mo stretchy="false">=</mo>
      <msup>
        <mi>u</mi>
        <mi>n</mi>
      </msup>
    </mrow>
    <annotation encoding="StarMath 5.0">f=u^n</annotation>
  </semantics>
</math>
</file>

<file path=Object 184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3</mn>
        </mrow>
      </mrow>
      <mrow>
        <mi>x</mi>
        <mo stretchy="false">−</mo>
        <mn>1</mn>
      </mrow>
    </mrow>
    <annotation encoding="StarMath 5.0">u(x)=x^{2}+{3}x-{1}</annotation>
  </semantics>
</math>
</file>

<file path=Object 185/content.xml><?xml version="1.0" encoding="utf-8"?>
<math xmlns="http://www.w3.org/1998/Math/MathML">
  <semantics>
    <mrow>
      <mi>n</mi>
      <mo stretchy="false">=</mo>
      <mn>4</mn>
    </mrow>
    <annotation encoding="StarMath 5.0">n={4}</annotation>
  </semantics>
</math>
</file>

<file path=Object 18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4</mn>
      </mrow>
      <mrow>
        <msup>
          <mrow>
            <mo stretchy="false">(</mo>
            <mrow>
              <mrow>
                <msup>
                  <mi>x</mi>
                  <mn>2</mn>
                </msup>
                <mo stretchy="false">+</mo>
                <mn>3</mn>
              </mrow>
              <mrow>
                <mi>x</mi>
                <mo stretchy="false">−</mo>
                <mn>1</mn>
              </mrow>
            </mrow>
            <mo stretchy="false">)</mo>
          </mrow>
          <mn>3</mn>
        </msup>
        <mo stretchy="false">×</mo>
        <mrow>
          <mo stretchy="false">(</mo>
          <mrow>
            <mn>2</mn>
            <mrow>
              <mi>x</mi>
              <mo stretchy="false">+</mo>
              <mn>3</mn>
            </mrow>
          </mrow>
          <mo stretchy="false">)</mo>
        </mrow>
      </mrow>
    </mrow>
    <annotation encoding="StarMath 5.0">f'(x)={4}(x^{2}+{3}x-{1})^{3} times ({2}x+{3})</annotation>
  </semantics>
</math>
</file>

<file path=Object 187/content.xml><?xml version="1.0" encoding="utf-8"?>
<math xmlns="http://www.w3.org/1998/Math/MathML">
  <semantics>
    <mrow>
      <mi>I</mi>
      <mo stretchy="false">=</mo>
      <mfenced open="]" close="[">
        <mrow>
          <mrow>
            <mo stretchy="false">−</mo>
            <mfrac>
              <mn>1</mn>
              <mn>2</mn>
            </mfrac>
          </mrow>
          <mrow>
            <mstyle mathvariant="normal">
              <mrow>
                <mi mathvariant="normal">;</mi>
              </mrow>
            </mstyle>
            <mo stretchy="false">+</mo>
            <mo stretchy="false">∞</mo>
          </mrow>
        </mrow>
      </mfenced>
    </mrow>
    <annotation encoding="StarMath 5.0">I=left]- {{1} over {2}} nitalic; +infinity  right[</annotation>
  </semantics>
</math>
</file>

<file path=Object 188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o stretchy="false">=</mo>
        <mfrac>
          <mn>1</mn>
          <msup>
            <mrow>
              <mo stretchy="false">(</mo>
              <mrow>
                <mn>2</mn>
                <mrow>
                  <mi>x</mi>
                  <mo stretchy="false">+</mo>
                  <mn>1</mn>
                </mrow>
              </mrow>
              <mo stretchy="false">)</mo>
            </mrow>
            <mn>3</mn>
          </msup>
        </mfrac>
      </mrow>
    </mrow>
    <annotation encoding="StarMath 5.0">g(x)={1} over {({2}x+{1})^{3}}</annotation>
  </semantics>
</math>
</file>

<file path=Object 189/content.xml><?xml version="1.0" encoding="utf-8"?>
<math xmlns="http://www.w3.org/1998/Math/MathML">
  <semantics>
    <mrow>
      <mi>g</mi>
      <mo stretchy="false">=</mo>
      <msup>
        <mi>u</mi>
        <mi>n</mi>
      </msup>
    </mrow>
    <annotation encoding="StarMath 5.0">g=u^n</annotation>
  </semantics>
</math>
</file>

<file path=Object 19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sup>
          <mi>x</mi>
          <mn>2</mn>
        </msup>
      </mrow>
    </mrow>
    <annotation encoding="StarMath 5.0">v(x)=x^2</annotation>
  </semantics>
</math>
</file>

<file path=Object 190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n>2</mn>
      </mrow>
      <mrow>
        <mi>x</mi>
        <mo stretchy="false">+</mo>
        <mn>1</mn>
      </mrow>
    </mrow>
    <annotation encoding="StarMath 5.0">u(x)={2}x+{1}</annotation>
  </semantics>
</math>
</file>

<file path=Object 191/content.xml><?xml version="1.0" encoding="utf-8"?>
<math xmlns="http://www.w3.org/1998/Math/MathML">
  <semantics>
    <mrow>
      <mi>n</mi>
      <mo stretchy="false">=</mo>
      <mrow>
        <mo stretchy="false">−</mo>
        <mn>3</mn>
      </mrow>
    </mrow>
    <annotation encoding="StarMath 5.0">n=-{3}</annotation>
  </semantics>
</math>
</file>

<file path=Object 194/content.xml><?xml version="1.0" encoding="utf-8"?>
<math xmlns="http://www.w3.org/1998/Math/MathML">
  <semantics>
    <mrow>
      <mi>g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row>
          <msup>
            <mrow>
              <mo stretchy="false">(</mo>
              <mrow>
                <mn>2</mn>
                <mrow>
                  <mi>x</mi>
                  <mo stretchy="false">+</mo>
                  <mn>1</mn>
                </mrow>
              </mrow>
              <mo stretchy="false">)</mo>
            </mrow>
            <mrow>
              <mo stretchy="false">−</mo>
              <mn>4</mn>
            </mrow>
          </msup>
          <mo stretchy="false">×</mo>
          <mn>2</mn>
        </mrow>
        <mo stretchy="false">=</mo>
        <mrow>
          <mo stretchy="false">−</mo>
          <mn>6</mn>
        </mrow>
      </mrow>
      <mrow>
        <msup>
          <mrow>
            <mo stretchy="false">(</mo>
            <mrow>
              <mn>2</mn>
              <mrow>
                <mi>x</mi>
                <mo stretchy="false">+</mo>
                <mn>1</mn>
              </mrow>
            </mrow>
            <mo stretchy="false">)</mo>
          </mrow>
          <mrow>
            <mo stretchy="false">−</mo>
            <mn>4</mn>
          </mrow>
        </msup>
        <mo stretchy="false">=</mo>
        <mfrac>
          <mrow>
            <mo stretchy="false">−</mo>
            <mn>6</mn>
          </mrow>
          <msup>
            <mrow>
              <mo stretchy="false">(</mo>
              <mrow>
                <mn>2</mn>
                <mrow>
                  <mi>x</mi>
                  <mo stretchy="false">+</mo>
                  <mn>1</mn>
                </mrow>
              </mrow>
              <mo stretchy="false">)</mo>
            </mrow>
            <mn>4</mn>
          </msup>
        </mfrac>
      </mrow>
    </mrow>
    <annotation encoding="StarMath 5.0">g'(x)=-{3}({2}x+{1})^{-{4}} times {2}=-{6}({2}x+{1})^{-{4}}={-{6}} over {({2}x+{1})^{4}}</annotation>
  </semantics>
</math>
</file>

<file path=Object 195/content.xml><?xml version="1.0" encoding="utf-8"?>
<math xmlns="http://www.w3.org/1998/Math/MathML">
  <semantics>
    <mrow>
      <mi>f</mi>
      <mo stretchy="false">=</mo>
      <msqrt>
        <mi>u</mi>
      </msqrt>
    </mrow>
    <annotation encoding="StarMath 5.0">f=sqrt{u}</annotation>
  </semantics>
</math>
</file>

<file path=Object 19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frac>
          <mrow>
            <mi>u</mi>
            <mi>'</mi>
            <mrow>
              <mo stretchy="false">(</mo>
              <mi>x</mi>
              <mo stretchy="false">)</mo>
            </mrow>
          </mrow>
          <mrow>
            <mn>2</mn>
            <msqrt>
              <mrow>
                <mi>u</mi>
                <mrow>
                  <mo stretchy="false">(</mo>
                  <mi>x</mi>
                  <mo stretchy="false">)</mo>
                </mrow>
              </mrow>
            </msqrt>
          </mrow>
        </mfrac>
      </mrow>
    </mrow>
    <annotation encoding="StarMath 5.0">f'(x)={u'(x)} over {{2}sqrt {u(x)}}</annotation>
  </semantics>
</math>
</file>

<file path=Object 19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o stretchy="false">]</mo>
    </mrow>
    <annotation encoding="StarMath 5.0">f(x)=g\[u(x)\]</annotation>
  </semantics>
</math>
</file>

<file path=Object 198/content.xml><?xml version="1.0" encoding="utf-8"?>
<math xmlns="http://www.w3.org/1998/Math/MathML">
  <semantics>
    <mrow>
      <mi>g</mi>
      <mrow>
        <mrow>
          <mo stretchy="false">(</mo>
          <mi>y</mi>
          <mo stretchy="false">)</mo>
        </mrow>
        <mo stretchy="false">=</mo>
        <msqrt>
          <mi>y</mi>
        </msqrt>
      </mrow>
    </mrow>
    <annotation encoding="StarMath 5.0">g(y)=sqrt y</annotation>
  </semantics>
</math>
</file>

<file path=Object 19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row>
            <mi>u</mi>
            <mrow>
              <mo stretchy="false">(</mo>
              <mi>x</mi>
              <mo stretchy="false">)</mo>
            </mrow>
          </mrow>
        </msqrt>
      </mrow>
    </mrow>
    <annotation encoding="StarMath 5.0">f(x)=sqrt {u(x)}</annotation>
  </semantics>
</math>
</file>

<file path=Object 2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20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00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&gt;</mo>
        <mn>0</mn>
      </mrow>
    </mrow>
    <annotation encoding="StarMath 5.0">u(x)&gt;{0}</annotation>
  </semantics>
</math>
</file>

<file path=Object 201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02/content.xml><?xml version="1.0" encoding="utf-8"?>
<math xmlns="http://www.w3.org/1998/Math/MathML">
  <semantics>
    <mrow>
      <mi>f</mi>
      <mo stretchy="false">=</mo>
      <mfrac>
        <mn>1</mn>
        <mi>u</mi>
      </mfrac>
    </mrow>
    <annotation encoding="StarMath 5.0">f={1} over u</annotation>
  </semantics>
</math>
</file>

<file path=Object 203/content.xml><?xml version="1.0" encoding="utf-8"?>
<math xmlns="http://www.w3.org/1998/Math/MathML">
  <semantics>
    <mrow>
      <mi>g</mi>
      <mi>'</mi>
      <mrow>
        <mrow>
          <mo stretchy="false">(</mo>
          <mi>y</mi>
          <mo stretchy="false">)</mo>
        </mrow>
        <mo stretchy="false">=</mo>
        <mfrac>
          <mn>1</mn>
          <mrow>
            <mn>2</mn>
            <msqrt>
              <mi>y</mi>
            </msqrt>
          </mrow>
        </mfrac>
      </mrow>
    </mrow>
    <annotation encoding="StarMath 5.0">g'(y)={1} over {{2}sqrt{y}}</annotation>
  </semantics>
</math>
</file>

<file path=Object 204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i>g</mi>
      </mrow>
      <mi>'</mi>
      <mo stretchy="false">[</mo>
      <mi>u</mi>
      <mrow>
        <mo stretchy="false">(</mo>
        <mi>x</mi>
        <mo stretchy="false">)</mo>
      </mrow>
      <mrow>
        <mo stretchy="false">]</mo>
        <mo stretchy="false">×</mo>
        <mi>u</mi>
      </mrow>
      <mi>'</mi>
      <mrow>
        <mrow>
          <mo stretchy="false">(</mo>
          <mi>x</mi>
          <mo stretchy="false">)</mo>
        </mrow>
        <mo stretchy="false">=</mo>
        <mrow>
          <mfrac>
            <mn>1</mn>
            <mrow>
              <mn>2</mn>
              <msqrt>
                <mrow>
                  <mi>u</mi>
                  <mrow>
                    <mo stretchy="false">(</mo>
                    <mi>x</mi>
                    <mo stretchy="false">)</mo>
                  </mrow>
                </mrow>
              </msqrt>
            </mrow>
          </mfrac>
          <mo stretchy="false">×</mo>
          <mi>u</mi>
        </mrow>
      </mrow>
      <mi>'</mi>
      <mrow>
        <mrow>
          <mo stretchy="false">(</mo>
          <mi>x</mi>
          <mo stretchy="false">)</mo>
        </mrow>
        <mo stretchy="false">=</mo>
        <mfrac>
          <mrow>
            <mi>u</mi>
            <mi>'</mi>
            <mrow>
              <mo stretchy="false">(</mo>
              <mi>x</mi>
              <mo stretchy="false">)</mo>
            </mrow>
          </mrow>
          <mrow>
            <mn>2</mn>
            <msqrt>
              <mrow>
                <mi>u</mi>
                <mrow>
                  <mo stretchy="false">(</mo>
                  <mi>x</mi>
                  <mo stretchy="false">)</mo>
                </mrow>
              </mrow>
            </msqrt>
          </mrow>
        </mfrac>
      </mrow>
    </mrow>
    <annotation encoding="StarMath 5.0">f'(x)=g'\[u(x)\] times u'(x)={1} over {{2}sqrt{u(x)}} times u'(x)={u'(x)} over {{2}sqrt{u(x)}}</annotation>
  </semantics>
</math>
</file>

<file path=Object 20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row>
            <msup>
              <mi>x</mi>
              <mn>2</mn>
            </msup>
            <mo stretchy="false">+</mo>
            <mn>1</mn>
          </mrow>
        </msqrt>
      </mrow>
    </mrow>
    <annotation encoding="StarMath 5.0">f(x)=sqrt{x^2+{1}}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row>
            <mi>u</mi>
            <mrow>
              <mo stretchy="false">(</mo>
              <mi>x</mi>
              <mo stretchy="false">)</mo>
            </mrow>
          </mrow>
        </msqrt>
      </mrow>
    </mrow>
    <annotation encoding="StarMath 5.0">f(x)=sqrt {u(x)}</annotation>
  </semantics>
</math>
</file>

<file path=Object 208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+</mo>
          <mn>1</mn>
        </mrow>
      </mrow>
    </mrow>
    <annotation encoding="StarMath 5.0">u(x)=x^2+{1}</annotation>
  </semantics>
</math>
</file>

<file path=Object 209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&gt;</mo>
        <mn>0</mn>
      </mrow>
    </mrow>
    <annotation encoding="StarMath 5.0">u(x)&gt;{0}</annotation>
  </semantics>
</math>
</file>

<file path=Object 21/content.xml><?xml version="1.0" encoding="utf-8"?>
<math xmlns="http://www.w3.org/1998/Math/MathML">
  <semantics>
    <mrow>
      <mi>f</mi>
      <mo stretchy="false">=</mo>
      <mrow>
        <mi>u</mi>
        <mo stretchy="false">+</mo>
        <mi>v</mi>
      </mrow>
    </mrow>
    <annotation encoding="StarMath 5.0">f=u+v</annotation>
  </semantics>
</math>
</file>

<file path=Object 210/content.xml><?xml version="1.0" encoding="utf-8"?>
<math xmlns="http://www.w3.org/1998/Math/MathML">
  <semantics>
    <mrow>
      <mi>f</mi>
      <mrow>
        <mi>'</mi>
        <mo stretchy="false">=</mo>
        <mrow>
          <mrow>
            <mo stretchy="false">−</mo>
            <mfrac>
              <mn>1</mn>
              <msup>
                <mi>u</mi>
                <mn>2</mn>
              </msup>
            </mfrac>
          </mrow>
          <mo stretchy="false">×</mo>
          <mi>u</mi>
        </mrow>
      </mrow>
      <mrow>
        <mi>'</mi>
        <mo stretchy="false">=</mo>
        <mrow>
          <mo stretchy="false">−</mo>
          <mfrac>
            <mrow>
              <mi>u</mi>
              <mi>'</mi>
            </mrow>
            <msup>
              <mi>u</mi>
              <mn>2</mn>
            </msup>
          </mfrac>
        </mrow>
      </mrow>
    </mrow>
    <annotation encoding="StarMath 5.0">f'=-{{1} over u^2} times u'=-{{u'} over u^2}</annotation>
  </semantics>
</math>
</file>

<file path=Object 211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frac>
            <mn>1</mn>
            <mrow>
              <mn>2</mn>
              <msqrt>
                <mrow>
                  <msup>
                    <mi>x</mi>
                    <mn>2</mn>
                  </msup>
                  <mo stretchy="false">+</mo>
                  <mn>1</mn>
                </mrow>
              </msqrt>
            </mrow>
          </mfrac>
          <mo stretchy="false">×</mo>
          <mn>2</mn>
        </mrow>
      </mrow>
      <mrow>
        <mi>x</mi>
        <mo stretchy="false">=</mo>
        <mfrac>
          <mi>x</mi>
          <msqrt>
            <mrow>
              <msup>
                <mi>x</mi>
                <mn>2</mn>
              </msup>
              <mo stretchy="false">+</mo>
              <mn>1</mn>
            </mrow>
          </msqrt>
        </mfrac>
      </mrow>
    </mrow>
    <annotation encoding="StarMath 5.0">f'(x)={1} over {{2}sqrt{x^2+{1}}} times {2}x=x over {sqrt{x^2+{1}}}</annotation>
  </semantics>
</math>
</file>

<file path=Object 212/content.xml><?xml version="1.0" encoding="utf-8"?>
<math xmlns="http://www.w3.org/1998/Math/MathML">
  <semantics>
    <mrow>
      <mi>f</mi>
      <mo stretchy="false">=</mo>
      <mfrac>
        <mn>1</mn>
        <msup>
          <mi>u</mi>
          <mi>n</mi>
        </msup>
      </mfrac>
    </mrow>
    <annotation encoding="StarMath 5.0">f={1} over {u^n}</annotation>
  </semantics>
</math>
</file>

<file path=Object 213/content.xml><?xml version="1.0" encoding="utf-8"?>
<math xmlns="http://www.w3.org/1998/Math/MathML">
  <semantics>
    <mrow>
      <mi>f</mi>
      <mrow>
        <mi>'</mi>
        <mo stretchy="false">=</mo>
        <mrow>
          <mfrac>
            <mrow>
              <mo stretchy="false">−</mo>
              <mi>n</mi>
            </mrow>
            <msup>
              <mi>u</mi>
              <mrow>
                <mi>n</mi>
                <mo stretchy="false">+</mo>
                <mn>1</mn>
              </mrow>
            </msup>
          </mfrac>
          <mo stretchy="false">×</mo>
          <mi>u</mi>
        </mrow>
      </mrow>
      <mrow>
        <mi>'</mi>
        <mo stretchy="false">=</mo>
        <mfrac>
          <mrow>
            <mo stretchy="false">−</mo>
            <mrow>
              <mi mathvariant="italic">nu</mi>
              <mi>'</mi>
            </mrow>
          </mrow>
          <msup>
            <mi>u</mi>
            <mrow>
              <mi>n</mi>
              <mo stretchy="false">+</mo>
              <mn>1</mn>
            </mrow>
          </msup>
        </mfrac>
      </mrow>
    </mrow>
    <annotation encoding="StarMath 5.0">f'={-n} over {u^{n+{1}}} times u'=-{nu'} over u^{n+{1}}</annotation>
  </semantics>
</math>
</file>

<file path=Object 214/content.xml><?xml version="1.0" encoding="utf-8"?>
<math xmlns="http://www.w3.org/1998/Math/MathML">
  <semantics>
    <msup>
      <mi>u</mi>
      <mi>n</mi>
    </msup>
    <annotation encoding="StarMath 5.0">u^n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i>x</mi>
          <mo stretchy="false">+</mo>
          <msup>
            <mi>x</mi>
            <mn>2</mn>
          </msup>
        </mrow>
      </mrow>
    </mrow>
    <annotation encoding="StarMath 5.0">f(x)=x+x^2</annotation>
  </semantics>
</math>
</file>

<file path=Object 23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4/content.xml><?xml version="1.0" encoding="utf-8"?>
<math xmlns="http://www.w3.org/1998/Math/MathML">
  <semantics>
    <mrow>
      <mo stretchy="false">−</mo>
      <mi>u</mi>
    </mrow>
    <annotation encoding="StarMath 5.0">-u</annotation>
  </semantics>
</math>
</file>

<file path=Object 25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26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7/content.xml><?xml version="1.0" encoding="utf-8"?>
<math xmlns="http://www.w3.org/1998/Math/MathML">
  <semantics>
    <mrow>
      <mn>2</mn>
      <msup>
        <mi>x</mi>
        <mn>2</mn>
      </msup>
    </mrow>
    <annotation encoding="StarMath 5.0">2 x^2</annotation>
  </semantics>
</math>
</file>

<file path=Object 28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/content.xml><?xml version="1.0" encoding="utf-8"?>
<math xmlns="http://www.w3.org/1998/Math/MathML">
  <semantics>
    <mrow>
      <mrow>
        <mo stretchy="false">−</mo>
        <mn>3</mn>
      </mrow>
      <msup>
        <mi>x</mi>
        <mn>2</mn>
      </msup>
    </mrow>
    <annotation encoding="StarMath 5.0">-3 x^2</annotation>
  </semantics>
</math>
</file>

<file path=Object 3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30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31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32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33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34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35/content.xml><?xml version="1.0" encoding="utf-8"?>
<math xmlns="http://www.w3.org/1998/Math/MathML">
  <semantics>
    <mrow>
      <mi>a</mi>
      <mo stretchy="false">⩽</mo>
      <mi>b</mi>
    </mrow>
    <annotation encoding="StarMath 5.0">a leslant b</annotation>
  </semantics>
</math>
</file>

<file path=Object 36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37/content.xml><?xml version="1.0" encoding="utf-8"?>
<math xmlns="http://www.w3.org/1998/Math/MathML">
  <semantics>
    <mrow>
      <mi>g</mi>
      <mo stretchy="false">[</mo>
      <mi>u</mi>
      <mrow>
        <mo stretchy="false">(</mo>
        <mi>a</mi>
        <mo stretchy="false">)</mo>
      </mrow>
      <mrow>
        <mo stretchy="false">]</mo>
        <mo stretchy="false">⩽</mo>
        <mi>g</mi>
      </mrow>
      <mo stretchy="false">[</mo>
      <mi>u</mi>
      <mrow>
        <mo stretchy="false">(</mo>
        <mi>b</mi>
        <mo stretchy="false">)</mo>
      </mrow>
      <mo stretchy="false">]</mo>
    </mrow>
    <annotation encoding="StarMath 5.0">g\[u(a)\] leslant g\[u(b)\]</annotation>
  </semantics>
</math>
</file>

<file path=Object 38/content.xml><?xml version="1.0" encoding="utf-8"?>
<math xmlns="http://www.w3.org/1998/Math/MathML">
  <semantics>
    <mrow>
      <mrow>
        <mo stretchy="false">(</mo>
        <mrow>
          <mi>g</mi>
          <mo stretchy="false">∘</mo>
          <mi>u</mi>
        </mrow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row>
            <mi>g</mi>
            <mo stretchy="false">∘</mo>
            <mi>u</mi>
          </mrow>
          <mo stretchy="false">)</mo>
        </mrow>
      </mrow>
      <mrow>
        <mo stretchy="false">(</mo>
        <mi>b</mi>
        <mo stretchy="false">)</mo>
      </mrow>
    </mrow>
    <annotation encoding="StarMath 5.0">(g circ u)(a) leslant (g circ u)(b)</annotation>
  </semantics>
</math>
</file>

<file path=Object 39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4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⩽</mo>
        <mi>u</mi>
      </mrow>
      <mrow>
        <mo stretchy="false">(</mo>
        <mi>b</mi>
        <mo stretchy="false">)</mo>
      </mrow>
    </mrow>
    <annotation encoding="StarMath 5.0">u(a) leslant u(b)</annotation>
  </semantics>
</math>
</file>

<file path=Object 40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41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2/content.xml><?xml version="1.0" encoding="utf-8"?>
<math xmlns="http://www.w3.org/1998/Math/MathML"/>
</file>

<file path=Object 43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  nitalic: x</annotation>
  </semantics>
</math>
</file>

<file path=Object 44/content.xml><?xml version="1.0" encoding="utf-8"?>
<math xmlns="http://www.w3.org/1998/Math/MathML">
  <semantics>
    <mrow>
      <msup>
        <mi>x</mi>
        <mn>2</mn>
      </msup>
      <mo stretchy="false">+</mo>
      <mn>1</mn>
    </mrow>
    <annotation encoding="StarMath 5.0">x^2+{1}</annotation>
  </semantics>
</math>
</file>

<file path=Object 45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6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  nitalic: X</annotation>
  </semantics>
</math>
</file>

<file path=Object 47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48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9/content.xml><?xml version="1.0" encoding="utf-8"?>
<math xmlns="http://www.w3.org/1998/Math/MathML">
  <semantics>
    <mrow>
      <mrow>
        <mo stretchy="false">(</mo>
        <mrow>
          <mi>g</mi>
          <mo stretchy="false">∘</mo>
          <mi>u</mi>
        </mrow>
        <mo stretchy="false">)</mo>
      </mrow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row>
        <mo stretchy="false">]</mo>
        <mo stretchy="false">=</mo>
        <mi>g</mi>
      </mrow>
      <mo stretchy="false">[</mo>
      <mrow>
        <msup>
          <mi>x</mi>
          <mn>2</mn>
        </msup>
        <mo stretchy="false">+</mo>
        <mn>1</mn>
      </mrow>
      <mrow>
        <mo stretchy="false">]</mo>
        <mo stretchy="false">=</mo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(g circ u)(x)=g\[u(x)\]=g\[x^2+{1} \] = {1} over {x^2+{1}}</annotation>
  </semantics>
</math>
</file>

<file path=Object 5/content.xml><?xml version="1.0" encoding="utf-8"?>
<math xmlns="http://www.w3.org/1998/Math/MathML">
  <semantics>
    <mrow>
      <mi>v</mi>
      <mrow>
        <mrow>
          <mo stretchy="false">(</mo>
          <mi>a</mi>
          <mo stretchy="false">)</mo>
        </mrow>
        <mo stretchy="false">⩽</mo>
        <mi>v</mi>
      </mrow>
      <mrow>
        <mo stretchy="false">(</mo>
        <mi>b</mi>
        <mo stretchy="false">)</mo>
      </mrow>
    </mrow>
    <annotation encoding="StarMath 5.0">v(a) leslant v(b)</annotation>
  </semantics>
</math>
</file>

<file path=Object 50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51/content.xml><?xml version="1.0" encoding="utf-8"?>
<math xmlns="http://www.w3.org/1998/Math/MathML">
  <semantics>
    <mrow>
      <mi>t</mi>
      <mstyle mathvariant="normal">
        <mrow>
          <mi mathvariant="normal">:</mi>
        </mrow>
      </mstyle>
      <mi>h</mi>
    </mrow>
    <annotation encoding="StarMath 5.0">t  nitalic: h</annotation>
  </semantics>
</math>
</file>

<file path=Object 52/content.xml><?xml version="1.0" encoding="utf-8"?>
<math xmlns="http://www.w3.org/1998/Math/MathML">
  <semantics>
    <mrow>
      <mi>f</mi>
      <mi>'</mi>
      <mrow>
        <mrow>
          <mo stretchy="false">(</mo>
          <mi>a</mi>
          <mo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stretchy="false">(</mo>
                  <mrow>
                    <mi>a</mi>
                    <mo stretchy="false">+</mo>
                    <mi>h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i>a</mi>
                <mo stretchy="false">)</mo>
              </mrow>
            </mrow>
            <mi>h</mi>
          </mfrac>
        </mrow>
      </mrow>
    </mrow>
    <annotation encoding="StarMath 5.0">f'(a)= Lim from{ h rightarrow {0}  } { {f(a+h)-f(a)} over h} </annotation>
  </semantics>
</math>
</file>

<file path=Object 53/content.xml><?xml version="1.0" encoding="utf-8"?>
<math xmlns="http://www.w3.org/1998/Math/MathML">
  <semantics>
    <mrow>
      <mi>f</mi>
      <mi>'</mi>
      <mrow>
        <mo stretchy="false">(</mo>
        <mi>a</mi>
        <mo stretchy="false">)</mo>
      </mrow>
    </mrow>
    <annotation encoding="StarMath 5.0">f'(a)</annotation>
  </semantics>
</math>
</file>

<file path=Object 54/content.xml><?xml version="1.0" encoding="utf-8"?>
<math xmlns="http://www.w3.org/1998/Math/MathML"/>
</file>

<file path=Object 55/content.xml><?xml version="1.0" encoding="utf-8"?>
<math xmlns="http://www.w3.org/1998/Math/MathML">
  <semantics>
    <mrow>
      <mi>a</mi>
      <mo stretchy="false">+</mo>
      <mi>h</mi>
    </mrow>
    <annotation encoding="StarMath 5.0">a+h</annotation>
  </semantics>
</math>
</file>

<file path=Object 56/content.xml><?xml version="1.0" encoding="utf-8"?>
<math xmlns="http://www.w3.org/1998/Math/MathML">
  <semantics>
    <mrow>
      <mi>f</mi>
      <mi>'</mi>
      <mrow>
        <mo stretchy="false">(</mo>
        <mi>x</mi>
        <mo stretchy="false">)</mo>
      </mrow>
    </mrow>
    <annotation encoding="StarMath 5.0">f'(x)</annotation>
  </semantics>
</math>
</file>

<file path=Object 5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ub>
          <mi>a</mi>
          <mi>n</mi>
        </msub>
      </mrow>
      <mrow>
        <msup>
          <mi>x</mi>
          <mi>n</mi>
        </msup>
        <mo stretchy="false">+</mo>
        <msub>
          <mi>a</mi>
          <mrow>
            <mi>n</mi>
            <mo stretchy="false">−</mo>
            <mn>1</mn>
          </mrow>
        </msub>
      </mrow>
      <mrow>
        <mrow>
          <msup>
            <mi>x</mi>
            <mrow>
              <mi>n</mi>
              <mo stretchy="false">−</mo>
              <mn>1</mn>
            </mrow>
          </msup>
          <mo stretchy="false">+</mo>
          <mo stretchy="false">…</mo>
        </mrow>
        <mo stretchy="false">+</mo>
        <msub>
          <mi>a</mi>
          <mn>1</mn>
        </msub>
      </mrow>
      <mrow>
        <mi>x</mi>
        <mo stretchy="false">+</mo>
        <mi>a</mi>
      </mrow>
      <mn>0</mn>
    </mrow>
    <annotation encoding="StarMath 5.0">f(x)=a_{n}x^n+a_{n-{1}}x^{n-{1}}+dotslow+a_{1}x+a{0}</annotation>
  </semantics>
</math>
</file>

<file path=Object 58/content.xml><?xml version="1.0" encoding="utf-8"?>
<math xmlns="http://www.w3.org/1998/Math/MathML">
  <semantics>
    <mrow>
      <mi>f</mi>
      <mi>'</mi>
    </mrow>
    <annotation encoding="StarMath 5.0">f'</annotation>
  </semantics>
</math>
</file>

<file path=Object 59/content.xml><?xml version="1.0" encoding="utf-8"?>
<math xmlns="http://www.w3.org/1998/Math/MathML">
  <semantics>
    <mrow>
      <mi>f</mi>
      <mi>'</mi>
      <mrow>
        <mo stretchy="false">(</mo>
        <mi>x</mi>
        <mo stretchy="false">)</mo>
      </mrow>
    </mrow>
    <annotation encoding="StarMath 5.0">f'(x)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i>a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⩽</mo>
        <mi>u</mi>
      </mrow>
      <mrow>
        <mrow>
          <mo stretchy="false">(</mo>
          <mi>b</mi>
          <mo stretchy="false">)</mo>
        </mrow>
        <mo stretchy="false">+</mo>
        <mi>v</mi>
      </mrow>
      <mrow>
        <mrow>
          <mo stretchy="false">(</mo>
          <mi>a</mi>
          <mo stretchy="false">)</mo>
        </mrow>
        <mo stretchy="false">⩽</mo>
        <mi>u</mi>
      </mrow>
      <mrow>
        <mrow>
          <mo stretchy="false">(</mo>
          <mi>b</mi>
          <mo stretchy="false">)</mo>
        </mrow>
        <mo stretchy="false">+</mo>
        <mi>v</mi>
      </mrow>
      <mrow>
        <mo stretchy="false">(</mo>
        <mi>b</mi>
        <mo stretchy="false">)</mo>
      </mrow>
    </mrow>
    <annotation encoding="StarMath 5.0">u(a)+v(a) leslant u(b)+v(a) leslant u(b)+v(b)</annotation>
  </semantics>
</math>
</file>

<file path=Object 60/content.xml><?xml version="1.0" encoding="utf-8"?>
<math xmlns="http://www.w3.org/1998/Math/MathML">
  <semantics>
    <mrow>
      <mi>x</mi>
      <mo stretchy="false">+</mo>
      <mi>k</mi>
    </mrow>
    <annotation encoding="StarMath 5.0">x+k</annotation>
  </semantics>
</math>
</file>

<file path=Object 61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62/content.xml><?xml version="1.0" encoding="utf-8"?>
<math xmlns="http://www.w3.org/1998/Math/MathML">
  <semantics>
    <mrow>
      <mo stretchy="false">−</mo>
      <mfrac>
        <mn>1</mn>
        <msup>
          <mi>x</mi>
          <mn>2</mn>
        </msup>
      </mfrac>
    </mrow>
    <annotation encoding="StarMath 5.0">-{{1} over x^2}</annotation>
  </semantics>
</math>
</file>

<file path=Object 63/content.xml><?xml version="1.0" encoding="utf-8"?>
<math xmlns="http://www.w3.org/1998/Math/MathML">
  <semantics>
    <mrow>
      <msub>
        <mi>a</mi>
        <mi>n</mi>
      </msub>
      <mo stretchy="false">≠</mo>
      <mn>0</mn>
    </mrow>
    <annotation encoding="StarMath 5.0">a_n%notequal {0}</annotation>
  </semantics>
</math>
</file>

<file path=Object 64/content.xml><?xml version="1.0" encoding="utf-8"?>
<math xmlns="http://www.w3.org/1998/Math/MathML">
  <semantics>
    <mrow>
      <msub>
        <mi>a</mi>
        <mi>k</mi>
      </msub>
      <msup>
        <mi>x</mi>
        <mi>k</mi>
      </msup>
    </mrow>
    <annotation encoding="StarMath 5.0">a_{k}x^k</annotation>
  </semantics>
</math>
</file>

<file path=Object 65/content.xml><?xml version="1.0" encoding="utf-8"?>
<math xmlns="http://www.w3.org/1998/Math/MathML">
  <semantics>
    <msup>
      <mi>x</mi>
      <mi>k</mi>
    </msup>
    <annotation encoding="StarMath 5.0">x^k</annotation>
  </semantics>
</math>
</file>

<file path=Object 66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67/content.xml><?xml version="1.0" encoding="utf-8"?>
<math xmlns="http://www.w3.org/1998/Math/MathML">
  <semantics>
    <mrow>
      <mrow>
        <mo stretchy="false">(</mo>
        <mrow>
          <mi>k</mi>
          <mo stretchy="false">×</mo>
          <mi>u</mi>
        </mrow>
        <mo stretchy="false">)</mo>
      </mrow>
      <mrow>
        <mi>'</mi>
        <mo stretchy="false">=</mo>
        <mrow>
          <mi>k</mi>
          <mo stretchy="false">×</mo>
          <mi>u</mi>
        </mrow>
      </mrow>
      <mi>'</mi>
    </mrow>
    <annotation encoding="StarMath 5.0">(k times u)'=k times u'</annotation>
  </semantics>
</math>
</file>

<file path=Object 68/content.xml><?xml version="1.0" encoding="utf-8"?>
<math xmlns="http://www.w3.org/1998/Math/MathML">
  <semantics>
    <mrow>
      <mrow>
        <mo stretchy="false">(</mo>
        <mi mathvariant="italic">uv</mi>
        <mo stretchy="false">)</mo>
      </mrow>
      <mrow>
        <mi>'</mi>
        <mo stretchy="false">=</mo>
        <mi>u</mi>
      </mrow>
      <mi>'</mi>
      <mrow>
        <mi>v</mi>
        <mo stretchy="false">+</mo>
        <mi mathvariant="italic">uv</mi>
      </mrow>
      <mi>'</mi>
    </mrow>
    <annotation encoding="StarMath 5.0">(uv)'=u'v+uv'</annotation>
  </semantics>
</math>
</file>

<file path=Object 69/content.xml><?xml version="1.0" encoding="utf-8"?>
<math xmlns="http://www.w3.org/1998/Math/MathML">
  <semantics>
    <msup>
      <mi>x</mi>
      <mi>n</mi>
    </msup>
    <annotation encoding="StarMath 5.0">x^n</annotation>
  </semantics>
</math>
</file>

<file path=Object 7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row>
          <mo stretchy="false">(</mo>
          <mi>a</mi>
          <mo stretchy="false">)</mo>
        </mrow>
        <mo stretchy="false">⩽</mo>
        <mrow>
          <mo stretchy="false">(</mo>
          <mrow>
            <mi>u</mi>
            <mo stretchy="false">+</mo>
            <mi>v</mi>
          </mrow>
          <mo stretchy="false">)</mo>
        </mrow>
      </mrow>
      <mrow>
        <mo stretchy="false">(</mo>
        <mi>b</mi>
        <mo stretchy="false">)</mo>
      </mrow>
    </mrow>
    <annotation encoding="StarMath 5.0">(u+v)(a) leslant (u+v)(b)</annotation>
  </semantics>
</math>
</file>

<file path=Object 70/content.xml><?xml version="1.0" encoding="utf-8"?>
<math xmlns="http://www.w3.org/1998/Math/MathML">
  <semantics>
    <mrow>
      <mi>n</mi>
      <msup>
        <mi>x</mi>
        <mrow>
          <mi>n</mi>
          <mi>–</mi>
          <mn>1</mn>
        </mrow>
      </msup>
    </mrow>
    <annotation encoding="StarMath 5.0">n  x^{n–{1}}</annotation>
  </semantics>
</math>
</file>

<file path=Object 71/content.xml><?xml version="1.0" encoding="utf-8"?>
<math xmlns="http://www.w3.org/1998/Math/MathML">
  <semantics>
    <mrow>
      <mfenced open="(" close=")">
        <mrow>
          <mfrac>
            <mi>u</mi>
            <mi>v</mi>
          </mfrac>
        </mrow>
      </mfenced>
      <mrow>
        <mi>'</mi>
        <mo stretchy="false">=</mo>
        <mfrac>
          <mrow>
            <mi>u</mi>
            <mi>'</mi>
            <mrow>
              <mi>v</mi>
              <mo stretchy="false">−</mo>
              <mi mathvariant="italic">uv</mi>
            </mrow>
            <mi>'</mi>
          </mrow>
          <mrow>
            <msup>
              <mi>v</mi>
              <mn>2</mn>
            </msup>
          </mrow>
        </mfrac>
      </mrow>
    </mrow>
    <annotation encoding="StarMath 5.0"> left(u over v right)'={u'v-uv'} over {v^2}</annotation>
  </semantics>
</math>
</file>

<file path=Object 72/content.xml><?xml version="1.0" encoding="utf-8"?>
<math xmlns="http://www.w3.org/1998/Math/MathML">
  <semantics>
    <msub>
      <mi>a</mi>
      <mi>k</mi>
    </msub>
    <annotation encoding="StarMath 5.0">a_k</annotation>
  </semantics>
</math>
</file>

<file path=Object 73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⩾</mo>
        <mn>0</mn>
      </mrow>
    </mrow>
    <annotation encoding="StarMath 5.0">f'(x) geslant {0}</annotation>
  </semantics>
</math>
</file>

<file path=Object 74/content.xml><?xml version="1.0" encoding="utf-8"?>
<math xmlns="http://www.w3.org/1998/Math/MathML">
  <semantics>
    <mrow>
      <mrow>
        <mo stretchy="false">(</mo>
        <mrow>
          <mi>u</mi>
          <mo stretchy="false">+</mo>
          <mi>v</mi>
        </mrow>
        <mo stretchy="false">)</mo>
      </mrow>
      <mrow>
        <mi>'</mi>
        <mo stretchy="false">=</mo>
        <mi>u</mi>
      </mrow>
      <mrow>
        <mi>'</mi>
        <mo stretchy="false">+</mo>
        <mi>v</mi>
      </mrow>
      <mi>'</mi>
    </mrow>
    <annotation encoding="StarMath 5.0">(u+v)'=u'+v'</annotation>
  </semantics>
</math>
</file>

<file path=Object 75/content.xml><?xml version="1.0" encoding="utf-8"?>
<math xmlns="http://www.w3.org/1998/Math/MathML">
  <semantics>
    <mrow>
      <mfenced open="(" close=")">
        <mfrac>
          <mn>1</mn>
          <mi>v</mi>
        </mfrac>
      </mfenced>
      <mrow>
        <mi>'</mi>
        <mo stretchy="false">=</mo>
        <mrow>
          <mo stretchy="false">−</mo>
          <mfrac>
            <mrow>
              <mi>v</mi>
              <mi>'</mi>
            </mrow>
            <msup>
              <mi>v</mi>
              <mn>2</mn>
            </msup>
          </mfrac>
        </mrow>
      </mrow>
    </mrow>
    <annotation encoding="StarMath 5.0"> left({1} over v right)'=-{ {v'} over v^2}</annotation>
  </semantics>
</math>
</file>

<file path=Object 76/content.xml><?xml version="1.0" encoding="utf-8"?>
<math xmlns="http://www.w3.org/1998/Math/MathML">
  <semantics>
    <mfrac>
      <mrow>
        <mi>f</mi>
        <mrow>
          <mo stretchy="false">(</mo>
          <mi>x</mi>
          <mo stretchy="false">)</mo>
        </mrow>
      </mrow>
      <mrow>
        <mi>g</mi>
        <mrow>
          <mo stretchy="false">(</mo>
          <mi>x</mi>
          <mo stretchy="false">)</mo>
        </mrow>
      </mrow>
    </mfrac>
    <annotation encoding="StarMath 5.0">{f(x)} over {g(x)}</annotation>
  </semantics>
</math>
</file>

<file path=Object 77/content.xml><?xml version="1.0" encoding="utf-8"?>
<math xmlns="http://www.w3.org/1998/Math/MathML">
  <semantics>
    <mrow>
      <mi>g</mi>
      <mrow>
        <mo stretchy="false">(</mo>
        <mi>x</mi>
        <mo stretchy="false">)</mo>
      </mrow>
      <mo stretchy="false">≠</mo>
      <mn>0</mn>
    </mrow>
    <annotation encoding="StarMath 5.0">g(x)%notequal {0}</annotation>
  </semantics>
</math>
</file>

<file path=Object 7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⩽</mo>
        <mn>0</mn>
      </mrow>
    </mrow>
    <annotation encoding="StarMath 5.0">f'(x) leslant {0}</annotation>
  </semantics>
</math>
</file>

<file path=Object 79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 = {0}</annotation>
  </semantics>
</math>
</file>

<file path=Object 8/content.xml><?xml version="1.0" encoding="utf-8"?>
<math xmlns="http://www.w3.org/1998/Math/MathML">
  <semantics>
    <mrow>
      <mi>u</mi>
      <mo stretchy="false">+</mo>
      <mi>v</mi>
    </mrow>
    <annotation encoding="StarMath 5.0">u+v</annotation>
  </semantics>
</math>
</file>

<file path=Object 8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81/content.xml><?xml version="1.0" encoding="utf-8"?>
<math xmlns="http://www.w3.org/1998/Math/MathML">
  <semantics>
    <mrow>
      <mo stretchy="false">[</mo>
      <mi>c</mi>
      <mstyle mathvariant="normal">
        <mrow>
          <mi mathvariant="normal">;</mi>
        </mrow>
      </mstyle>
      <mi>d</mi>
      <mo stretchy="false">]</mo>
    </mrow>
    <annotation encoding="StarMath 5.0">\[c nitalic; d\]</annotation>
  </semantics>
</math>
</file>

<file path=Object 82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i>a</mi>
            <mo stretchy="false">)</mo>
          </mrow>
        </mrow>
        <mo stretchy="false">)</mo>
      </mrow>
    </mrow>
    <annotation encoding="StarMath 5.0">A(a nitalic; f(a))</annotation>
  </semantics>
</math>
</file>

<file path=Object 83/content.xml><?xml version="1.0" encoding="utf-8"?>
<math xmlns="http://www.w3.org/1998/Math/MathML">
  <semantics>
    <mrow>
      <mi>f</mi>
      <mi>'</mi>
      <mrow>
        <mo stretchy="false">(</mo>
        <mi>a</mi>
        <mo stretchy="false">)</mo>
      </mrow>
    </mrow>
    <annotation encoding="StarMath 5.0">f'(a)</annotation>
  </semantics>
</math>
</file>

<file path=Object 84/content.xml><?xml version="1.0" encoding="utf-8"?>
<math xmlns="http://www.w3.org/1998/Math/MathML">
  <semantics>
    <mrow>
      <mi>A</mi>
      <mrow>
        <mo stretchy="false">(</mo>
        <mrow>
          <mi>a</mi>
          <mstyle mathvariant="normal">
            <mrow>
              <mi mathvariant="normal">;</mi>
            </mrow>
          </mstyle>
          <mi>f</mi>
          <mrow>
            <mo stretchy="false">(</mo>
            <mi>a</mi>
            <mo stretchy="false">)</mo>
          </mrow>
        </mrow>
        <mo stretchy="false">)</mo>
      </mrow>
    </mrow>
    <annotation encoding="StarMath 5.0">A(a nitalic; f(a))</annotation>
  </semantics>
</math>
</file>

<file path=Object 85/content.xml><?xml version="1.0" encoding="utf-8"?>
<math xmlns="http://www.w3.org/1998/Math/MathML">
  <semantics>
    <mrow>
      <mrow>
        <mi>y</mi>
        <mo stretchy="false">=</mo>
        <mi>f</mi>
      </mrow>
      <mi>'</mi>
      <mrow>
        <mrow>
          <mrow>
            <mo stretchy="false">(</mo>
            <mi>a</mi>
            <mo stretchy="false">)</mo>
          </mrow>
          <mo stretchy="false">×</mo>
          <mrow>
            <mo stretchy="false">(</mo>
            <mrow>
              <mi>x</mi>
              <mo stretchy="false">−</mo>
              <mi>a</mi>
            </mrow>
            <mo stretchy="false">)</mo>
          </mrow>
        </mrow>
        <mo stretchy="false">+</mo>
        <mi>f</mi>
      </mrow>
      <mrow>
        <mo stretchy="false">(</mo>
        <mi>a</mi>
        <mo stretchy="false">)</mo>
      </mrow>
    </mrow>
    <annotation encoding="StarMath 5.0">y=f'(a) times (x-a)+f(a)</annotation>
  </semantics>
</math>
</file>

<file path=Object 86/content.xml><?xml version="1.0" encoding="utf-8"?>
<math xmlns="http://www.w3.org/1998/Math/MathML">
  <semantics>
    <msqrt>
      <mi>x</mi>
    </msqrt>
    <annotation encoding="StarMath 5.0">sqrt x</annotation>
  </semantics>
</math>
</file>

<file path=Object 87/content.xml><?xml version="1.0" encoding="utf-8"?>
<math xmlns="http://www.w3.org/1998/Math/MathML">
  <semantics>
    <mfrac>
      <mn>1</mn>
      <mrow>
        <mn>2</mn>
        <msqrt>
          <mi>x</mi>
        </msqrt>
      </mrow>
    </mfrac>
    <annotation encoding="StarMath 5.0">{1}over {2 sqrt x}</annotation>
  </semantics>
</math>
</file>

<file path=Object 88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8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/content.xml><?xml version="1.0" encoding="utf-8"?>
<math xmlns="http://www.w3.org/1998/Math/MathML">
  <semantics>
    <mrow>
      <mi>u</mi>
      <mo stretchy="false">+</mo>
      <mi>k</mi>
    </mrow>
    <annotation encoding="StarMath 5.0">u+k</annotation>
  </semantics>
</math>
</file>

<file path=Object 90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&gt;</mo>
        <mn>0</mn>
      </mrow>
    </mrow>
    <annotation encoding="StarMath 5.0">f'(x)&gt;{0}</annotation>
  </semantics>
</math>
</file>

<file path=Object 9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&gt;</mo>
        <mn>0</mn>
      </mrow>
    </mrow>
    <annotation encoding="StarMath 5.0">f'(x)&gt;{0}</annotation>
  </semantics>
</math>
</file>

<file path=Object 9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4/content.xml><?xml version="1.0" encoding="utf-8"?>
<math xmlns="http://www.w3.org/1998/Math/MathML">
  <semantics>
    <mrow>
      <mi>f</mi>
      <mi>'</mi>
      <mrow>
        <mrow>
          <mo stretchy="false">(</mo>
          <mi>c</mi>
          <mo stretchy="false">)</mo>
        </mrow>
        <mo stretchy="false">=</mo>
        <mn>0</mn>
      </mrow>
    </mrow>
    <annotation encoding="StarMath 5.0">f'(c)={0}</annotation>
  </semantics>
</math>
</file>

<file path=Object 9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96/content.xml><?xml version="1.0" encoding="utf-8"?>
<math xmlns="http://www.w3.org/1998/Math/MathML">
  <semantics>
    <mrow>
      <mi mathvariant="italic">CT</mi>
      <mrow>
        <mo stretchy="false">(</mo>
        <mi>q</mi>
        <mo stretchy="false">)</mo>
      </mrow>
    </mrow>
    <annotation encoding="StarMath 5.0">CT(q)</annotation>
  </semantics>
</math>
</file>

<file path=Object 97/content.xml><?xml version="1.0" encoding="utf-8"?>
<math xmlns="http://www.w3.org/1998/Math/MathML">
  <semantics>
    <mrow>
      <mi mathvariant="italic">CT</mi>
      <mrow>
        <mo stretchy="false">(</mo>
        <mn>0</mn>
        <mo stretchy="false">)</mo>
      </mrow>
    </mrow>
    <annotation encoding="StarMath 5.0">CT({0})</annotation>
  </semantics>
</math>
</file>

<file path=Object 98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o stretchy="false">=</mo>
        <mfrac>
          <mrow>
            <mi mathvariant="italic">CT</mi>
            <mrow>
              <mo stretchy="false">(</mo>
              <mi>q</mi>
              <mo stretchy="false">)</mo>
            </mrow>
          </mrow>
          <mi>q</mi>
        </mfrac>
      </mrow>
    </mrow>
    <annotation encoding="StarMath 5.0">C_M(q)={CT(q)} over q</annotation>
  </semantics>
</math>
</file>

<file path=Object 99/content.xml><?xml version="1.0" encoding="utf-8"?>
<math xmlns="http://www.w3.org/1998/Math/MathML">
  <semantics>
    <mrow>
      <msub>
        <mi>C</mi>
        <mi>M</mi>
      </msub>
      <mrow>
        <mrow>
          <mo stretchy="false">(</mo>
          <mi>q</mi>
          <mo stretchy="false">)</mo>
        </mrow>
        <mo stretchy="false">=</mo>
        <mfrac>
          <mrow>
            <mi mathvariant="italic">CT</mi>
            <mrow>
              <mo stretchy="false">(</mo>
              <mi>q</mi>
              <mo stretchy="false">)</mo>
            </mrow>
          </mrow>
          <mi>q</mi>
        </mfrac>
      </mrow>
    </mrow>
    <annotation encoding="StarMath 5.0">C_M(q)={CT(q)} over q</annotation>
  </semantics>
</math>
</file>